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 style:font-pitch="variable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1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8791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2.0862in"/>
    </style:style>
    <style:style style:name="co16" style:family="table-column">
      <style:table-column-properties fo:break-before="auto" style:column-width="0.6016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0.8075in"/>
    </style:style>
    <style:style style:name="co19" style:family="table-column">
      <style:table-column-properties fo:break-before="auto" style:column-width="0.4945in"/>
    </style:style>
    <style:style style:name="co20" style:family="table-column">
      <style:table-column-properties fo:break-before="auto" style:column-width="0.8244in"/>
    </style:style>
    <style:style style:name="co21" style:family="table-column">
      <style:table-column-properties fo:break-before="auto" style:column-width="0.5193in"/>
    </style:style>
    <style:style style:name="co22" style:family="table-column">
      <style:table-column-properties fo:break-before="auto" style:column-width="0.7917in"/>
    </style:style>
    <style:style style:name="co23" style:family="table-column">
      <style:table-column-properties fo:break-before="auto" style:column-width="0.528in"/>
    </style:style>
    <style:style style:name="co24" style:family="table-column">
      <style:table-column-properties fo:break-before="auto" style:column-width="2.4409in"/>
    </style:style>
    <style:style style:name="co25" style:family="table-column">
      <style:table-column-properties fo:break-before="auto" style:column-width="0.3626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2.2925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055in"/>
    </style:style>
    <style:style style:name="co32" style:family="table-column">
      <style:table-column-properties fo:break-before="auto" style:column-width="0.552in"/>
    </style:style>
    <style:style style:name="co33" style:family="table-column">
      <style:table-column-properties fo:break-before="auto" style:column-width="0.5602in"/>
    </style:style>
    <style:style style:name="co34" style:family="table-column">
      <style:table-column-properties fo:break-before="auto" style:column-width="0.7752in"/>
    </style:style>
    <style:style style:name="co35" style:family="table-column">
      <style:table-column-properties fo:break-before="auto" style:column-width="0.7075in"/>
    </style:style>
    <style:style style:name="co36" style:family="table-column">
      <style:table-column-properties fo:break-before="auto" style:column-width="0.5772in"/>
    </style:style>
    <style:style style:name="co37" style:family="table-column">
      <style:table-column-properties fo:break-before="auto" style:column-width="0.6839in"/>
    </style:style>
    <style:style style:name="co38" style:family="table-column">
      <style:table-column-properties fo:break-before="auto" style:column-width="0.6264in"/>
    </style:style>
    <style:style style:name="co39" style:family="table-column">
      <style:table-column-properties fo:break-before="auto" style:column-width="1.2008in"/>
    </style:style>
    <style:style style:name="co40" style:family="table-column">
      <style:table-column-properties fo:break-before="auto" style:column-width="0.7283in"/>
    </style:style>
    <style:style style:name="co41" style:family="table-column">
      <style:table-column-properties fo:break-before="auto" style:column-width="0.5783in"/>
    </style:style>
    <style:style style:name="co42" style:family="table-column">
      <style:table-column-properties fo:break-before="auto" style:column-width="0.6217in"/>
    </style:style>
    <style:style style:name="co43" style:family="table-column">
      <style:table-column-properties fo:break-before="auto" style:column-width="0.792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1752in" fo:break-before="auto" style:use-optimal-row-height="false"/>
    </style:style>
    <style:style style:name="ro7" style:family="table-row">
      <style:table-row-properties style:row-height="0.4701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Bitstream Charter" fo:font-size="12pt" style:font-size-asian="12pt" style:font-size-complex="12pt"/>
    </style:style>
    <style:style style:name="ce45" style:family="table-cell" style:parent-style-name="Default">
      <style:table-cell-properties fo:background-color="#deb887"/>
      <style:text-properties style:font-name="Bitstream Charter" fo:font-size="12pt" style:font-size-asian="12pt" style:font-size-complex="12pt"/>
    </style:style>
    <style:style style:name="ce14" style:family="table-cell" style:parent-style-name="Default">
      <style:table-cell-properties fo:background-color="#ffd700"/>
      <style:text-properties style:font-name="Bitstream Charter" fo:font-size="12pt" style:font-size-asian="12pt" style:font-size-complex="12pt"/>
    </style:style>
    <style:style style:name="ce47" style:family="table-cell" style:parent-style-name="Default">
      <style:table-cell-properties fo:background-color="#deb887"/>
      <style:text-properties fo:color="#00241c" style:font-name="Bitstream Charter" fo:font-size="12pt" style:font-size-asian="12pt" style:font-size-complex="12pt"/>
    </style:style>
    <style:style style:name="ce16" style:family="table-cell" style:parent-style-name="Default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49" style:family="table-cell" style:parent-style-name="Default">
      <style:table-cell-properties fo:background-color="#00b8ff"/>
      <style:text-properties style:font-name="Bitstream Charter" fo:font-size="12pt" style:font-size-asian="12pt" style:font-size-complex="12pt"/>
    </style:style>
    <style:style style:name="ce50" style:family="table-cell" style:parent-style-name="Default">
      <style:table-cell-properties fo:background-color="#99ccff"/>
      <style:text-properties style:font-name="Bitstream Charter" fo:font-size="12pt" style:font-size-asian="12pt" style:font-size-complex="12pt"/>
    </style:style>
    <style:style style:name="ce51" style:family="table-cell" style:parent-style-name="Default">
      <style:table-cell-properties fo:background-color="#adff2f"/>
      <style:text-properties style:font-name="Bitstream Charter" fo:font-size="12pt" style:font-size-asian="12pt" style:font-size-complex="12pt"/>
    </style:style>
    <style:style style:name="ce15" style:family="table-cell" style:parent-style-name="Default">
      <style:table-cell-properties fo:background-color="#98fb98"/>
      <style:text-properties style:font-name="Bitstream Charter" fo:font-size="12pt" style:font-size-asian="12pt" style:font-size-complex="12pt"/>
    </style:style>
    <style:style style:name="ce17" style:family="table-cell" style:parent-style-name="Default">
      <style:table-cell-properties fo:wrap-option="wrap"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6" style:family="table-cell" style:parent-style-name="Default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1" style:family="table-cell" style:parent-style-name="Default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8" style:family="table-cell" style:parent-style-name="Default">
      <style:table-cell-properties fo:background-color="#deb887" style:text-align-source="fix" style:repeat-content="false"/>
      <style:paragraph-properties fo:text-align="end"/>
      <style:text-properties fo:color="#00241c" style:font-name="Bitstream Charter" fo:font-size="12pt" style:font-size-asian="12pt" style:font-size-complex="12pt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60" style:family="table-cell" style:parent-style-name="Default">
      <style:table-cell-properties fo:background-color="#00b8f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61" style:family="table-cell" style:parent-style-name="Default">
      <style:table-cell-properties fo:background-color="#99ccf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62" style:family="table-cell" style:parent-style-name="Default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2" style:family="table-cell" style:parent-style-name="Default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4" style:family="table-cell" style:parent-style-name="Default" style:data-style-name="N111">
      <style:table-cell-properties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1">
      <style:text-properties style:font-name="Bitstream Charter" fo:font-size="12pt" style:font-size-asian="12pt" style:font-size-complex="12pt"/>
    </style:style>
    <style:style style:name="ce66" style:family="table-cell" style:parent-style-name="Default" style:data-style-name="N111">
      <style:table-cell-properties fo:background-color="#deb887"/>
      <style:text-properties style:font-name="Bitstream Charter" fo:font-size="12pt" style:font-size-asian="12pt" style:font-size-complex="12pt"/>
    </style:style>
    <style:style style:name="ce27" style:family="table-cell" style:parent-style-name="Default" style:data-style-name="N111">
      <style:table-cell-properties fo:background-color="#ffd700"/>
      <style:text-properties style:font-name="Bitstream Charter" fo:font-size="12pt" style:font-size-asian="12pt" style:font-size-complex="12pt"/>
    </style:style>
    <style:style style:name="ce68" style:family="table-cell" style:parent-style-name="Default" style:data-style-name="N111">
      <style:table-cell-properties fo:background-color="#deb887"/>
      <style:text-properties fo:color="#00241c" style:font-name="Bitstream Charter" fo:font-size="12pt" style:font-size-asian="12pt" style:font-size-complex="12pt"/>
    </style:style>
    <style:style style:name="ce39" style:family="table-cell" style:parent-style-name="Default" style:data-style-name="N111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70" style:family="table-cell" style:parent-style-name="Default" style:data-style-name="N111">
      <style:table-cell-properties fo:background-color="#00b8ff"/>
      <style:text-properties style:font-name="Bitstream Charter" fo:font-size="12pt" style:font-size-asian="12pt" style:font-size-complex="12pt"/>
    </style:style>
    <style:style style:name="ce71" style:family="table-cell" style:parent-style-name="Default" style:data-style-name="N111">
      <style:table-cell-properties fo:background-color="#99ccff"/>
      <style:text-properties style:font-name="Bitstream Charter" fo:font-size="12pt" style:font-size-asian="12pt" style:font-size-complex="12pt"/>
    </style:style>
    <style:style style:name="ce72" style:family="table-cell" style:parent-style-name="Default" style:data-style-name="N111">
      <style:table-cell-properties fo:background-color="#adff2f"/>
      <style:text-properties style:font-name="Bitstream Charter" fo:font-size="12pt" style:font-size-asian="12pt" style:font-size-complex="12pt"/>
    </style:style>
    <style:style style:name="ce28" style:family="table-cell" style:parent-style-name="Default" style:data-style-name="N111">
      <style:table-cell-properties fo:background-color="#98fb98"/>
      <style:text-properties style:font-name="Bitstream Charter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76" style:family="table-cell" style:parent-style-name="Default">
      <style:table-cell-properties fo:background-color="#deb887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42" style:family="table-cell" style:parent-style-name="Default">
      <style:table-cell-properties fo:background-color="#ffd700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78" style:family="table-cell" style:parent-style-name="Default">
      <style:table-cell-properties fo:background-color="#deb887" style:text-align-source="fix" style:repeat-content="false"/>
      <style:paragraph-properties fo:text-align="start"/>
      <style:text-properties fo:color="#00241c" style:font-name="Bitstream Charter" fo:font-size="12pt" style:font-size-asian="12pt" style:font-size-complex="12pt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start"/>
      <style:text-properties fo:color="#ffffff" style:font-name="Bitstream Charter" fo:font-size="12pt" style:font-size-asian="12pt" style:font-size-complex="12pt"/>
    </style:style>
    <style:style style:name="ce80" style:family="table-cell" style:parent-style-name="Default">
      <style:table-cell-properties fo:background-color="#00b8f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1" style:family="table-cell" style:parent-style-name="Default">
      <style:table-cell-properties fo:background-color="#99ccf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2" style:family="table-cell" style:parent-style-name="Default">
      <style:table-cell-properties fo:background-color="#adff2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43" style:family="table-cell" style:parent-style-name="Default">
      <style:table-cell-properties fo:background-color="#98fb98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d700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7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8" style:family="table-cell" style:parent-style-name="Default">
      <style:table-cell-properties fo:background-color="#98fb98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9" style:family="table-cell" style:parent-style-name="Default">
      <style:table-cell-properties fo:background-color="#99ccff"/>
    </style:style>
    <style:style style:name="ce90" style:family="table-cell" style:parent-style-name="Default">
      <style:table-cell-properties fo:background-color="#98fb98"/>
    </style:style>
    <style:style style:name="ce1" style:family="table-cell" style:parent-style-name="Default">
      <style:text-properties style:font-name="Bitstream Charter"/>
    </style:style>
    <style:style style:name="ce31" style:family="table-cell" style:parent-style-name="Default" style:data-style-name="N111">
      <style:text-properties style:font-name="Bitstream Charter"/>
    </style:style>
    <style:style style:name="ce2" style:family="table-cell" style:parent-style-name="Default" style:data-style-name="N113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2">
      <style:text-properties style:font-name="Bitstream Charter" fo:font-weight="bold" style:font-weight-asian="bold" style:font-weight-complex="bold"/>
    </style:style>
    <style:style style:name="ce13" style:family="table-cell" style:parent-style-name="Default" style:data-style-name="N2">
      <style:text-properties style:font-name="Bitstream Charter" fo:font-weight="normal" style:font-weight-asian="normal" style:font-weight-complex="normal"/>
    </style:style>
    <style:style style:name="ce5" style:family="table-cell" style:parent-style-name="Default" style:data-style-name="N113">
      <style:text-properties style:font-name="Bitstream Charter"/>
    </style:style>
    <style:style style:name="ce6" style:family="table-cell" style:parent-style-name="Default" style:data-style-name="N113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2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font-name="Bitstream Charter" fo:font-weight="bold" style:font-weight-asian="bold" style:font-weight-complex="bold"/>
    </style:style>
    <style:style style:name="ce9" style:family="table-cell" style:parent-style-name="Default">
      <style:text-properties style:font-name="Bitstream Charter" fo:font-weight="normal" style:font-weight-asian="normal" style:font-weight-complex="normal"/>
    </style:style>
    <style:style style:name="ce19" style:family="table-cell" style:parent-style-name="Default" style:data-style-name="N2">
      <style:text-properties style:font-name="Bitstream Charter"/>
    </style:style>
    <style:style style:name="ce29" style:family="table-cell" style:parent-style-name="Default">
      <style:table-cell-properties fo:wrap-option="wrap"/>
      <style:text-properties style:font-name="Bitstream Charte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Bitstream Charter" fo:font-weight="normal" style:font-weight-asian="normal" style:font-weight-complex="normal"/>
    </style:style>
    <style:style style:name="ce33" style:family="table-cell" style:parent-style-name="Default" style:data-style-name="N111">
      <style:table-cell-properties fo:wrap-option="wrap"/>
      <style:text-properties style:font-name="Bitstream Charter" fo:font-weight="normal" style:font-weight-asian="normal" style:font-weight-complex="normal"/>
    </style:style>
    <style:style style:name="ce30" style:family="table-cell" style:parent-style-name="Default" style:data-style-name="N111">
      <style:table-cell-properties fo:wrap-option="wrap"/>
      <style:text-properties style:font-name="Bitstream Charter" fo:font-weight="bold" style:font-weight-asian="bold" style:font-weight-complex="bold"/>
    </style:style>
    <style:style style:name="ce32" style:family="table-cell" style:parent-style-name="Default" style:data-style-name="N11">
      <style:table-cell-properties fo:wrap-option="wrap"/>
      <style:text-properties style:font-name="Bitstream Charter" fo:font-weight="bold" style:font-weight-asian="bold" style:font-weight-complex="bold"/>
    </style:style>
    <style:style style:name="ce34" style:family="table-cell" style:parent-style-name="Default" style:data-style-name="N11">
      <style:text-properties style:font-name="Bitstream Charter"/>
    </style:style>
    <style:style style:name="ce35" style:family="table-cell" style:parent-style-name="Default" style:data-style-name="N111">
      <style:text-properties style:font-name="Bitstream Charter" fo:font-weight="bold" style:font-weight-asian="bold" style:font-weight-complex="bold"/>
    </style:style>
    <style:style style:name="ce36" style:family="table-cell" style:parent-style-name="Default" style:data-style-name="N11">
      <style:text-properties style:font-name="Bitstream Charter" fo:font-weight="bold" style:font-weight-asian="bold" style:font-weight-complex="bold"/>
    </style:style>
    <style:style style:name="ce37" style:family="table-cell" style:parent-style-name="Default" style:data-style-name="N111">
      <style:text-properties style:font-name="Courier" fo:font-weight="bold" style:font-weight-asian="bold" style:font-weight-complex="bold"/>
    </style:style>
    <style:style style:name="ce38" style:family="table-cell" style:parent-style-name="Default" style:data-style-name="N111">
      <style:text-properties style:font-name="Courier"/>
    </style:style>
    <style:style style:name="ce13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00">
      <style:text-properties style:font-name="Bitstream Charter" fo:font-size="12pt" style:font-size-asian="12pt" style:font-size-complex="12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number-columns-repeated="2" table:default-cell-style-name="ce26"/>
        <table:table-column table:style-name="co6" table:default-cell-style-name="ce26"/>
        <table:table-column table:style-name="co7" table:default-cell-style-name="ce41"/>
        <table:table-column table:style-name="co8" table:number-columns-repeated="1016" table:default-cell-style-name="ce11"/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ckets</text:p>
          </table:table-cell>
          <table:table-cell table:style-name="ce17" office:value-type="string" calcext:value-type="string">
            <text:p>typing delay</text:p>
          </table:table-cell>
          <table:table-cell table:style-name="ce18" office:value-type="string" calcext:value-type="string">
            <text:p>real</text:p>
          </table:table-cell>
          <table:table-cell table:style-name="ce24" office:value-type="string" calcext:value-type="string">
            <text:p>user</text:p>
          </table:table-cell>
          <table:table-cell table:style-name="ce24" office:value-type="string" calcext:value-type="string">
            <text:p>sys</text:p>
          </table:table-cell>
          <table:table-cell table:style-name="ce24" office:value-type="string" calcext:value-type="string">
            <text:p>sys+user</text:p>
          </table:table-cell>
          <table:table-cell table:style-name="ce40"/>
          <table:table-cell table:style-name="ce4" table:number-columns-repeated="1016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m49.252s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5" calcext:value-type="float">
            <text:p>1.115</text:p>
          </table:table-cell>
          <table:table-cell table:formula="of:=SUM([.E2];[.F2])" office:value-type="float" office:value="1.811" calcext:value-type="float">
            <text:p>1.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4.977s</text:p>
          </table:table-cell>
          <table:table-cell office:value-type="float" office:value="0.536" calcext:value-type="float">
            <text:p>0.536</text:p>
          </table:table-cell>
          <table:table-cell office:value-type="float" office:value="0.84" calcext:value-type="float">
            <text:p>0.840</text:p>
          </table:table-cell>
          <table:table-cell table:formula="of:=SUM([.E3];[.F3])" office:value-type="float" office:value="1.376" calcext:value-type="float">
            <text:p>1.3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2.754s</text:p>
          </table:table-cell>
          <table:table-cell office:value-type="float" office:value="1.096" calcext:value-type="float">
            <text:p>1.096</text:p>
          </table:table-cell>
          <table:table-cell office:value-type="float" office:value="1.739" calcext:value-type="float">
            <text:p>1.739</text:p>
          </table:table-cell>
          <table:table-cell table:formula="of:=SUM([.E4];[.F4])" office:value-type="float" office:value="2.835" calcext:value-type="float">
            <text:p>2.8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2.653s</text:p>
          </table:table-cell>
          <table:table-cell office:value-type="float" office:value="1.125" calcext:value-type="float">
            <text:p>1.125</text:p>
          </table:table-cell>
          <table:table-cell office:value-type="float" office:value="1.666" calcext:value-type="float">
            <text:p>1.666</text:p>
          </table:table-cell>
          <table:table-cell table:formula="of:=SUM([.E5];[.F5])" office:value-type="float" office:value="2.791" calcext:value-type="float">
            <text:p>2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9.586s</text:p>
          </table:table-cell>
          <table:table-cell office:value-type="float" office:value="1.114" calcext:value-type="float">
            <text:p>1.114</text:p>
          </table:table-cell>
          <table:table-cell office:value-type="float" office:value="1.65" calcext:value-type="float">
            <text:p>1.650</text:p>
          </table:table-cell>
          <table:table-cell table:formula="of:=SUM([.E6];[.F6])" office:value-type="float" office:value="2.764" calcext:value-type="float">
            <text:p>2.7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again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4.171s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9" calcext:value-type="float">
            <text:p>1.729</text:p>
          </table:table-cell>
          <table:table-cell table:formula="of:=SUM([.E7];[.F7])"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1m5.299s</text:p>
          </table:table-cell>
          <table:table-cell office:value-type="float" office:value="2.125" calcext:value-type="float">
            <text:p>2.125</text:p>
          </table:table-cell>
          <table:table-cell office:value-type="float" office:value="3.683" calcext:value-type="float">
            <text:p>3.683</text:p>
          </table:table-cell>
          <table:table-cell table:formula="of:=SUM([.E8];[.F8])" office:value-type="float" office:value="5.808" calcext:value-type="float">
            <text:p>5.8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9.971s</text:p>
          </table:table-cell>
          <table:table-cell office:value-type="float" office:value="2.245" calcext:value-type="float">
            <text:p>2.245</text:p>
          </table:table-cell>
          <table:table-cell office:value-type="float" office:value="3.345" calcext:value-type="float">
            <text:p>3.345</text:p>
          </table:table-cell>
          <table:table-cell table:formula="of:=SUM([.E9];[.F9])" office:value-type="float" office:value="5.59" calcext:value-type="float">
            <text:p>5.5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stopped Firefox)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9.072s</text:p>
          </table:table-cell>
          <table:table-cell office:value-type="float" office:value="2.199" calcext:value-type="float">
            <text:p>2.199</text:p>
          </table:table-cell>
          <table:table-cell office:value-type="float" office:value="3.383" calcext:value-type="float">
            <text:p>3.383</text:p>
          </table:table-cell>
          <table:table-cell table:formula="of:=SUM([.E10];[.F10])" office:value-type="float" office:value="5.582" calcext:value-type="float">
            <text:p>5.5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0.989s</text:p>
          </table:table-cell>
          <table:table-cell office:value-type="float" office:value="2.127" calcext:value-type="float">
            <text:p>2.127</text:p>
          </table:table-cell>
          <table:table-cell office:value-type="float" office:value="3.305" calcext:value-type="float">
            <text:p>3.305</text:p>
          </table:table-cell>
          <table:table-cell table:formula="of:=SUM([.E11];[.F11])" office:value-type="float" office:value="5.432" calcext:value-type="float">
            <text:p>5.4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099s</text:p>
          </table:table-cell>
          <table:table-cell office:value-type="float" office:value="1.998" calcext:value-type="float">
            <text:p>1.998</text:p>
          </table:table-cell>
          <table:table-cell office:value-type="float" office:value="3.483" calcext:value-type="float">
            <text:p>3.483</text:p>
          </table:table-cell>
          <table:table-cell table:formula="of:=SUM([.E12];[.F12])" office:value-type="float" office:value="5.481" calcext:value-type="float">
            <text:p>5.4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again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1.148s</text:p>
          </table:table-cell>
          <table:table-cell office:value-type="float" office:value="2.16" calcext:value-type="float">
            <text:p>2.160</text:p>
          </table:table-cell>
          <table:table-cell office:value-type="float" office:value="3.317" calcext:value-type="float">
            <text:p>3.317</text:p>
          </table:table-cell>
          <table:table-cell table:formula="of:=SUM([.E13];[.F13])" office:value-type="float" office:value="5.477" calcext:value-type="float">
            <text:p>5.4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484s</text:p>
          </table:table-cell>
          <table:table-cell office:value-type="float" office:value="2.152" calcext:value-type="float">
            <text:p>2.152</text:p>
          </table:table-cell>
          <table:table-cell office:value-type="float" office:value="3.399" calcext:value-type="float">
            <text:p>3.399</text:p>
          </table:table-cell>
          <table:table-cell table:formula="of:=SUM([.E14];[.F14])" office:value-type="float" office:value="5.551" calcext:value-type="float">
            <text:p>5.5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2.496s</text:p>
          </table:table-cell>
          <table:table-cell office:value-type="float" office:value="11.033" calcext:value-type="float">
            <text:p>11.033</text:p>
          </table:table-cell>
          <table:table-cell office:value-type="float" office:value="16.911" calcext:value-type="float">
            <text:p>16.911</text:p>
          </table:table-cell>
          <table:table-cell table:formula="of:=SUM([.E15];[.F15])" office:value-type="float" office:value="27.944" calcext:value-type="float">
            <text:p>27.9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541s</text:p>
          </table:table-cell>
          <table:table-cell office:value-type="float" office:value="10.668" calcext:value-type="float">
            <text:p>10.668</text:p>
          </table:table-cell>
          <table:table-cell office:value-type="float" office:value="16.554" calcext:value-type="float">
            <text:p>16.554</text:p>
          </table:table-cell>
          <table:table-cell table:formula="of:=SUM([.E16];[.F16])" office:value-type="float" office:value="27.222" calcext:value-type="float">
            <text:p>27.2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00s</text:p>
          </table:table-cell>
          <table:table-cell office:value-type="float" office:value="10.741" calcext:value-type="float">
            <text:p>10.741</text:p>
          </table:table-cell>
          <table:table-cell office:value-type="float" office:value="16.539" calcext:value-type="float">
            <text:p>16.539</text:p>
          </table:table-cell>
          <table:table-cell table:formula="of:=SUM([.E17];[.F17])" office:value-type="float" office:value="27.28" calcext:value-type="float">
            <text:p>27.2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5.876s</text:p>
          </table:table-cell>
          <table:table-cell office:value-type="float" office:value="10.719" calcext:value-type="float">
            <text:p>10.719</text:p>
          </table:table-cell>
          <table:table-cell office:value-type="float" office:value="16.208" calcext:value-type="float">
            <text:p>16.208</text:p>
          </table:table-cell>
          <table:table-cell table:formula="of:=SUM([.E18];[.F18])" office:value-type="float" office:value="26.927" calcext:value-type="float">
            <text:p>26.9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playing sltr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702s</text:p>
          </table:table-cell>
          <table:table-cell office:value-type="float" office:value="11.363" calcext:value-type="float">
            <text:p>11.363</text:p>
          </table:table-cell>
          <table:table-cell office:value-type="float" office:value="17.015" calcext:value-type="float">
            <text:p>17.015</text:p>
          </table:table-cell>
          <table:table-cell table:formula="of:=SUM([.E19];[.F19])" office:value-type="float" office:value="28.378" calcext:value-type="float">
            <text:p>28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nscd stopped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93s</text:p>
          </table:table-cell>
          <table:table-cell office:value-type="float" office:value="10.319" calcext:value-type="float">
            <text:p>10.319</text:p>
          </table:table-cell>
          <table:table-cell office:value-type="float" office:value="16.206" calcext:value-type="float">
            <text:p>16.206</text:p>
          </table:table-cell>
          <table:table-cell table:formula="of:=SUM([.E20];[.F20])" office:value-type="float" office:value="26.525" calcext:value-type="float">
            <text:p>26.5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72s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319" calcext:value-type="float">
            <text:p>16.319</text:p>
          </table:table-cell>
          <table:table-cell table:formula="of:=SUM([.E21];[.F21])" office:value-type="float" office:value="27.272" calcext:value-type="float">
            <text:p>27.2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1.920s</text:p>
          </table:table-cell>
          <table:table-cell office:value-type="float" office:value="10.977" calcext:value-type="float">
            <text:p>10.977</text:p>
          </table:table-cell>
          <table:table-cell office:value-type="float" office:value="16.516" calcext:value-type="float">
            <text:p>16.516</text:p>
          </table:table-cell>
          <table:table-cell table:formula="of:=SUM([.E22];[.F22])" office:value-type="float" office:value="27.493" calcext:value-type="float">
            <text:p>27.4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769s</text:p>
          </table:table-cell>
          <table:table-cell office:value-type="float" office:value="9.744" calcext:value-type="float">
            <text:p>9.744</text:p>
          </table:table-cell>
          <table:table-cell office:value-type="float" office:value="16.564" calcext:value-type="float">
            <text:p>16.564</text:p>
          </table:table-cell>
          <table:table-cell table:formula="of:=SUM([.E23];[.F23])" office:value-type="float" office:value="26.308" calcext:value-type="float">
            <text:p>26.3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861s</text:p>
          </table:table-cell>
          <table:table-cell office:value-type="float" office:value="8.849" calcext:value-type="float">
            <text:p>8.849</text:p>
          </table:table-cell>
          <table:table-cell office:value-type="float" office:value="16.101" calcext:value-type="float">
            <text:p>16.101</text:p>
          </table:table-cell>
          <table:table-cell table:formula="of:=SUM([.E24];[.F24])" office:value-type="float" office:value="24.95" calcext:value-type="float">
            <text:p>24.9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671s</text:p>
          </table:table-cell>
          <table:table-cell office:value-type="float" office:value="8.947" calcext:value-type="float">
            <text:p>8.947</text:p>
          </table:table-cell>
          <table:table-cell office:value-type="float" office:value="16.071" calcext:value-type="float">
            <text:p>16.071</text:p>
          </table:table-cell>
          <table:table-cell table:formula="of:=SUM([.E25];[.F25])" office:value-type="float" office:value="25.018" calcext:value-type="float">
            <text:p>25.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708s</text:p>
          </table:table-cell>
          <table:table-cell office:value-type="float" office:value="9.849" calcext:value-type="float">
            <text:p>9.849</text:p>
          </table:table-cell>
          <table:table-cell office:value-type="float" office:value="15.601" calcext:value-type="float">
            <text:p>15.601</text:p>
          </table:table-cell>
          <table:table-cell table:formula="of:=SUM([.E26];[.F26])" office:value-type="float" office:value="25.45" calcext:value-type="float">
            <text:p>25.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12s</text:p>
          </table:table-cell>
          <table:table-cell office:value-type="float" office:value="8.931" calcext:value-type="float">
            <text:p>8.931</text:p>
          </table:table-cell>
          <table:table-cell office:value-type="float" office:value="16.509" calcext:value-type="float">
            <text:p>16.509</text:p>
          </table:table-cell>
          <table:table-cell table:formula="of:=SUM([.E27];[.F27])" office:value-type="float" office:value="25.44" calcext:value-type="float">
            <text:p>25.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05s</text:p>
          </table:table-cell>
          <table:table-cell office:value-type="float" office:value="9.242" calcext:value-type="float">
            <text:p>9.242</text:p>
          </table:table-cell>
          <table:table-cell office:value-type="float" office:value="16.203" calcext:value-type="float">
            <text:p>16.203</text:p>
          </table:table-cell>
          <table:table-cell table:formula="of:=SUM([.E28];[.F28])" office:value-type="float" office:value="25.445" calcext:value-type="float">
            <text:p>25.4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824s</text:p>
          </table:table-cell>
          <table:table-cell office:value-type="float" office:value="9.428" calcext:value-type="float">
            <text:p>9.428</text:p>
          </table:table-cell>
          <table:table-cell office:value-type="float" office:value="15.75" calcext:value-type="float">
            <text:p>15.750</text:p>
          </table:table-cell>
          <table:table-cell table:formula="of:=SUM([.E29];[.F29])" office:value-type="float" office:value="25.178" calcext:value-type="float">
            <text:p>25.1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143s</text:p>
          </table:table-cell>
          <table:table-cell office:value-type="float" office:value="9.45" calcext:value-type="float">
            <text:p>9.450</text:p>
          </table:table-cell>
          <table:table-cell office:value-type="float" office:value="16.391" calcext:value-type="float">
            <text:p>16.391</text:p>
          </table:table-cell>
          <table:table-cell table:formula="of:=SUM([.E30];[.F30])" office:value-type="float" office:value="25.841" calcext:value-type="float">
            <text:p>25.8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67s</text:p>
          </table:table-cell>
          <table:table-cell office:value-type="float" office:value="9.651" calcext:value-type="float">
            <text:p>9.651</text:p>
          </table:table-cell>
          <table:table-cell office:value-type="float" office:value="16.345" calcext:value-type="float">
            <text:p>16.345</text:p>
          </table:table-cell>
          <table:table-cell table:formula="of:=SUM([.E31];[.F31])" office:value-type="float" office:value="25.996" calcext:value-type="float">
            <text:p>25.9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not running top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659s</text:p>
          </table:table-cell>
          <table:table-cell office:value-type="float" office:value="8.604" calcext:value-type="float">
            <text:p>8.604</text:p>
          </table:table-cell>
          <table:table-cell office:value-type="float" office:value="16.005" calcext:value-type="float">
            <text:p>16.005</text:p>
          </table:table-cell>
          <table:table-cell table:formula="of:=SUM([.E32];[.F32])" office:value-type="float" office:value="24.609" calcext:value-type="float">
            <text:p>24.6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382s</text:p>
          </table:table-cell>
          <table:table-cell office:value-type="float" office:value="11.001" calcext:value-type="float">
            <text:p>11.001</text:p>
          </table:table-cell>
          <table:table-cell office:value-type="float" office:value="16.79" calcext:value-type="float">
            <text:p>16.790</text:p>
          </table:table-cell>
          <table:table-cell table:formula="of:=SUM([.E33];[.F33])" office:value-type="float" office:value="27.791" calcext:value-type="float">
            <text:p>27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331s</text:p>
          </table:table-cell>
          <table:table-cell office:value-type="float" office:value="10.938" calcext:value-type="float">
            <text:p>10.938</text:p>
          </table:table-cell>
          <table:table-cell office:value-type="float" office:value="16.486" calcext:value-type="float">
            <text:p>16.486</text:p>
          </table:table-cell>
          <table:table-cell table:formula="of:=SUM([.E34];[.F34])" office:value-type="float" office:value="27.424" calcext:value-type="float">
            <text:p>27.4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520s</text:p>
          </table:table-cell>
          <table:table-cell office:value-type="float" office:value="11.079" calcext:value-type="float">
            <text:p>11.079</text:p>
          </table:table-cell>
          <table:table-cell office:value-type="float" office:value="16.623" calcext:value-type="float">
            <text:p>16.623</text:p>
          </table:table-cell>
          <table:table-cell table:formula="of:=SUM([.E35];[.F35])" office:value-type="float" office:value="27.702" calcext:value-type="float">
            <text:p>27.7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352s</text:p>
          </table:table-cell>
          <table:table-cell office:value-type="float" office:value="11.194" calcext:value-type="float">
            <text:p>11.194</text:p>
          </table:table-cell>
          <table:table-cell office:value-type="float" office:value="16.693" calcext:value-type="float">
            <text:p>16.693</text:p>
          </table:table-cell>
          <table:table-cell table:formula="of:=SUM([.E36];[.F36])" office:value-type="float" office:value="27.887" calcext:value-type="float">
            <text:p>27.8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27s</text:p>
          </table:table-cell>
          <table:table-cell office:value-type="float" office:value="11.02" calcext:value-type="float">
            <text:p>11.020</text:p>
          </table:table-cell>
          <table:table-cell office:value-type="float" office:value="16.973" calcext:value-type="float">
            <text:p>16.973</text:p>
          </table:table-cell>
          <table:table-cell table:formula="of:=SUM([.E37];[.F37])" office:value-type="float" office:value="27.993" calcext:value-type="float">
            <text:p>27.9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26s</text:p>
          </table:table-cell>
          <table:table-cell office:value-type="float" office:value="11.03" calcext:value-type="float">
            <text:p>11.030</text:p>
          </table:table-cell>
          <table:table-cell office:value-type="float" office:value="17.034" calcext:value-type="float">
            <text:p>17.034</text:p>
          </table:table-cell>
          <table:table-cell table:formula="of:=SUM([.E38];[.F38])" office:value-type="float" office:value="28.064" calcext:value-type="float">
            <text:p>28.0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67s</text:p>
          </table:table-cell>
          <table:table-cell office:value-type="float" office:value="9.344" calcext:value-type="float">
            <text:p>9.344</text:p>
          </table:table-cell>
          <table:table-cell office:value-type="float" office:value="16.991" calcext:value-type="float">
            <text:p>16.991</text:p>
          </table:table-cell>
          <table:table-cell table:formula="of:=SUM([.E39];[.F39])" office:value-type="float" office:value="26.335" calcext:value-type="float">
            <text:p>26.3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45s</text:p>
          </table:table-cell>
          <table:table-cell office:value-type="float" office:value="9.714" calcext:value-type="float">
            <text:p>9.714</text:p>
          </table:table-cell>
          <table:table-cell office:value-type="float" office:value="16.353" calcext:value-type="float">
            <text:p>16.353</text:p>
          </table:table-cell>
          <table:table-cell table:formula="of:=SUM([.E40];[.F40])" office:value-type="float" office:value="26.067" calcext:value-type="float">
            <text:p>26.0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769s</text:p>
          </table:table-cell>
          <table:table-cell office:value-type="float" office:value="9.065" calcext:value-type="float">
            <text:p>9.065</text:p>
          </table:table-cell>
          <table:table-cell office:value-type="float" office:value="16.159" calcext:value-type="float">
            <text:p>16.159</text:p>
          </table:table-cell>
          <table:table-cell table:formula="of:=SUM([.E41];[.F41])" office:value-type="float" office:value="25.224" calcext:value-type="float">
            <text:p>25.2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261s</text:p>
          </table:table-cell>
          <table:table-cell office:value-type="float" office:value="10.363" calcext:value-type="float">
            <text:p>10.363</text:p>
          </table:table-cell>
          <table:table-cell office:value-type="float" office:value="16.53" calcext:value-type="float">
            <text:p>16.530</text:p>
          </table:table-cell>
          <table:table-cell table:formula="of:=SUM([.E42];[.F42])" office:value-type="float" office:value="26.893" calcext:value-type="float">
            <text:p>26.8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8.950s</text:p>
          </table:table-cell>
          <table:table-cell office:value-type="float" office:value="10.923" calcext:value-type="float">
            <text:p>10.923</text:p>
          </table:table-cell>
          <table:table-cell office:value-type="float" office:value="16.304" calcext:value-type="float">
            <text:p>16.304</text:p>
          </table:table-cell>
          <table:table-cell table:formula="of:=SUM([.E43];[.F43])" office:value-type="float" office:value="27.227" calcext:value-type="float">
            <text:p>27.2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46s</text:p>
          </table:table-cell>
          <table:table-cell office:value-type="float" office:value="10.98" calcext:value-type="float">
            <text:p>10.980</text:p>
          </table:table-cell>
          <table:table-cell office:value-type="float" office:value="16.913" calcext:value-type="float">
            <text:p>16.913</text:p>
          </table:table-cell>
          <table:table-cell table:formula="of:=SUM([.E44];[.F44])" office:value-type="float" office:value="27.893" calcext:value-type="float">
            <text:p>27.8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339s</text:p>
          </table:table-cell>
          <table:table-cell office:value-type="float" office:value="10.674" calcext:value-type="float">
            <text:p>10.674</text:p>
          </table:table-cell>
          <table:table-cell office:value-type="float" office:value="15.957" calcext:value-type="float">
            <text:p>15.957</text:p>
          </table:table-cell>
          <table:table-cell table:formula="of:=SUM([.E45];[.F45])" office:value-type="float" office:value="26.631" calcext:value-type="float">
            <text:p>26.6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880s</text:p>
          </table:table-cell>
          <table:table-cell office:value-type="float" office:value="9.586" calcext:value-type="float">
            <text:p>9.586</text:p>
          </table:table-cell>
          <table:table-cell office:value-type="float" office:value="16.389" calcext:value-type="float">
            <text:p>16.389</text:p>
          </table:table-cell>
          <table:table-cell table:formula="of:=SUM([.E46];[.F46])" office:value-type="float" office:value="25.975" calcext:value-type="float">
            <text:p>25.9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1.221s</text:p>
          </table:table-cell>
          <table:table-cell office:value-type="float" office:value="9.786" calcext:value-type="float">
            <text:p>9.786</text:p>
          </table:table-cell>
          <table:table-cell office:value-type="float" office:value="16.214" calcext:value-type="float">
            <text:p>16.214</text:p>
          </table:table-cell>
          <table:table-cell table:formula="of:=SUM([.E47];[.F47])" office:value-type="float" office:value="26" calcext:value-type="float">
            <text:p>26.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537s</text:p>
          </table:table-cell>
          <table:table-cell office:value-type="float" office:value="10.613" calcext:value-type="float">
            <text:p>10.613</text:p>
          </table:table-cell>
          <table:table-cell office:value-type="float" office:value="16.192" calcext:value-type="float">
            <text:p>16.192</text:p>
          </table:table-cell>
          <table:table-cell table:formula="of:=SUM([.E48];[.F48])" office:value-type="float" office:value="26.805" calcext:value-type="float">
            <text:p>26.8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855s</text:p>
          </table:table-cell>
          <table:table-cell office:value-type="float" office:value="10.269" calcext:value-type="float">
            <text:p>10.269</text:p>
          </table:table-cell>
          <table:table-cell office:value-type="float" office:value="16.771" calcext:value-type="float">
            <text:p>16.771</text:p>
          </table:table-cell>
          <table:table-cell table:formula="of:=SUM([.E49];[.F49])" office:value-type="float" office:value="27.04" calcext:value-type="float">
            <text:p>27.0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109s</text:p>
          </table:table-cell>
          <table:table-cell office:value-type="float" office:value="9.374" calcext:value-type="float">
            <text:p>9.374</text:p>
          </table:table-cell>
          <table:table-cell office:value-type="float" office:value="16.201" calcext:value-type="float">
            <text:p>16.201</text:p>
          </table:table-cell>
          <table:table-cell table:formula="of:=SUM([.E50];[.F50])" office:value-type="float" office:value="25.575" calcext:value-type="float">
            <text:p>25.5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130s</text:p>
          </table:table-cell>
          <table:table-cell office:value-type="float" office:value="10.028" calcext:value-type="float">
            <text:p>10.028</text:p>
          </table:table-cell>
          <table:table-cell office:value-type="float" office:value="16.431" calcext:value-type="float">
            <text:p>16.431</text:p>
          </table:table-cell>
          <table:table-cell table:formula="of:=SUM([.E51];[.F51])" office:value-type="float" office:value="26.459" calcext:value-type="float">
            <text:p>26.4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2.573s</text:p>
          </table:table-cell>
          <table:table-cell office:value-type="float" office:value="8.452" calcext:value-type="float">
            <text:p>8.452</text:p>
          </table:table-cell>
          <table:table-cell office:value-type="float" office:value="16.142" calcext:value-type="float">
            <text:p>16.142</text:p>
          </table:table-cell>
          <table:table-cell table:formula="of:=SUM([.E52];[.F52])" office:value-type="float" office:value="24.594" calcext:value-type="float">
            <text:p>24.5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788s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592" calcext:value-type="float">
            <text:p>16.592</text:p>
          </table:table-cell>
          <table:table-cell table:formula="of:=SUM([.E53];[.F53])" office:value-type="float" office:value="27.543" calcext:value-type="float">
            <text:p>27.5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633s</text:p>
          </table:table-cell>
          <table:table-cell office:value-type="float" office:value="11.08" calcext:value-type="float">
            <text:p>11.080</text:p>
          </table:table-cell>
          <table:table-cell office:value-type="float" office:value="16.571" calcext:value-type="float">
            <text:p>16.571</text:p>
          </table:table-cell>
          <table:table-cell table:formula="of:=SUM([.E54];[.F54])" office:value-type="float" office:value="27.651" calcext:value-type="float">
            <text:p>27.6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569s</text:p>
          </table:table-cell>
          <table:table-cell office:value-type="float" office:value="10.655" calcext:value-type="float">
            <text:p>10.655</text:p>
          </table:table-cell>
          <table:table-cell office:value-type="float" office:value="16.433" calcext:value-type="float">
            <text:p>16.433</text:p>
          </table:table-cell>
          <table:table-cell table:formula="of:=SUM([.E55];[.F55])" office:value-type="float" office:value="27.088" calcext:value-type="float">
            <text:p>27.0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05s</text:p>
          </table:table-cell>
          <table:table-cell office:value-type="float" office:value="9.209" calcext:value-type="float">
            <text:p>9.209</text:p>
          </table:table-cell>
          <table:table-cell office:value-type="float" office:value="16.645" calcext:value-type="float">
            <text:p>16.645</text:p>
          </table:table-cell>
          <table:table-cell table:formula="of:=SUM([.E56];[.F56])" office:value-type="float" office:value="25.854" calcext:value-type="float">
            <text:p>25.8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m17.050s</text:p>
          </table:table-cell>
          <table:table-cell office:value-type="float" office:value="3.362" calcext:value-type="float">
            <text:p>3.362</text:p>
          </table:table-cell>
          <table:table-cell office:value-type="float" office:value="10.05" calcext:value-type="float">
            <text:p>10.050</text:p>
          </table:table-cell>
          <table:table-cell table:formula="of:=SUM([.E57];[.F57])" office:value-type="float" office:value="13.412" calcext:value-type="float">
            <text:p>13.4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m52.467s</text:p>
          </table:table-cell>
          <table:table-cell office:value-type="float" office:value="3.28" calcext:value-type="float">
            <text:p>3.280</text:p>
          </table:table-cell>
          <table:table-cell office:value-type="float" office:value="9.911" calcext:value-type="float">
            <text:p>9.911</text:p>
          </table:table-cell>
          <table:table-cell table:formula="of:=SUM([.E58];[.F58])" office:value-type="float" office:value="13.191" calcext:value-type="float">
            <text:p>13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m56.115s</text:p>
          </table:table-cell>
          <table:table-cell office:value-type="float" office:value="205.32" calcext:value-type="float">
            <text:p>205.320</text:p>
          </table:table-cell>
          <table:table-cell office:value-type="float" office:value="317.252" calcext:value-type="float">
            <text:p>317.252</text:p>
          </table:table-cell>
          <table:table-cell table:formula="of:=SUM([.E59];[.F59])" office:value-type="float" office:value="522.572" calcext:value-type="float">
            <text:p>522.572</text:p>
          </table:table-cell>
          <table:table-cell office:value-type="string" calcext:value-type="string">
            <text:p>nfq6 -t6 -t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m47.753s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308.559" calcext:value-type="float">
            <text:p>308.559</text:p>
          </table:table-cell>
          <table:table-cell table:formula="of:=SUM([.E60];[.F60])" office:value-type="float" office:value="483.014" calcext:value-type="float">
            <text:p>483.014</text:p>
          </table:table-cell>
          <table:table-cell office:value-type="string" calcext:value-type="string">
            <text:p>nfq6 -t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m13.076s</text:p>
          </table:table-cell>
          <table:table-cell office:value-type="float" office:value="168.596" calcext:value-type="float">
            <text:p>168.596</text:p>
          </table:table-cell>
          <table:table-cell office:value-type="float" office:value="312.552" calcext:value-type="float">
            <text:p>312.552</text:p>
          </table:table-cell>
          <table:table-cell table:formula="of:=SUM([.E61];[.F61])" office:value-type="float" office:value="481.148" calcext:value-type="float">
            <text:p>481.148</text:p>
          </table:table-cell>
          <table:table-cell office:value-type="string" calcext:value-type="string">
            <text:p>nfq6 -t6 -t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9.500s</text:p>
          </table:table-cell>
          <table:table-cell office:value-type="float" office:value="216.591" calcext:value-type="float">
            <text:p>216.591</text:p>
          </table:table-cell>
          <table:table-cell office:value-type="float" office:value="350.59" calcext:value-type="float">
            <text:p>350.590</text:p>
          </table:table-cell>
          <table:table-cell table:formula="of:=SUM([.E62];[.F62])" office:value-type="float" office:value="567.181" calcext:value-type="float">
            <text:p>567.181</text:p>
          </table:table-cell>
          <table:table-cell office:value-type="string" calcext:value-type="string">
            <text:p>nfq6 -t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8.158s</text:p>
          </table:table-cell>
          <table:table-cell office:value-type="float" office:value="202.382" calcext:value-type="float">
            <text:p>202.382</text:p>
          </table:table-cell>
          <table:table-cell office:value-type="float" office:value="349.186" calcext:value-type="float">
            <text:p>349.186</text:p>
          </table:table-cell>
          <table:table-cell table:formula="of:=SUM([.E63];[.F63])" office:value-type="float" office:value="551.568" calcext:value-type="float">
            <text:p>551.568</text:p>
          </table:table-cell>
          <table:table-cell office:value-type="string" calcext:value-type="string">
            <text:p>nfq6 -t6 -t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29.813s</text:p>
          </table:table-cell>
          <table:table-cell office:value-type="float" office:value="195.95" calcext:value-type="float">
            <text:p>195.950</text:p>
          </table:table-cell>
          <table:table-cell office:value-type="float" office:value="350.476" calcext:value-type="float">
            <text:p>350.476</text:p>
          </table:table-cell>
          <table:table-cell table:formula="of:=SUM([.E64];[.F64])" office:value-type="float" office:value="546.426" calcext:value-type="float">
            <text:p>546.426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7.598s</text:p>
          </table:table-cell>
          <table:table-cell office:value-type="float" office:value="198.187" calcext:value-type="float">
            <text:p>198.187</text:p>
          </table:table-cell>
          <table:table-cell office:value-type="float" office:value="348.718" calcext:value-type="float">
            <text:p>348.718</text:p>
          </table:table-cell>
          <table:table-cell table:formula="of:=SUM([.E65];[.F65])" office:value-type="float" office:value="546.905" calcext:value-type="float">
            <text:p>546.905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3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19.691s</text:p>
          </table:table-cell>
          <table:table-cell office:value-type="float" office:value="194.994" calcext:value-type="float">
            <text:p>194.994</text:p>
          </table:table-cell>
          <table:table-cell office:value-type="float" office:value="351.514" calcext:value-type="float">
            <text:p>351.514</text:p>
          </table:table-cell>
          <table:table-cell table:formula="of:=SUM([.E66];[.F66])" office:value-type="float" office:value="546.508" calcext:value-type="float">
            <text:p>546.50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3"/>
          <table:table-cell office:value-type="string" calcext:value-type="string">
            <text:p>(re-test)</text:p>
          </table:table-cell>
          <table:table-cell office:value-type="string" calcext:value-type="string">
            <text:p>(no firefox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5.935s</text:p>
          </table:table-cell>
          <table:table-cell office:value-type="float" office:value="196.387" calcext:value-type="float">
            <text:p>196.387</text:p>
          </table:table-cell>
          <table:table-cell office:value-type="float" office:value="349.164" calcext:value-type="float">
            <text:p>349.164</text:p>
          </table:table-cell>
          <table:table-cell table:formula="of:=SUM([.E67];[.F67])" office:value-type="float" office:value="545.551" calcext:value-type="float">
            <text:p>545.551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13.956s</text:p>
          </table:table-cell>
          <table:table-cell office:value-type="float" office:value="194.123" calcext:value-type="float">
            <text:p>194.123</text:p>
          </table:table-cell>
          <table:table-cell office:value-type="float" office:value="349.777" calcext:value-type="float">
            <text:p>349.777</text:p>
          </table:table-cell>
          <table:table-cell table:formula="of:=SUM([.E68];[.F68])" office:value-type="float" office:value="543.9" calcext:value-type="float">
            <text:p>543.900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47.856s</text:p>
          </table:table-cell>
          <table:table-cell office:value-type="float" office:value="195.516" calcext:value-type="float">
            <text:p>195.516</text:p>
          </table:table-cell>
          <table:table-cell office:value-type="float" office:value="351.941" calcext:value-type="float">
            <text:p>351.941</text:p>
          </table:table-cell>
          <table:table-cell table:formula="of:=SUM([.E69];[.F69])" office:value-type="float" office:value="547.457" calcext:value-type="float">
            <text:p>547.457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52.758s</text:p>
          </table:table-cell>
          <table:table-cell office:value-type="float" office:value="198.071" calcext:value-type="float">
            <text:p>198.071</text:p>
          </table:table-cell>
          <table:table-cell office:value-type="float" office:value="349.887" calcext:value-type="float">
            <text:p>349.887</text:p>
          </table:table-cell>
          <table:table-cell table:formula="of:=SUM([.E70];[.F70])" office:value-type="float" office:value="547.958" calcext:value-type="float">
            <text:p>547.95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office:value-type="string" calcext:value-type="string">
            <text:p>(no firefox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57.463s</text:p>
          </table:table-cell>
          <table:table-cell office:value-type="float" office:value="189.962" calcext:value-type="float">
            <text:p>189.962</text:p>
          </table:table-cell>
          <table:table-cell office:value-type="float" office:value="352.603" calcext:value-type="float">
            <text:p>352.603</text:p>
          </table:table-cell>
          <table:table-cell table:formula="of:=SUM([.E71];[.F71])" office:value-type="float" office:value="542.565" calcext:value-type="float">
            <text:p>542.565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nfq6 -O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48.509s</text:p>
          </table:table-cell>
          <table:table-cell office:value-type="float" office:value="181.185" calcext:value-type="float">
            <text:p>181.185</text:p>
          </table:table-cell>
          <table:table-cell office:value-type="float" office:value="352.686" calcext:value-type="float">
            <text:p>352.686</text:p>
          </table:table-cell>
          <table:table-cell table:formula="of:=SUM([.E72];[.F72])" office:value-type="float" office:value="533.871" calcext:value-type="float">
            <text:p>533.871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nfq6 -O2</text:p>
          </table:table-cell>
          <table:table-cell office:value-type="string" calcext:value-type="string">
            <text:p>libnfq -O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7.208s</text:p>
          </table:table-cell>
          <table:table-cell office:value-type="float" office:value="187.983" calcext:value-type="float">
            <text:p>187.983</text:p>
          </table:table-cell>
          <table:table-cell office:value-type="float" office:value="352.856" calcext:value-type="float">
            <text:p>352.856</text:p>
          </table:table-cell>
          <table:table-cell table:formula="of:=SUM([.E73];[.F73])" office:value-type="float" office:value="540.839" calcext:value-type="float">
            <text:p>540.839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/>
          <table:table-cell office:value-type="string" calcext:value-type="string">
            <text:p>libnfq -O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48.632s</text:p>
          </table:table-cell>
          <table:table-cell office:value-type="float" office:value="201.56" calcext:value-type="float">
            <text:p>201.560</text:p>
          </table:table-cell>
          <table:table-cell office:value-type="float" office:value="351.902" calcext:value-type="float">
            <text:p>351.902</text:p>
          </table:table-cell>
          <table:table-cell table:formula="of:=SUM([.E74];[.F74])" office:value-type="float" office:value="553.462" calcext:value-type="float">
            <text:p>553.462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[ i.e. #define W ((werty *)data)]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36.178s</text:p>
          </table:table-cell>
          <table:table-cell office:value-type="float" office:value="201.141" calcext:value-type="float">
            <text:p>201.141</text:p>
          </table:table-cell>
          <table:table-cell office:value-type="float" office:value="351.877" calcext:value-type="float">
            <text:p>351.877</text:p>
          </table:table-cell>
          <table:table-cell table:formula="of:=SUM([.E75];[.F75])" office:value-type="float" office:value="553.018" calcext:value-type="float">
            <text:p>553.01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[ i.e. #define W ((werty *)data)]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table:style-name="ce45" office:value-type="string" calcext:value-type="string">
            <text:p>lg3 -f zxc1491 -n 99999999</text:p>
          </table:table-cell>
          <table:table-cell table:style-name="ce45" office:value-type="float" office:value="100000000" calcext:value-type="float">
            <text:p>10000000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string" calcext:value-type="string">
            <text:p>139m19.121s</text:p>
          </table:table-cell>
          <table:table-cell table:style-name="ce66" office:value-type="float" office:value="458.108" calcext:value-type="float">
            <text:p>458.108</text:p>
          </table:table-cell>
          <table:table-cell table:style-name="ce66" office:value-type="float" office:value="366.554" calcext:value-type="float">
            <text:p>366.554</text:p>
          </table:table-cell>
          <table:table-cell table:style-name="ce66" table:formula="of:=SUM([.E76];[.F76])" office:value-type="float" office:value="824.662" calcext:value-type="float">
            <text:p>824.662</text:p>
          </table:table-cell>
          <table:table-cell table:style-name="ce76" office:value-type="string" calcext:value-type="string">
            <text:p>nfq6 -t6 -t17 -t19</text:p>
          </table:table-cell>
          <table:table-cell table:style-name="ce45" office:value-type="string" calcext:value-type="string">
            <text:p>qwerty</text:p>
          </table:table-cell>
          <table:table-cell table:style-name="ce45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0m51.868s</text:p>
          </table:table-cell>
          <table:table-cell table:style-name="ce27" office:value-type="float" office:value="468.12" calcext:value-type="float">
            <text:p>468.120</text:p>
          </table:table-cell>
          <table:table-cell table:style-name="ce27" office:value-type="float" office:value="371.482" calcext:value-type="float">
            <text:p>371.482</text:p>
          </table:table-cell>
          <table:table-cell table:style-name="ce27" table:formula="of:=SUM([.E77];[.F77])" office:value-type="float" office:value="839.602" calcext:value-type="float">
            <text:p>839.60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19.379s</text:p>
          </table:table-cell>
          <table:table-cell table:style-name="ce27" office:value-type="float" office:value="472.553" calcext:value-type="float">
            <text:p>472.553</text:p>
          </table:table-cell>
          <table:table-cell table:style-name="ce27" office:value-type="float" office:value="369.458" calcext:value-type="float">
            <text:p>369.458</text:p>
          </table:table-cell>
          <table:table-cell table:style-name="ce27" table:formula="of:=SUM([.E78];[.F78])" office:value-type="float" office:value="842.011" calcext:value-type="float">
            <text:p>842.01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5.378s</text:p>
          </table:table-cell>
          <table:table-cell table:style-name="ce27" office:value-type="float" office:value="470.576" calcext:value-type="float">
            <text:p>470.576</text:p>
          </table:table-cell>
          <table:table-cell table:style-name="ce27" office:value-type="float" office:value="371.516" calcext:value-type="float">
            <text:p>371.516</text:p>
          </table:table-cell>
          <table:table-cell table:style-name="ce27" table:formula="of:=SUM([.E79];[.F79])" office:value-type="float" office:value="842.092" calcext:value-type="float">
            <text:p>842.09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20.612s</text:p>
          </table:table-cell>
          <table:table-cell table:style-name="ce27" office:value-type="float" office:value="470.516" calcext:value-type="float">
            <text:p>470.516</text:p>
          </table:table-cell>
          <table:table-cell table:style-name="ce27" office:value-type="float" office:value="371.681" calcext:value-type="float">
            <text:p>371.681</text:p>
          </table:table-cell>
          <table:table-cell table:style-name="ce27" table:formula="of:=SUM([.E80];[.F80])" office:value-type="float" office:value="842.197" calcext:value-type="float">
            <text:p>842.197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54.010s</text:p>
          </table:table-cell>
          <table:table-cell table:style-name="ce27" office:value-type="float" office:value="468.244" calcext:value-type="float">
            <text:p>468.244</text:p>
          </table:table-cell>
          <table:table-cell table:style-name="ce27" office:value-type="float" office:value="378.295" calcext:value-type="float">
            <text:p>378.295</text:p>
          </table:table-cell>
          <table:table-cell table:style-name="ce27" table:formula="of:=SUM([.E81];[.F81])" office:value-type="float" office:value="846.539" calcext:value-type="float">
            <text:p>846.539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13.160s</text:p>
          </table:table-cell>
          <table:table-cell table:style-name="ce27" office:value-type="float" office:value="473.043" calcext:value-type="float">
            <text:p>473.043</text:p>
          </table:table-cell>
          <table:table-cell table:style-name="ce27" office:value-type="float" office:value="374.528" calcext:value-type="float">
            <text:p>374.528</text:p>
          </table:table-cell>
          <table:table-cell table:style-name="ce27" table:formula="of:=SUM([.E82];[.F82])" office:value-type="float" office:value="847.571" calcext:value-type="float">
            <text:p>847.57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4m02.246s</text:p>
          </table:table-cell>
          <table:table-cell table:style-name="ce27" office:value-type="float" office:value="480.955" calcext:value-type="float">
            <text:p>480.955</text:p>
          </table:table-cell>
          <table:table-cell table:style-name="ce27" office:value-type="float" office:value="367.336" calcext:value-type="float">
            <text:p>367.336</text:p>
          </table:table-cell>
          <table:table-cell table:style-name="ce27" table:formula="of:=SUM([.E83];[.F83])" office:value-type="float" office:value="848.291" calcext:value-type="float">
            <text:p>848.29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01.816s</text:p>
          </table:table-cell>
          <table:table-cell table:style-name="ce27" office:value-type="float" office:value="475.192" calcext:value-type="float">
            <text:p>475.192</text:p>
          </table:table-cell>
          <table:table-cell table:style-name="ce27" office:value-type="float" office:value="373.503" calcext:value-type="float">
            <text:p>373.503</text:p>
          </table:table-cell>
          <table:table-cell table:style-name="ce27" table:formula="of:=SUM([.E84];[.F84])" office:value-type="float" office:value="848.695" calcext:value-type="float">
            <text:p>848.695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20.844s</text:p>
          </table:table-cell>
          <table:table-cell table:style-name="ce27" office:value-type="float" office:value="472.687" calcext:value-type="float">
            <text:p>472.687</text:p>
          </table:table-cell>
          <table:table-cell table:style-name="ce27" office:value-type="float" office:value="376.021" calcext:value-type="float">
            <text:p>376.021</text:p>
          </table:table-cell>
          <table:table-cell table:style-name="ce27" table:formula="of:=SUM([.E85];[.F85])" office:value-type="float" office:value="848.708" calcext:value-type="float">
            <text:p>848.708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0.971s</text:p>
          </table:table-cell>
          <table:table-cell table:style-name="ce27" office:value-type="float" office:value="475.164" calcext:value-type="float">
            <text:p>475.164</text:p>
          </table:table-cell>
          <table:table-cell table:style-name="ce27" office:value-type="float" office:value="375.603" calcext:value-type="float">
            <text:p>375.603</text:p>
          </table:table-cell>
          <table:table-cell table:style-name="ce27" table:formula="of:=SUM([.E86];[.F86])" office:value-type="float" office:value="850.767" calcext:value-type="float">
            <text:p>850.767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16.863s</text:p>
          </table:table-cell>
          <table:table-cell table:style-name="ce27" office:value-type="float" office:value="475.539" calcext:value-type="float">
            <text:p>475.539</text:p>
          </table:table-cell>
          <table:table-cell table:style-name="ce27" office:value-type="float" office:value="377.357" calcext:value-type="float">
            <text:p>377.357</text:p>
          </table:table-cell>
          <table:table-cell table:style-name="ce27" table:formula="of:=SUM([.E87];[.F87])" office:value-type="float" office:value="852.896" calcext:value-type="float">
            <text:p>852.896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02.391s</text:p>
          </table:table-cell>
          <table:table-cell table:style-name="ce27" office:value-type="float" office:value="477.661" calcext:value-type="float">
            <text:p>477.661</text:p>
          </table:table-cell>
          <table:table-cell table:style-name="ce27" office:value-type="float" office:value="375.871" calcext:value-type="float">
            <text:p>375.871</text:p>
          </table:table-cell>
          <table:table-cell table:style-name="ce27" table:formula="of:=SUM([.E88];[.F88])" office:value-type="float" office:value="853.532" calcext:value-type="float">
            <text:p>853.53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30.686s</text:p>
          </table:table-cell>
          <table:table-cell table:style-name="ce27" office:value-type="float" office:value="478.988" calcext:value-type="float">
            <text:p>478.988</text:p>
          </table:table-cell>
          <table:table-cell table:style-name="ce27" office:value-type="float" office:value="376.453" calcext:value-type="float">
            <text:p>376.453</text:p>
          </table:table-cell>
          <table:table-cell table:style-name="ce27" table:formula="of:=SUM([.E89];[.F89])" office:value-type="float" office:value="855.441" calcext:value-type="float">
            <text:p>855.4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52.135s</text:p>
          </table:table-cell>
          <table:table-cell table:style-name="ce27" office:value-type="float" office:value="478.345" calcext:value-type="float">
            <text:p>478.345</text:p>
          </table:table-cell>
          <table:table-cell table:style-name="ce27" office:value-type="float" office:value="379.296" calcext:value-type="float">
            <text:p>379.296</text:p>
          </table:table-cell>
          <table:table-cell table:style-name="ce27" table:formula="of:=SUM([.E90];[.F90])" office:value-type="float" office:value="857.641" calcext:value-type="float">
            <text:p>857.6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15.785s</text:p>
          </table:table-cell>
          <table:table-cell table:style-name="ce27" office:value-type="float" office:value="479.645" calcext:value-type="float">
            <text:p>479.645</text:p>
          </table:table-cell>
          <table:table-cell table:style-name="ce27" office:value-type="float" office:value="378.396" calcext:value-type="float">
            <text:p>378.396</text:p>
          </table:table-cell>
          <table:table-cell table:style-name="ce27" table:formula="of:=SUM([.E91];[.F91])" office:value-type="float" office:value="858.041" calcext:value-type="float">
            <text:p>858.0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47" office:value-type="string" calcext:value-type="string">
            <text:p>lg3 -f zxc1491 -n 99999999</text:p>
          </table:table-cell>
          <table:table-cell table:style-name="ce47" office:value-type="float" office:value="100000000" calcext:value-type="float">
            <text:p>10000000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string" calcext:value-type="string">
            <text:p>143m53.169s</text:p>
          </table:table-cell>
          <table:table-cell table:style-name="ce68" office:value-type="float" office:value="477.582" calcext:value-type="float">
            <text:p>477.582</text:p>
          </table:table-cell>
          <table:table-cell table:style-name="ce68" office:value-type="float" office:value="382.053" calcext:value-type="float">
            <text:p>382.053</text:p>
          </table:table-cell>
          <table:table-cell table:style-name="ce68" table:formula="of:=SUM([.E92];[.F92])" office:value-type="float" office:value="859.635" calcext:value-type="float">
            <text:p>859.635</text:p>
          </table:table-cell>
          <table:table-cell table:style-name="ce78" office:value-type="string" calcext:value-type="string">
            <text:p>nfq6 -t6 -t17 -t19</text:p>
          </table:table-cell>
          <table:table-cell table:style-name="ce47" office:value-type="string" calcext:value-type="string">
            <text:p>qwerty</text:p>
          </table:table-cell>
          <table:table-cell table:style-name="ce47" table:number-columns-repeated="3"/>
          <table:table-cell table:style-name="ce47" office:value-type="string" calcext:value-type="string">
            <text:p>xterms minimised</text:p>
          </table:table-cell>
          <table:table-cell table:style-name="ce47" table:number-columns-repeated="1011"/>
        </table:table-row>
        <table:table-row table:style-name="ro2">
          <table:table-cell table:style-name="ce16" office:value-type="string" calcext:value-type="string">
            <text:p>lg3 -f zxc1491 -n 99999999</text:p>
          </table:table-cell>
          <table:table-cell table:style-name="ce16" office:value-type="float" office:value="100000000" calcext:value-type="float">
            <text:p>1000000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45m7.187s</text:p>
          </table:table-cell>
          <table:table-cell table:style-name="ce39" office:value-type="float" office:value="475.416" calcext:value-type="float">
            <text:p>475.416</text:p>
          </table:table-cell>
          <table:table-cell table:style-name="ce39" office:value-type="float" office:value="410.094" calcext:value-type="float">
            <text:p>410.094</text:p>
          </table:table-cell>
          <table:table-cell table:style-name="ce39" table:formula="of:=SUM([.E93];[.F93])" office:value-type="float" office:value="885.51" calcext:value-type="float">
            <text:p>885.510</text:p>
          </table:table-cell>
          <table:table-cell table:style-name="ce44" office:value-type="string" calcext:value-type="string">
            <text:p>nfq6 -t6 -t8 -t17 -t19</text:p>
          </table:table-cell>
          <table:table-cell table:style-name="ce16" office:value-type="string" calcext:value-type="string">
            <text:p>qwerty</text:p>
          </table:table-cell>
          <table:table-cell table:style-name="ce16" table:number-columns-repeated="3"/>
          <table:table-cell table:style-name="ce16" office:value-type="string" calcext:value-type="string">
            <text:p>xterms minimised, ran some kernel builds (niced down)</text:p>
          </table:table-cell>
          <table:table-cell table:style-name="ce16" table:number-columns-repeated="1011"/>
        </table:table-row>
        <table:table-row table:style-name="ro2">
          <table:table-cell table:style-name="ce16" office:value-type="string" calcext:value-type="string">
            <text:p>lg3 -f zxc1491 -n 99999999</text:p>
          </table:table-cell>
          <table:table-cell table:style-name="ce16" office:value-type="float" office:value="100000000" calcext:value-type="float">
            <text:p>1000000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51m38.543s</text:p>
          </table:table-cell>
          <table:table-cell table:style-name="ce39" office:value-type="float" office:value="479.097" calcext:value-type="float">
            <text:p>479.097</text:p>
          </table:table-cell>
          <table:table-cell table:style-name="ce39" office:value-type="float" office:value="435.234" calcext:value-type="float">
            <text:p>435.234</text:p>
          </table:table-cell>
          <table:table-cell table:style-name="ce39" table:formula="of:=SUM([.E94];[.F94])" office:value-type="float" office:value="914.331" calcext:value-type="float">
            <text:p>914.331</text:p>
          </table:table-cell>
          <table:table-cell table:style-name="ce44" office:value-type="string" calcext:value-type="string">
            <text:p>nfq6 -t6 -t8 -t17 -t19</text:p>
          </table:table-cell>
          <table:table-cell table:style-name="ce16" office:value-type="string" calcext:value-type="string">
            <text:p>qwerty</text:p>
          </table:table-cell>
          <table:table-cell table:style-name="ce16" table:number-columns-repeated="3"/>
          <table:table-cell table:style-name="ce16" office:value-type="string" calcext:value-type="string">
            <text:p>xterms minimised, <text:span text:style-name="T1">lots</text:span> of kernel builds</text:p>
          </table:table-cell>
          <table:table-cell table:style-name="ce16" table:number-columns-repeated="1011"/>
        </table:table-row>
        <table:table-row table:style-name="ro2">
          <table:table-cell table:style-name="ce49" office:value-type="string" calcext:value-type="string">
            <text:p>lg3 -f zxc1491 -n 99999999</text:p>
          </table:table-cell>
          <table:table-cell table:style-name="ce49" office:value-type="float" office:value="100000000" calcext:value-type="float">
            <text:p>10000000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>
            <text:p>140m49.518s</text:p>
          </table:table-cell>
          <table:table-cell table:style-name="ce70" office:value-type="float" office:value="467.462" calcext:value-type="float">
            <text:p>467.462</text:p>
          </table:table-cell>
          <table:table-cell table:style-name="ce70" office:value-type="float" office:value="396.283" calcext:value-type="float">
            <text:p>396.283</text:p>
          </table:table-cell>
          <table:table-cell table:style-name="ce70" table:formula="of:=SUM([.E95];[.F95])" office:value-type="float" office:value="863.745" calcext:value-type="float">
            <text:p>863.745</text:p>
          </table:table-cell>
          <table:table-cell table:style-name="ce80" office:value-type="string" calcext:value-type="string">
            <text:p>nfq6 -t6 -t8 -t17 -t19</text:p>
          </table:table-cell>
          <table:table-cell table:style-name="ce49" office:value-type="string" calcext:value-type="string">
            <text:p>qWerty</text:p>
          </table:table-cell>
          <table:table-cell table:style-name="ce49" table:number-columns-repeated="3"/>
          <table:table-cell table:style-name="ce49" office:value-type="string" calcext:value-type="string">
            <text:p>xterms minimised</text:p>
          </table:table-cell>
          <table:table-cell table:style-name="ce49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1m47.675s</text:p>
          </table:table-cell>
          <table:table-cell table:style-name="ce71" office:value-type="float" office:value="469.164" calcext:value-type="float">
            <text:p>469.164</text:p>
          </table:table-cell>
          <table:table-cell table:style-name="ce71" office:value-type="float" office:value="397.726" calcext:value-type="float">
            <text:p>397.726</text:p>
          </table:table-cell>
          <table:table-cell table:style-name="ce71" table:formula="of:=SUM([.E96];[.F96])" office:value-type="float" office:value="866.89" calcext:value-type="float">
            <text:p>866.890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17.137s</text:p>
          </table:table-cell>
          <table:table-cell table:style-name="ce71" office:value-type="float" office:value="468.719" calcext:value-type="float">
            <text:p>468.719</text:p>
          </table:table-cell>
          <table:table-cell table:style-name="ce71" office:value-type="float" office:value="398.238" calcext:value-type="float">
            <text:p>398.238</text:p>
          </table:table-cell>
          <table:table-cell table:style-name="ce71" table:formula="of:=SUM([.E97];[.F97])" office:value-type="float" office:value="866.957" calcext:value-type="float">
            <text:p>866.957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30.970s</text:p>
          </table:table-cell>
          <table:table-cell table:style-name="ce71" office:value-type="float" office:value="469.89" calcext:value-type="float">
            <text:p>469.890</text:p>
          </table:table-cell>
          <table:table-cell table:style-name="ce71" office:value-type="float" office:value="398.855" calcext:value-type="float">
            <text:p>398.855</text:p>
          </table:table-cell>
          <table:table-cell table:style-name="ce71" table:formula="of:=SUM([.E98];[.F98])" office:value-type="float" office:value="868.745" calcext:value-type="float">
            <text:p>868.74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, cron day / week / month ran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5.831s</text:p>
          </table:table-cell>
          <table:table-cell table:style-name="ce71" office:value-type="float" office:value="469.411" calcext:value-type="float">
            <text:p>469.411</text:p>
          </table:table-cell>
          <table:table-cell table:style-name="ce71" office:value-type="float" office:value="399.454" calcext:value-type="float">
            <text:p>399.454</text:p>
          </table:table-cell>
          <table:table-cell table:style-name="ce71" table:formula="of:=SUM([.E99];[.F99])" office:value-type="float" office:value="868.865" calcext:value-type="float">
            <text:p>868.86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3.099s</text:p>
          </table:table-cell>
          <table:table-cell table:style-name="ce71" office:value-type="float" office:value="471.773" calcext:value-type="float">
            <text:p>471.773</text:p>
          </table:table-cell>
          <table:table-cell table:style-name="ce71" office:value-type="float" office:value="397.801" calcext:value-type="float">
            <text:p>397.801</text:p>
          </table:table-cell>
          <table:table-cell table:style-name="ce71" table:formula="of:=SUM([.E100];[.F100])" office:value-type="float" office:value="869.574" calcext:value-type="float">
            <text:p>869.574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1m20.167s</text:p>
          </table:table-cell>
          <table:table-cell table:style-name="ce71" office:value-type="float" office:value="469.6" calcext:value-type="float">
            <text:p>469.600</text:p>
          </table:table-cell>
          <table:table-cell table:style-name="ce71" office:value-type="float" office:value="400.138" calcext:value-type="float">
            <text:p>400.138</text:p>
          </table:table-cell>
          <table:table-cell table:style-name="ce71" table:formula="of:=SUM([.E101];[.F101])" office:value-type="float" office:value="869.738" calcext:value-type="float">
            <text:p>869.738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5.131s</text:p>
          </table:table-cell>
          <table:table-cell table:style-name="ce71" office:value-type="float" office:value="468.492" calcext:value-type="float">
            <text:p>468.492</text:p>
          </table:table-cell>
          <table:table-cell table:style-name="ce71" office:value-type="float" office:value="401.573" calcext:value-type="float">
            <text:p>401.573</text:p>
          </table:table-cell>
          <table:table-cell table:style-name="ce71" table:formula="of:=SUM([.E102];[.F102])" office:value-type="float" office:value="870.065" calcext:value-type="float">
            <text:p>870.06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45.162s</text:p>
          </table:table-cell>
          <table:table-cell table:style-name="ce71" office:value-type="float" office:value="469.235" calcext:value-type="float">
            <text:p>469.235</text:p>
          </table:table-cell>
          <table:table-cell table:style-name="ce71" office:value-type="float" office:value="404.397" calcext:value-type="float">
            <text:p>404.397</text:p>
          </table:table-cell>
          <table:table-cell table:style-name="ce71" table:formula="of:=SUM([.E103];[.F103])" office:value-type="float" office:value="873.632" calcext:value-type="float">
            <text:p>873.632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49.958s</text:p>
          </table:table-cell>
          <table:table-cell table:style-name="ce71" office:value-type="float" office:value="472.214" calcext:value-type="float">
            <text:p>472.214</text:p>
          </table:table-cell>
          <table:table-cell table:style-name="ce71" office:value-type="float" office:value="401.987" calcext:value-type="float">
            <text:p>401.987</text:p>
          </table:table-cell>
          <table:table-cell table:style-name="ce71" table:formula="of:=SUM([.E104];[.F104])" office:value-type="float" office:value="874.201" calcext:value-type="float">
            <text:p>874.201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23.613s</text:p>
          </table:table-cell>
          <table:table-cell table:style-name="ce71" office:value-type="float" office:value="471.74" calcext:value-type="float">
            <text:p>471.740</text:p>
          </table:table-cell>
          <table:table-cell table:style-name="ce71" office:value-type="float" office:value="402.681" calcext:value-type="float">
            <text:p>402.681</text:p>
          </table:table-cell>
          <table:table-cell table:style-name="ce71" table:formula="of:=SUM([.E105];[.F105])" office:value-type="float" office:value="874.421" calcext:value-type="float">
            <text:p>874.421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1015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18.634s</text:p>
          </table:table-cell>
          <table:table-cell table:style-name="ce71" office:value-type="float" office:value="471.79" calcext:value-type="float">
            <text:p>471.790</text:p>
          </table:table-cell>
          <table:table-cell table:style-name="ce71" office:value-type="float" office:value="403.836" calcext:value-type="float">
            <text:p>403.836</text:p>
          </table:table-cell>
          <table:table-cell table:style-name="ce71" table:formula="of:=SUM([.E106];[.F106])" office:value-type="float" office:value="875.626" calcext:value-type="float">
            <text:p>875.626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1015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32.764s</text:p>
          </table:table-cell>
          <table:table-cell table:style-name="ce71" office:value-type="float" office:value="472.644" calcext:value-type="float">
            <text:p>472.644</text:p>
          </table:table-cell>
          <table:table-cell table:style-name="ce71" office:value-type="float" office:value="403.473" calcext:value-type="float">
            <text:p>403.473</text:p>
          </table:table-cell>
          <table:table-cell table:style-name="ce71" table:formula="of:=SUM([.E107];[.F107])" office:value-type="float" office:value="876.117" calcext:value-type="float">
            <text:p>876.117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24.035s</text:p>
          </table:table-cell>
          <table:table-cell table:style-name="ce71" office:value-type="float" office:value="472.242" calcext:value-type="float">
            <text:p>472.242</text:p>
          </table:table-cell>
          <table:table-cell table:style-name="ce71" office:value-type="float" office:value="404.03" calcext:value-type="float">
            <text:p>404.030</text:p>
          </table:table-cell>
          <table:table-cell table:style-name="ce71" table:formula="of:=SUM([.E108];[.F108])" office:value-type="float" office:value="876.272" calcext:value-type="float">
            <text:p>876.272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4m05.923s</text:p>
          </table:table-cell>
          <table:table-cell table:style-name="ce71" office:value-type="float" office:value="473.621" calcext:value-type="float">
            <text:p>473.621</text:p>
          </table:table-cell>
          <table:table-cell table:style-name="ce71" office:value-type="float" office:value="406.677" calcext:value-type="float">
            <text:p>406.677</text:p>
          </table:table-cell>
          <table:table-cell table:style-name="ce71" table:formula="of:=SUM([.E109];[.F109])" office:value-type="float" office:value="880.298" calcext:value-type="float">
            <text:p>880.298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3">
          <table:table-cell table:style-name="ce49" office:value-type="string" calcext:value-type="string">
            <text:p>lg3 -f zxc1491 -n 99999999</text:p>
          </table:table-cell>
          <table:table-cell table:style-name="ce49" office:value-type="float" office:value="100000000" calcext:value-type="float">
            <text:p>10000000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>
            <text:p>143m56.150s</text:p>
          </table:table-cell>
          <table:table-cell table:style-name="ce70" office:value-type="float" office:value="471.675" calcext:value-type="float">
            <text:p>471.675</text:p>
          </table:table-cell>
          <table:table-cell table:style-name="ce70" office:value-type="float" office:value="410.433" calcext:value-type="float">
            <text:p>410.433</text:p>
          </table:table-cell>
          <table:table-cell table:style-name="ce70" table:formula="of:=SUM([.E110];[.F110])" office:value-type="float" office:value="882.108" calcext:value-type="float">
            <text:p>882.108</text:p>
          </table:table-cell>
          <table:table-cell table:style-name="ce80" office:value-type="string" calcext:value-type="string">
            <text:p>nfq6 -t6 -t8 -t17 -t19</text:p>
          </table:table-cell>
          <table:table-cell table:style-name="ce49" office:value-type="string" calcext:value-type="string">
            <text:p>qWerty</text:p>
          </table:table-cell>
          <table:table-cell table:style-name="ce49" table:number-columns-repeated="3"/>
          <table:table-cell table:style-name="ce49" office:value-type="string" calcext:value-type="string">
            <text:p>xterms minimised</text:p>
          </table:table-cell>
          <table:table-cell table:style-name="ce49" table:number-columns-repeated="1011"/>
        </table:table-row>
        <table:table-row table:style-name="ro2">
          <table:table-cell table:style-name="ce51" office:value-type="string" calcext:value-type="string">
            <text:p>lg3 -f zxc1491 -n 99999999</text:p>
          </table:table-cell>
          <table:table-cell table:style-name="ce51" office:value-type="float" office:value="100000000" calcext:value-type="float">
            <text:p>10000000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140m59.194s</text:p>
          </table:table-cell>
          <table:table-cell table:style-name="ce72" office:value-type="float" office:value="465.953" calcext:value-type="float">
            <text:p>465.953</text:p>
          </table:table-cell>
          <table:table-cell table:style-name="ce72" office:value-type="float" office:value="393.473" calcext:value-type="float">
            <text:p>393.473</text:p>
          </table:table-cell>
          <table:table-cell table:style-name="ce72" table:formula="of:=SUM([.E111];[.F111])" office:value-type="float" office:value="859.426" calcext:value-type="float">
            <text:p>859.426</text:p>
          </table:table-cell>
          <table:table-cell table:style-name="ce82" office:value-type="string" calcext:value-type="string">
            <text:p>nfq6 -t6 -t8 -t17 -t19</text:p>
          </table:table-cell>
          <table:table-cell table:style-name="ce51" office:value-type="string" calcext:value-type="string">
            <text:p>qwerty</text:p>
          </table:table-cell>
          <table:table-cell table:style-name="ce51" table:number-columns-repeated="3"/>
          <table:table-cell table:style-name="ce51" office:value-type="string" calcext:value-type="string">
            <text:p>xterms minimised</text:p>
          </table:table-cell>
          <table:table-cell table:style-name="ce51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35.341s</text:p>
          </table:table-cell>
          <table:table-cell table:style-name="ce28" office:value-type="float" office:value="465.264" calcext:value-type="float">
            <text:p>465.264</text:p>
          </table:table-cell>
          <table:table-cell table:style-name="ce28" office:value-type="float" office:value="397.931" calcext:value-type="float">
            <text:p>397.931</text:p>
          </table:table-cell>
          <table:table-cell table:style-name="ce28" table:formula="of:=SUM([.E112];[.F112])" office:value-type="float" office:value="863.195" calcext:value-type="float">
            <text:p>863.195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43.247s</text:p>
          </table:table-cell>
          <table:table-cell table:style-name="ce28" office:value-type="float" office:value="469.462" calcext:value-type="float">
            <text:p>469.462</text:p>
          </table:table-cell>
          <table:table-cell table:style-name="ce28" office:value-type="float" office:value="396.422" calcext:value-type="float">
            <text:p>396.422</text:p>
          </table:table-cell>
          <table:table-cell table:style-name="ce28" table:formula="of:=SUM([.E113];[.F113])" office:value-type="float" office:value="865.884" calcext:value-type="float">
            <text:p>865.884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02.483s</text:p>
          </table:table-cell>
          <table:table-cell table:style-name="ce28" office:value-type="float" office:value="467.585" calcext:value-type="float">
            <text:p>467.585</text:p>
          </table:table-cell>
          <table:table-cell table:style-name="ce28" office:value-type="float" office:value="399.436" calcext:value-type="float">
            <text:p>399.436</text:p>
          </table:table-cell>
          <table:table-cell table:style-name="ce28" table:formula="of:=SUM([.E114];[.F114])" office:value-type="float" office:value="867.021" calcext:value-type="float">
            <text:p>867.02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19.223s</text:p>
          </table:table-cell>
          <table:table-cell table:style-name="ce28" office:value-type="float" office:value="466.571" calcext:value-type="float">
            <text:p>466.571</text:p>
          </table:table-cell>
          <table:table-cell table:style-name="ce28" office:value-type="float" office:value="400.556" calcext:value-type="float">
            <text:p>400.556</text:p>
          </table:table-cell>
          <table:table-cell table:style-name="ce28" table:formula="of:=SUM([.E115];[.F115])" office:value-type="float" office:value="867.127" calcext:value-type="float">
            <text:p>867.12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3.083s</text:p>
          </table:table-cell>
          <table:table-cell table:style-name="ce28" office:value-type="float" office:value="467.293" calcext:value-type="float">
            <text:p>467.293</text:p>
          </table:table-cell>
          <table:table-cell table:style-name="ce28" office:value-type="float" office:value="399.878" calcext:value-type="float">
            <text:p>399.878</text:p>
          </table:table-cell>
          <table:table-cell table:style-name="ce28" table:formula="of:=SUM([.E116];[.F116])" office:value-type="float" office:value="867.171" calcext:value-type="float">
            <text:p>867.17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41.157s</text:p>
          </table:table-cell>
          <table:table-cell table:style-name="ce28" office:value-type="float" office:value="465.724" calcext:value-type="float">
            <text:p>465.724</text:p>
          </table:table-cell>
          <table:table-cell table:style-name="ce28" office:value-type="float" office:value="401.788" calcext:value-type="float">
            <text:p>401.788</text:p>
          </table:table-cell>
          <table:table-cell table:style-name="ce28" table:formula="of:=SUM([.E117];[.F117])" office:value-type="float" office:value="867.512" calcext:value-type="float">
            <text:p>867.51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7.369s</text:p>
          </table:table-cell>
          <table:table-cell table:style-name="ce28" office:value-type="float" office:value="469.833" calcext:value-type="float">
            <text:p>469.833</text:p>
          </table:table-cell>
          <table:table-cell table:style-name="ce28" office:value-type="float" office:value="398.352" calcext:value-type="float">
            <text:p>398.352</text:p>
          </table:table-cell>
          <table:table-cell table:style-name="ce28" table:formula="of:=SUM([.E118];[.F118])" office:value-type="float" office:value="868.185" calcext:value-type="float">
            <text:p>868.185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45.299s</text:p>
          </table:table-cell>
          <table:table-cell table:style-name="ce28" office:value-type="float" office:value="470.927" calcext:value-type="float">
            <text:p>470.927</text:p>
          </table:table-cell>
          <table:table-cell table:style-name="ce28" office:value-type="float" office:value="398.982" calcext:value-type="float">
            <text:p>398.982</text:p>
          </table:table-cell>
          <table:table-cell table:style-name="ce28" table:formula="of:=SUM([.E119];[.F119])" office:value-type="float" office:value="869.909" calcext:value-type="float">
            <text:p>869.909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31.079s</text:p>
          </table:table-cell>
          <table:table-cell table:style-name="ce28" office:value-type="float" office:value="471.05" calcext:value-type="float">
            <text:p>471.050</text:p>
          </table:table-cell>
          <table:table-cell table:style-name="ce28" office:value-type="float" office:value="401.012" calcext:value-type="float">
            <text:p>401.012</text:p>
          </table:table-cell>
          <table:table-cell table:style-name="ce28" table:formula="of:=SUM([.E120];[.F120])" office:value-type="float" office:value="872.062" calcext:value-type="float">
            <text:p>872.06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40.097s</text:p>
          </table:table-cell>
          <table:table-cell table:style-name="ce28" office:value-type="float" office:value="471.188" calcext:value-type="float">
            <text:p>471.188</text:p>
          </table:table-cell>
          <table:table-cell table:style-name="ce28" office:value-type="float" office:value="402.374" calcext:value-type="float">
            <text:p>402.374</text:p>
          </table:table-cell>
          <table:table-cell table:style-name="ce28" table:formula="of:=SUM([.E121];[.F121])" office:value-type="float" office:value="873.562" calcext:value-type="float">
            <text:p>873.56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4.989s</text:p>
          </table:table-cell>
          <table:table-cell table:style-name="ce28" office:value-type="float" office:value="470.676" calcext:value-type="float">
            <text:p>470.676</text:p>
          </table:table-cell>
          <table:table-cell table:style-name="ce28" office:value-type="float" office:value="403.517" calcext:value-type="float">
            <text:p>403.517</text:p>
          </table:table-cell>
          <table:table-cell table:style-name="ce28" table:formula="of:=SUM([.E122];[.F122])" office:value-type="float" office:value="874.193" calcext:value-type="float">
            <text:p>874.193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4m4.354s</text:p>
          </table:table-cell>
          <table:table-cell table:style-name="ce28" office:value-type="float" office:value="473.474" calcext:value-type="float">
            <text:p>473.474</text:p>
          </table:table-cell>
          <table:table-cell table:style-name="ce28" office:value-type="float" office:value="401.693" calcext:value-type="float">
            <text:p>401.693</text:p>
          </table:table-cell>
          <table:table-cell table:style-name="ce28" table:formula="of:=SUM([.E123];[.F123])" office:value-type="float" office:value="875.167" calcext:value-type="float">
            <text:p>875.16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38.180s</text:p>
          </table:table-cell>
          <table:table-cell table:style-name="ce28" office:value-type="float" office:value="472.927" calcext:value-type="float">
            <text:p>472.927</text:p>
          </table:table-cell>
          <table:table-cell table:style-name="ce28" office:value-type="float" office:value="403.434" calcext:value-type="float">
            <text:p>403.434</text:p>
          </table:table-cell>
          <table:table-cell table:style-name="ce28" table:formula="of:=SUM([.E124];[.F124])" office:value-type="float" office:value="876.361" calcext:value-type="float">
            <text:p>876.36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20.169s</text:p>
          </table:table-cell>
          <table:table-cell table:style-name="ce28" office:value-type="float" office:value="472.043" calcext:value-type="float">
            <text:p>472.043</text:p>
          </table:table-cell>
          <table:table-cell table:style-name="ce28" office:value-type="float" office:value="405.6" calcext:value-type="float">
            <text:p>405.600</text:p>
          </table:table-cell>
          <table:table-cell table:style-name="ce28" table:formula="of:=SUM([.E125];[.F125])" office:value-type="float" office:value="877.643" calcext:value-type="float">
            <text:p>877.643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50.841s</text:p>
          </table:table-cell>
          <table:table-cell table:style-name="ce28" office:value-type="float" office:value="472.895" calcext:value-type="float">
            <text:p>472.895</text:p>
          </table:table-cell>
          <table:table-cell table:style-name="ce28" office:value-type="float" office:value="404.972" calcext:value-type="float">
            <text:p>404.972</text:p>
          </table:table-cell>
          <table:table-cell table:style-name="ce28" table:formula="of:=SUM([.E126];[.F126])" office:value-type="float" office:value="877.867" calcext:value-type="float">
            <text:p>877.86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51" office:value-type="string" calcext:value-type="string">
            <text:p>lg3 -f zxc1491 -n 99999999</text:p>
          </table:table-cell>
          <table:table-cell table:style-name="ce51" office:value-type="float" office:value="100000000" calcext:value-type="float">
            <text:p>10000000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143m57.829s</text:p>
          </table:table-cell>
          <table:table-cell table:style-name="ce72" office:value-type="float" office:value="476.375" calcext:value-type="float">
            <text:p>476.375</text:p>
          </table:table-cell>
          <table:table-cell table:style-name="ce72" office:value-type="float" office:value="404.846" calcext:value-type="float">
            <text:p>404.846</text:p>
          </table:table-cell>
          <table:table-cell table:style-name="ce72" table:formula="of:=SUM([.E127];[.F127])" office:value-type="float" office:value="881.221" calcext:value-type="float">
            <text:p>881.221</text:p>
          </table:table-cell>
          <table:table-cell table:style-name="ce82" office:value-type="string" calcext:value-type="string">
            <text:p>nfq6 -t6 -t8 -t17 -t19</text:p>
          </table:table-cell>
          <table:table-cell table:style-name="ce51" office:value-type="string" calcext:value-type="string">
            <text:p>qwerty</text:p>
          </table:table-cell>
          <table:table-cell table:style-name="ce51" table:number-columns-repeated="3"/>
          <table:table-cell table:style-name="ce51" office:value-type="string" calcext:value-type="string">
            <text:p>xterms minimised</text:p>
          </table:table-cell>
          <table:table-cell table:style-name="ce51" table:number-columns-repeated="1011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g3 Analysed" table:style-name="ta1">
        <table:table-column table:style-name="co9" table:default-cell-style-name="ce11"/>
        <table:table-column table:style-name="co10" table:default-cell-style-name="ce11"/>
        <table:table-column table:style-name="co8" table:number-columns-repeated="2" table:default-cell-style-name="ce26"/>
        <table:table-column table:style-name="co6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11"/>
        <table:table-column table:style-name="co14" table:default-cell-style-name="ce11"/>
        <table:table-column table:style-name="co8" table:number-columns-repeated="1014" table:default-cell-style-name="ce11"/>
        <table:table-column table:style-name="co8" table:default-cell-style-name="Default"/>
        <table:table-row table:style-name="ro1">
          <table:table-cell table:style-name="ce84" office:value-type="string" calcext:value-type="string">
            <text:p>loadgen3.sh command line</text:p>
          </table:table-cell>
          <table:table-cell table:style-name="ce84" office:value-type="string" calcext:value-type="string">
            <text:p>nfq6 tests</text:p>
          </table:table-cell>
          <table:table-cell table:style-name="ce85" office:value-type="string" calcext:value-type="string">
            <text:p>median</text:p>
          </table:table-cell>
          <table:table-cell table:style-name="ce85" office:value-type="string" calcext:value-type="string">
            <text:p>mean</text:p>
          </table:table-cell>
          <table:table-cell table:style-name="ce85" office:value-type="string" calcext:value-type="string">
            <text:p>variance</text:p>
          </table:table-cell>
          <table:table-cell table:style-name="ce85" office:value-type="string" calcext:value-type="string">
            <text:p>mean-1</text:p>
          </table:table-cell>
          <table:table-cell table:style-name="ce85" office:value-type="string" calcext:value-type="string">
            <text:p>variance-1</text:p>
          </table:table-cell>
          <table:table-cell table:style-name="ce84" office:value-type="string" calcext:value-type="string">
            <text:p>nfq6 opt</text:p>
          </table:table-cell>
          <table:table-cell table:style-name="ce84" office:value-type="string" calcext:value-type="string">
            <text:p>libnfq opt</text:p>
          </table:table-cell>
          <table:table-cell table:style-name="ce84" office:value-type="string" calcext:value-type="string">
            <text:p>libnfq features</text:p>
          </table:table-cell>
          <table:table-cell table:style-name="ce84" table:number-columns-repeated="1013"/>
          <table:table-cell/>
        </table:table-row>
        <table:table-row table:style-name="ro2">
          <table:table-cell table:style-name="ce14" table:formula="of:=[$'Raw data'.A76]" office:value-type="string" office:string-value="lg3 -f zxc1491 -n 99999999" calcext:value-type="string">
            <text:p>lg3 -f zxc1491 -n 99999999</text:p>
          </table:table-cell>
          <table:table-cell table:style-name="ce21" office:value-type="string" calcext:value-type="string">
            <text:p><text:s/>-t6 -t17 -t19</text:p>
          </table:table-cell>
          <table:table-cell table:style-name="ce27" table:formula="of:=MEDIAN([$'Raw data'.G76:$'Raw data'.G92])" office:value-type="float" office:value="848.695" calcext:value-type="float">
            <text:p>848.695</text:p>
          </table:table-cell>
          <table:table-cell table:style-name="ce27" table:formula="of:=AVERAGE([$'Raw data'.G76:$'Raw data'.G92])" office:value-type="float" office:value="848.136529411765" calcext:value-type="float">
            <text:p>848.137</text:p>
          </table:table-cell>
          <table:table-cell table:style-name="ce27" table:formula="of:=VAR([$'Raw data'.G76:$'Raw data'.G92])" office:value-type="float" office:value="73.0905678897056" calcext:value-type="float">
            <text:p>73.091</text:p>
          </table:table-cell>
          <table:table-cell table:style-name="ce66" table:formula="of:=AVERAGE([$'Raw data'.G77:$'Raw data'.G91])" office:value-type="float" office:value="848.934933333333" calcext:value-type="float">
            <text:p>848.935</text:p>
          </table:table-cell>
          <table:table-cell table:style-name="ce66" table:formula="of:=VAR([$'Raw data'.G77:$'Raw data'.G91])" office:value-type="float" office:value="34.0442140666665" calcext:value-type="float">
            <text:p>34.044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14" table:formula="of:=[$'Raw data'.I76]" office:value-type="string" office:string-value="qwerty" calcext:value-type="string">
            <text:p>qwerty</text:p>
          </table:table-cell>
          <table:table-cell table:style-name="ce14" table:number-columns-repeated="1013"/>
          <table:table-cell/>
        </table:table-row>
        <table:table-row table:style-name="ro2">
          <table:table-cell table:style-name="ce50" table:formula="of:=[$'Raw data'.A95]" office:value-type="string" office:string-value="lg3 -f zxc1491 -n 99999999" calcext:value-type="string">
            <text:p>lg3 -f zxc1491 -n 99999999</text:p>
          </table:table-cell>
          <table:table-cell table:style-name="ce61" office:value-type="string" calcext:value-type="string">
            <text:p><text:s/>-t6 -t8 -t17 -t19</text:p>
          </table:table-cell>
          <table:table-cell table:style-name="ce71" table:formula="of:=MEDIAN([$'Raw data'.G95:$'Raw data'.G110])" office:value-type="float" office:value="871.8485" calcext:value-type="float">
            <text:p>871.849</text:p>
          </table:table-cell>
          <table:table-cell table:style-name="ce71" table:formula="of:=AVERAGE([$'Raw data'.G95:$'Raw data'.G110])" office:value-type="float" office:value="872.328375" calcext:value-type="float">
            <text:p>872.328</text:p>
          </table:table-cell>
          <table:table-cell table:style-name="ce71" table:formula="of:=VAR([$'Raw data'.G95:$'Raw data'.G110])" office:value-type="float" office:value="25.7252246499998" calcext:value-type="float">
            <text:p>25.725</text:p>
          </table:table-cell>
          <table:table-cell table:style-name="ce70" table:formula="of:=AVERAGE([$'Raw data'.G96:$'Raw data'.G109])" office:value-type="float" office:value="872.242928571429" calcext:value-type="float">
            <text:p>872.243</text:p>
          </table:table-cell>
          <table:table-cell table:style-name="ce70" table:formula="of:=VAR([$'Raw data'.G96:$'Raw data'.G109])" office:value-type="float" office:value="16.6508279175823" calcext:value-type="float">
            <text:p>16.651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50" table:formula="of:=[$'Raw data'.I96]" office:value-type="string" office:string-value="qWerty" calcext:value-type="string">
            <text:p>qWerty</text:p>
          </table:table-cell>
          <table:table-cell table:style-name="ce50" table:number-columns-repeated="1013"/>
          <table:table-cell table:style-name="ce89"/>
        </table:table-row>
        <table:table-row table:style-name="ro2">
          <table:table-cell table:style-name="ce15" table:formula="of:=[$'Raw data'.A111]" office:value-type="string" office:string-value="lg3 -f zxc1491 -n 99999999" calcext:value-type="string">
            <text:p>lg3 -f zxc1491 -n 99999999</text:p>
          </table:table-cell>
          <table:table-cell table:style-name="ce22" office:value-type="string" calcext:value-type="string">
            <text:p><text:s/>-t6 -t8 -t17 -t19</text:p>
          </table:table-cell>
          <table:table-cell table:style-name="ce28" table:formula="of:=MEDIAN([$'Raw data'.G111:$'Raw data'.G127])" office:value-type="float" office:value="869.909" calcext:value-type="float">
            <text:p>869.909</text:p>
          </table:table-cell>
          <table:table-cell table:style-name="ce28" table:formula="of:=AVERAGE([$'Raw data'.G111:$'Raw data'.G127])" office:value-type="float" office:value="870.794470588235" calcext:value-type="float">
            <text:p>870.794</text:p>
          </table:table-cell>
          <table:table-cell table:style-name="ce28" table:formula="of:=VAR([$'Raw data'.G111:$'Raw data'.G127])" office:value-type="float" office:value="34.1781515147061" calcext:value-type="float">
            <text:p>34.178</text:p>
          </table:table-cell>
          <table:table-cell table:style-name="ce72" table:formula="of:=AVERAGE([$'Raw data'.G112:$'Raw data'.G126])" office:value-type="float" office:value="870.857266666667" calcext:value-type="float">
            <text:p>870.857</text:p>
          </table:table-cell>
          <table:table-cell table:style-name="ce72" table:formula="of:=VAR([$'Raw data'.G112:$'Raw data'.G126])" office:value-type="float" office:value="22.0597596380954" calcext:value-type="float">
            <text:p>22.060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1013"/>
          <table:table-cell table:style-name="ce9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d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"/>
        <table:table-column table:style-name="co19" table:default-cell-style-name="ce5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015" table:default-cell-style-name="ce1"/>
        <table:table-row table:style-name="ro4">
          <table:table-cell table:formula="of:=[$'Raw data'.A1]" office:value-type="string" office:string-value="Description" calcext:value-type="string">
            <text:p>Description</text:p>
          </table:table-cell>
          <table:table-cell table:formula="of:=[$'Raw data'.G1]" office:value-type="string" office:string-value="sys+user" calcext:value-type="string">
            <text:p>sys+user</text:p>
          </table:table-cell>
          <table:table-cell office:value-type="string" calcext:value-type="string">
            <text:p>Remarks</text:p>
          </table:table-cell>
          <table:table-cell table:style-name="ce2" office:value-type="string" calcext:value-type="string">
            <text:p>Vanilla AVG</text:p>
          </table:table-cell>
          <table:table-cell table:style-name="ce2" office:value-type="string" calcext:value-type="string">
            <text:p>t7 Avg</text:p>
          </table:table-cell>
          <table:table-cell office:value-type="string" calcext:value-type="string">
            <text:p>num vanilla</text:p>
          </table:table-cell>
          <table:table-cell office:value-type="string" calcext:value-type="string">
            <text:p>num t7</text:p>
          </table:table-cell>
          <table:table-cell office:value-type="string" calcext:value-type="string">
            <text:p>Vanilla sum</text:p>
          </table:table-cell>
          <table:table-cell office:value-type="string" calcext:value-type="string">
            <text:p>t7 sum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formula="of:=AVERAGE([.H4:.H100])" office:value-type="float" office:value="27.3893333333333" calcext:value-type="float">
            <text:p>27.39</text:p>
          </table:table-cell>
          <table:table-cell table:style-name="ce3" table:formula="of:=AVERAGE([.I4:.I100])" office:value-type="float" office:value="25.5242" calcext:value-type="float">
            <text:p>25.52</text:p>
          </table:table-cell>
          <table:table-cell/>
          <table:table-cell table:formula="of:=STDEV([.H4:.H100])" office:value-type="float" office:value="0.433751355150895" calcext:value-type="float">
            <text:p>0.433751355150895</text:p>
          </table:table-cell>
          <table:table-cell table:style-name="ce8" table:formula="of:=SUM([.H4:.H100])" office:value-type="float" office:value="410.84" calcext:value-type="float">
            <text:p>410.84</text:p>
          </table:table-cell>
          <table:table-cell table:style-name="ce8" table:formula="of:=SUM([.I4:.I100])" office:value-type="float" office:value="382.863" calcext:value-type="float">
            <text:p>382.863</text:p>
          </table:table-cell>
          <table:table-cell/>
          <table:table-cell table:style-name="ce19" table:formula="of:=[.D2]" office:value-type="float" office:value="27.3893333333333" calcext:value-type="float">
            <text:p>27.39</text:p>
          </table:table-cell>
          <table:table-cell table:number-columns-repeated="1013"/>
        </table:table-row>
        <table:table-row table:style-name="ro4">
          <table:table-cell table:formula="of:=[$'Raw data'.A20]" office:value-type="string" office:string-value="vanilla nfq6 (nscd stopped)" calcext:value-type="string">
            <text:p>vanilla nfq6 (nscd stopped)</text:p>
          </table:table-cell>
          <table:table-cell table:style-name="ce31" table:formula="of:=[$'Raw data'.G20]" office:value-type="float" office:value="26.525" calcext:value-type="float">
            <text:p>26.525</text:p>
          </table:table-cell>
          <table:table-cell office:value-type="string" calcext:value-type="string">
            <text:p>lowest</text:p>
          </table:table-cell>
          <table:table-cell table:style-name="ce13" table:formula="of:=STDEV([.H4:.H100])" office:value-type="float" office:value="0.433751355150895" calcext:value-type="float">
            <text:p>0.43</text:p>
          </table:table-cell>
          <table:table-cell table:style-name="ce13" table:formula="of:=STDEV([.I4:.I100])" office:value-type="float" office:value="0.472881169005492" calcext:value-type="float">
            <text:p>0.47</text:p>
          </table:table-cell>
          <table:table-cell office:value-type="string" calcext:value-type="string">
            <text:p>(std devs)</text:p>
          </table:table-cell>
          <table:table-cell/>
          <table:table-cell table:style-name="ce9"/>
          <table:table-cell table:number-columns-repeated="1016"/>
        </table:table-row>
        <table:table-row table:style-name="ro4">
          <table:table-cell table:formula="of:=[$'Raw data'.A21]" office:value-type="string" office:string-value="vanilla nfq6" calcext:value-type="string">
            <text:p>vanilla nfq6</text:p>
          </table:table-cell>
          <table:table-cell table:style-name="ce31" table:formula="of:=[$'Raw data'.G21]" office:value-type="float" office:value="27.272" calcext:value-type="float">
            <text:p>27.272</text:p>
          </table:table-cell>
          <table:table-cell table:number-columns-repeated="2"/>
          <table:table-cell table:style-name="ce6" office:value-type="string" calcext:value-type="string">
            <text:p>t7 as % of vanilla</text:p>
          </table:table-cell>
          <table:table-cell table:number-columns-repeated="2"/>
          <table:table-cell table:style-name="ce31" table:formula="of:=[.B4]" office:value-type="float" office:value="27.272" calcext:value-type="float">
            <text:p>27.272</text:p>
          </table:table-cell>
          <table:table-cell table:number-columns-repeated="1016"/>
        </table:table-row>
        <table:table-row table:style-name="ro4">
          <table:table-cell table:formula="of:=[$'Raw data'.A22]" office:value-type="string" office:string-value="vanilla nfq6" calcext:value-type="string">
            <text:p>vanilla nfq6</text:p>
          </table:table-cell>
          <table:table-cell table:style-name="ce31" table:formula="of:=[$'Raw data'.G22]" office:value-type="float" office:value="27.493" calcext:value-type="float">
            <text:p>27.493</text:p>
          </table:table-cell>
          <table:table-cell table:number-columns-repeated="2"/>
          <table:table-cell table:style-name="ce7" table:formula="of:=[.E2]/[.D2]" office:value-type="percentage" office:value="0.931902930581248" calcext:value-type="percentage">
            <text:p>93.2%</text:p>
          </table:table-cell>
          <table:table-cell table:number-columns-repeated="1019"/>
        </table:table-row>
        <table:table-row table:style-name="ro4">
          <table:table-cell table:formula="of:=[$'Raw data'.A23]" office:value-type="string" office:string-value="nfq6 with -t7" calcext:value-type="string">
            <text:p>nfq6 with -t7</text:p>
          </table:table-cell>
          <table:table-cell table:style-name="ce31" table:formula="of:=[$'Raw data'.G23]" office:value-type="float" office:value="26.308" calcext:value-type="float">
            <text:p>26.308</text:p>
          </table:table-cell>
          <table:table-cell table:number-columns-repeated="6"/>
          <table:table-cell table:style-name="ce31" table:formula="of:=[.B6]" office:value-type="float" office:value="26.308" calcext:value-type="float">
            <text:p>26.308</text:p>
          </table:table-cell>
          <table:table-cell table:number-columns-repeated="1015"/>
        </table:table-row>
        <table:table-row table:style-name="ro4">
          <table:table-cell table:formula="of:=[$'Raw data'.A24]" office:value-type="string" office:string-value="nfq6 with -t7" calcext:value-type="string">
            <text:p>nfq6 with -t7</text:p>
          </table:table-cell>
          <table:table-cell table:style-name="ce31" table:formula="of:=[$'Raw data'.G24]" office:value-type="float" office:value="24.95" calcext:value-type="float">
            <text:p>24.950</text:p>
          </table:table-cell>
          <table:table-cell table:number-columns-repeated="6"/>
          <table:table-cell table:style-name="ce31" table:formula="of:=[.B7]" office:value-type="float" office:value="24.95" calcext:value-type="float">
            <text:p>24.950</text:p>
          </table:table-cell>
          <table:table-cell table:number-columns-repeated="1015"/>
        </table:table-row>
        <table:table-row table:style-name="ro4">
          <table:table-cell table:formula="of:=[$'Raw data'.A25]" office:value-type="string" office:string-value="nfq6 with -t7" calcext:value-type="string">
            <text:p>nfq6 with -t7</text:p>
          </table:table-cell>
          <table:table-cell table:style-name="ce31" table:formula="of:=[$'Raw data'.G25]" office:value-type="float" office:value="25.018" calcext:value-type="float">
            <text:p>25.018</text:p>
          </table:table-cell>
          <table:table-cell table:number-columns-repeated="6"/>
          <table:table-cell table:style-name="ce31" table:formula="of:=[.B8]" office:value-type="float" office:value="25.018" calcext:value-type="float">
            <text:p>25.018</text:p>
          </table:table-cell>
          <table:table-cell table:number-columns-repeated="1015"/>
        </table:table-row>
        <table:table-row table:style-name="ro4">
          <table:table-cell table:formula="of:=[$'Raw data'.A26]" office:value-type="string" office:string-value="nfq6 with -t7" calcext:value-type="string">
            <text:p>nfq6 with -t7</text:p>
          </table:table-cell>
          <table:table-cell table:style-name="ce31" table:formula="of:=[$'Raw data'.G26]" office:value-type="float" office:value="25.45" calcext:value-type="float">
            <text:p>25.450</text:p>
          </table:table-cell>
          <table:table-cell table:number-columns-repeated="6"/>
          <table:table-cell table:style-name="ce31" table:formula="of:=[.B9]" office:value-type="float" office:value="25.45" calcext:value-type="float">
            <text:p>25.450</text:p>
          </table:table-cell>
          <table:table-cell table:number-columns-repeated="1015"/>
        </table:table-row>
        <table:table-row table:style-name="ro4">
          <table:table-cell table:formula="of:=[$'Raw data'.A27]" office:value-type="string" office:string-value="nfq6 with -t7" calcext:value-type="string">
            <text:p>nfq6 with -t7</text:p>
          </table:table-cell>
          <table:table-cell table:style-name="ce31" table:formula="of:=[$'Raw data'.G27]" office:value-type="float" office:value="25.44" calcext:value-type="float">
            <text:p>25.440</text:p>
          </table:table-cell>
          <table:table-cell table:number-columns-repeated="6"/>
          <table:table-cell table:style-name="ce31" table:formula="of:=[.B10]" office:value-type="float" office:value="25.44" calcext:value-type="float">
            <text:p>25.440</text:p>
          </table:table-cell>
          <table:table-cell table:number-columns-repeated="1015"/>
        </table:table-row>
        <table:table-row table:style-name="ro4">
          <table:table-cell table:formula="of:=[$'Raw data'.A28]" office:value-type="string" office:string-value="nfq6 with -t7" calcext:value-type="string">
            <text:p>nfq6 with -t7</text:p>
          </table:table-cell>
          <table:table-cell table:style-name="ce31" table:formula="of:=[$'Raw data'.G28]" office:value-type="float" office:value="25.445" calcext:value-type="float">
            <text:p>25.445</text:p>
          </table:table-cell>
          <table:table-cell table:number-columns-repeated="6"/>
          <table:table-cell table:style-name="ce31" table:formula="of:=[.B11]" office:value-type="float" office:value="25.445" calcext:value-type="float">
            <text:p>25.445</text:p>
          </table:table-cell>
          <table:table-cell table:number-columns-repeated="1015"/>
        </table:table-row>
        <table:table-row table:style-name="ro4">
          <table:table-cell table:formula="of:=[$'Raw data'.A29]" office:value-type="string" office:string-value="nfq6 with -t7" calcext:value-type="string">
            <text:p>nfq6 with -t7</text:p>
          </table:table-cell>
          <table:table-cell table:style-name="ce31" table:formula="of:=[$'Raw data'.G29]" office:value-type="float" office:value="25.178" calcext:value-type="float">
            <text:p>25.178</text:p>
          </table:table-cell>
          <table:table-cell table:number-columns-repeated="6"/>
          <table:table-cell table:style-name="ce31" table:formula="of:=[.B12]" office:value-type="float" office:value="25.178" calcext:value-type="float">
            <text:p>25.178</text:p>
          </table:table-cell>
          <table:table-cell table:number-columns-repeated="1015"/>
        </table:table-row>
        <table:table-row table:style-name="ro4">
          <table:table-cell table:formula="of:=[$'Raw data'.A30]" office:value-type="string" office:string-value="nfq6 with -t7" calcext:value-type="string">
            <text:p>nfq6 with -t7</text:p>
          </table:table-cell>
          <table:table-cell table:style-name="ce31" table:formula="of:=[$'Raw data'.G30]" office:value-type="float" office:value="25.841" calcext:value-type="float">
            <text:p>25.841</text:p>
          </table:table-cell>
          <table:table-cell table:number-columns-repeated="6"/>
          <table:table-cell table:style-name="ce31" table:formula="of:=[.B13]" office:value-type="float" office:value="25.841" calcext:value-type="float">
            <text:p>25.841</text:p>
          </table:table-cell>
          <table:table-cell table:number-columns-repeated="1015"/>
        </table:table-row>
        <table:table-row table:style-name="ro4">
          <table:table-cell table:formula="of:=[$'Raw data'.A31]" office:value-type="string" office:string-value="nfq6 with -t7" calcext:value-type="string">
            <text:p>nfq6 with -t7</text:p>
          </table:table-cell>
          <table:table-cell table:style-name="ce31" table:formula="of:=[$'Raw data'.G31]" office:value-type="float" office:value="25.996" calcext:value-type="float">
            <text:p>25.996</text:p>
          </table:table-cell>
          <table:table-cell table:number-columns-repeated="6"/>
          <table:table-cell table:style-name="ce31" table:formula="of:=[.B14]" office:value-type="float" office:value="25.996" calcext:value-type="float">
            <text:p>25.996</text:p>
          </table:table-cell>
          <table:table-cell table:number-columns-repeated="1015"/>
        </table:table-row>
        <table:table-row table:style-name="ro4">
          <table:table-cell table:formula="of:=[$'Raw data'.A32]" office:value-type="string" office:string-value="nfq6 with -t7 (not running top)" calcext:value-type="string">
            <text:p>nfq6 with -t7 (not running top)</text:p>
          </table:table-cell>
          <table:table-cell table:style-name="ce31" table:formula="of:=[$'Raw data'.G32]" office:value-type="float" office:value="24.609" calcext:value-type="float">
            <text:p>24.609</text:p>
          </table:table-cell>
          <table:table-cell table:number-columns-repeated="6"/>
          <table:table-cell table:style-name="ce31" table:formula="of:=[.B15]" office:value-type="float" office:value="24.609" calcext:value-type="float">
            <text:p>24.609</text:p>
          </table:table-cell>
          <table:table-cell table:number-columns-repeated="1015"/>
        </table:table-row>
        <table:table-row table:style-name="ro4">
          <table:table-cell table:formula="of:=[$'Raw data'.A33]" office:value-type="string" office:string-value="vanilla nfq6" calcext:value-type="string">
            <text:p>vanilla nfq6</text:p>
          </table:table-cell>
          <table:table-cell table:style-name="ce31" table:formula="of:=[$'Raw data'.G33]" office:value-type="float" office:value="27.791" calcext:value-type="float">
            <text:p>27.791</text:p>
          </table:table-cell>
          <table:table-cell table:number-columns-repeated="5"/>
          <table:table-cell table:style-name="ce31" table:formula="of:=[.B16]" office:value-type="float" office:value="27.791" calcext:value-type="float">
            <text:p>27.791</text:p>
          </table:table-cell>
          <table:table-cell table:number-columns-repeated="1016"/>
        </table:table-row>
        <table:table-row table:style-name="ro4">
          <table:table-cell table:formula="of:=[$'Raw data'.A34]" office:value-type="string" office:string-value="vanilla nfq6" calcext:value-type="string">
            <text:p>vanilla nfq6</text:p>
          </table:table-cell>
          <table:table-cell table:style-name="ce31" table:formula="of:=[$'Raw data'.G34]" office:value-type="float" office:value="27.424" calcext:value-type="float">
            <text:p>27.424</text:p>
          </table:table-cell>
          <table:table-cell table:number-columns-repeated="5"/>
          <table:table-cell table:style-name="ce31" table:formula="of:=[.B17]" office:value-type="float" office:value="27.424" calcext:value-type="float">
            <text:p>27.424</text:p>
          </table:table-cell>
          <table:table-cell table:number-columns-repeated="1016"/>
        </table:table-row>
        <table:table-row table:style-name="ro4">
          <table:table-cell table:formula="of:=[$'Raw data'.A35]" office:value-type="string" office:string-value="vanilla nfq6" calcext:value-type="string">
            <text:p>vanilla nfq6</text:p>
          </table:table-cell>
          <table:table-cell table:style-name="ce31" table:formula="of:=[$'Raw data'.G35]" office:value-type="float" office:value="27.702" calcext:value-type="float">
            <text:p>27.702</text:p>
          </table:table-cell>
          <table:table-cell table:number-columns-repeated="5"/>
          <table:table-cell table:style-name="ce31" table:formula="of:=[.B18]" office:value-type="float" office:value="27.702" calcext:value-type="float">
            <text:p>27.702</text:p>
          </table:table-cell>
          <table:table-cell table:number-columns-repeated="1016"/>
        </table:table-row>
        <table:table-row table:style-name="ro4">
          <table:table-cell table:formula="of:=[$'Raw data'.A36]" office:value-type="string" office:string-value="vanilla nfq6" calcext:value-type="string">
            <text:p>vanilla nfq6</text:p>
          </table:table-cell>
          <table:table-cell table:style-name="ce31" table:formula="of:=[$'Raw data'.G36]" office:value-type="float" office:value="27.887" calcext:value-type="float">
            <text:p>27.887</text:p>
          </table:table-cell>
          <table:table-cell table:number-columns-repeated="5"/>
          <table:table-cell table:style-name="ce31" table:formula="of:=[.B19]" office:value-type="float" office:value="27.887" calcext:value-type="float">
            <text:p>27.887</text:p>
          </table:table-cell>
          <table:table-cell table:number-columns-repeated="1016"/>
        </table:table-row>
        <table:table-row table:style-name="ro4">
          <table:table-cell table:formula="of:=[$'Raw data'.A37]" office:value-type="string" office:string-value="vanilla nfq6" calcext:value-type="string">
            <text:p>vanilla nfq6</text:p>
          </table:table-cell>
          <table:table-cell table:style-name="ce31" table:formula="of:=[$'Raw data'.G37]" office:value-type="float" office:value="27.993" calcext:value-type="float">
            <text:p>27.993</text:p>
          </table:table-cell>
          <table:table-cell table:number-columns-repeated="5"/>
          <table:table-cell table:style-name="ce31" table:formula="of:=[.B20]" office:value-type="float" office:value="27.993" calcext:value-type="float">
            <text:p>27.993</text:p>
          </table:table-cell>
          <table:table-cell table:number-columns-repeated="1016"/>
        </table:table-row>
        <table:table-row table:style-name="ro4">
          <table:table-cell table:formula="of:=[$'Raw data'.A38]" office:value-type="string" office:string-value="vanilla nfq6" calcext:value-type="string">
            <text:p>vanilla nfq6</text:p>
          </table:table-cell>
          <table:table-cell table:style-name="ce31" table:formula="of:=[$'Raw data'.G38]" office:value-type="float" office:value="28.064" calcext:value-type="float">
            <text:p>28.064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4">
          <table:table-cell table:formula="of:=[$'Raw data'.A39]" office:value-type="string" office:string-value="nfq6 with -t7 (reading mail)" calcext:value-type="string">
            <text:p>nfq6 with -t7 (reading mail)</text:p>
          </table:table-cell>
          <table:table-cell table:style-name="ce31" table:formula="of:=[$'Raw data'.G39]" office:value-type="float" office:value="26.335" calcext:value-type="float">
            <text:p>26.335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4">
          <table:table-cell table:formula="of:=[$'Raw data'.A40]" office:value-type="string" office:string-value="nfq6 with -t7 (reading mail)" calcext:value-type="string">
            <text:p>nfq6 with -t7 (reading mail)</text:p>
          </table:table-cell>
          <table:table-cell table:style-name="ce31" table:formula="of:=[$'Raw data'.G40]" office:value-type="float" office:value="26.067" calcext:value-type="float">
            <text:p>26.067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4">
          <table:table-cell table:formula="of:=[$'Raw data'.A41]" office:value-type="string" office:string-value="nfq6 with -t7" calcext:value-type="string">
            <text:p>nfq6 with -t7</text:p>
          </table:table-cell>
          <table:table-cell table:style-name="ce31" table:formula="of:=[$'Raw data'.G41]" office:value-type="float" office:value="25.224" calcext:value-type="float">
            <text:p>25.224</text:p>
          </table:table-cell>
          <table:table-cell table:number-columns-repeated="6"/>
          <table:table-cell table:style-name="ce31" table:formula="of:=[.B24]" office:value-type="float" office:value="25.224" calcext:value-type="float">
            <text:p>25.224</text:p>
          </table:table-cell>
          <table:table-cell table:number-columns-repeated="1015"/>
        </table:table-row>
        <table:table-row table:style-name="ro4">
          <table:table-cell table:formula="of:=[$'Raw data'.A42]" office:value-type="string" office:string-value="vanilla nfq6" calcext:value-type="string">
            <text:p>vanilla nfq6</text:p>
          </table:table-cell>
          <table:table-cell table:style-name="ce31" table:formula="of:=[$'Raw data'.G42]" office:value-type="float" office:value="26.893" calcext:value-type="float">
            <text:p>26.893</text:p>
          </table:table-cell>
          <table:table-cell table:number-columns-repeated="5"/>
          <table:table-cell table:style-name="ce31" table:formula="of:=[.B25]" office:value-type="float" office:value="26.893" calcext:value-type="float">
            <text:p>26.893</text:p>
          </table:table-cell>
          <table:table-cell table:number-columns-repeated="1016"/>
        </table:table-row>
        <table:table-row table:style-name="ro4">
          <table:table-cell table:formula="of:=[$'Raw data'.A43]" office:value-type="string" office:string-value="vanilla nfq6" calcext:value-type="string">
            <text:p>vanilla nfq6</text:p>
          </table:table-cell>
          <table:table-cell table:style-name="ce31" table:formula="of:=[$'Raw data'.G43]" office:value-type="float" office:value="27.227" calcext:value-type="float">
            <text:p>27.227</text:p>
          </table:table-cell>
          <table:table-cell table:number-columns-repeated="5"/>
          <table:table-cell table:style-name="ce31" table:formula="of:=[.B26]" office:value-type="float" office:value="27.227" calcext:value-type="float">
            <text:p>27.227</text:p>
          </table:table-cell>
          <table:table-cell table:number-columns-repeated="1016"/>
        </table:table-row>
        <table:table-row table:style-name="ro4">
          <table:table-cell table:formula="of:=[$'Raw data'.A44]" office:value-type="string" office:string-value="vanilla nfq6" calcext:value-type="string">
            <text:p>vanilla nfq6</text:p>
          </table:table-cell>
          <table:table-cell table:style-name="ce31" table:formula="of:=[$'Raw data'.G44]" office:value-type="float" office:value="27.893" calcext:value-type="float">
            <text:p>27.893</text:p>
          </table:table-cell>
          <table:table-cell table:number-columns-repeated="5"/>
          <table:table-cell table:style-name="ce31" table:formula="of:=[.B27]" office:value-type="float" office:value="27.893" calcext:value-type="float">
            <text:p>27.893</text:p>
          </table:table-cell>
          <table:table-cell table:number-columns-repeated="1016"/>
        </table:table-row>
        <table:table-row table:style-name="ro4">
          <table:table-cell table:formula="of:=[$'Raw data'.A45]" office:value-type="string" office:string-value="vanilla nfq6" calcext:value-type="string">
            <text:p>vanilla nfq6</text:p>
          </table:table-cell>
          <table:table-cell table:style-name="ce31" table:formula="of:=[$'Raw data'.G45]" office:value-type="float" office:value="26.631" calcext:value-type="float">
            <text:p>26.631</text:p>
          </table:table-cell>
          <table:table-cell table:number-columns-repeated="5"/>
          <table:table-cell table:style-name="ce31" table:formula="of:=[.B28]" office:value-type="float" office:value="26.631" calcext:value-type="float">
            <text:p>26.631</text:p>
          </table:table-cell>
          <table:table-cell table:number-columns-repeated="1016"/>
        </table:table-row>
        <table:table-row table:style-name="ro4">
          <table:table-cell table:formula="of:=[$'Raw data'.A46]" office:value-type="string" office:string-value="nfq6 with -t7" calcext:value-type="string">
            <text:p>nfq6 with -t7</text:p>
          </table:table-cell>
          <table:table-cell table:style-name="ce31" table:formula="of:=[$'Raw data'.G46]" office:value-type="float" office:value="25.975" calcext:value-type="float">
            <text:p>25.975</text:p>
          </table:table-cell>
          <table:table-cell table:number-columns-repeated="6"/>
          <table:table-cell table:style-name="ce31" table:formula="of:=[.B29]" office:value-type="float" office:value="25.975" calcext:value-type="float">
            <text:p>25.975</text:p>
          </table:table-cell>
          <table:table-cell table:number-columns-repeated="1015"/>
        </table:table-row>
        <table:table-row table:style-name="ro4">
          <table:table-cell table:formula="of:=[$'Raw data'.A47]" office:value-type="string" office:string-value="nfq6 with -t7" calcext:value-type="string">
            <text:p>nfq6 with -t7</text:p>
          </table:table-cell>
          <table:table-cell table:style-name="ce31" table:formula="of:=[$'Raw data'.G47]" office:value-type="float" office:value="26" calcext:value-type="float">
            <text:p>26.000</text:p>
          </table:table-cell>
          <table:table-cell table:number-columns-repeated="6"/>
          <table:table-cell table:style-name="ce31" table:formula="of:=[.B30]" office:value-type="float" office:value="26" calcext:value-type="float">
            <text:p>26.000</text:p>
          </table:table-cell>
          <table:table-cell table:number-columns-repeated="1015"/>
        </table:table-row>
        <table:table-row table:style-name="ro4">
          <table:table-cell table:formula="of:=[$'Raw data'.A48]" office:value-type="string" office:string-value="vanilla nfq6" calcext:value-type="string">
            <text:p>vanilla nfq6</text:p>
          </table:table-cell>
          <table:table-cell table:style-name="ce31" table:formula="of:=[$'Raw data'.G48]" office:value-type="float" office:value="26.805" calcext:value-type="float">
            <text:p>26.805</text:p>
          </table:table-cell>
          <table:table-cell table:number-columns-repeated="5"/>
          <table:table-cell table:style-name="ce31" table:formula="of:=[.B31]" office:value-type="float" office:value="26.805" calcext:value-type="float">
            <text:p>26.805</text:p>
          </table:table-cell>
          <table:table-cell table:number-columns-repeated="1016"/>
        </table:table-row>
        <table:table-row table:style-name="ro4">
          <table:table-cell table:formula="of:=[$'Raw data'.A49]" office:value-type="string" office:string-value="vanilla nfq6" calcext:value-type="string">
            <text:p>vanilla nfq6</text:p>
          </table:table-cell>
          <table:table-cell table:style-name="ce31" table:formula="of:=[$'Raw data'.G49]" office:value-type="float" office:value="27.04" calcext:value-type="float">
            <text:p>27.040</text:p>
          </table:table-cell>
          <table:table-cell table:number-columns-repeated="5"/>
          <table:table-cell table:style-name="ce31" table:formula="of:=[.B32]" office:value-type="float" office:value="27.04" calcext:value-type="float">
            <text:p>27.040</text:p>
          </table:table-cell>
          <table:table-cell table:number-columns-repeated="1016"/>
        </table:table-row>
        <table:table-row table:style-name="ro4">
          <table:table-cell table:formula="of:=[$'Raw data'.A50]" office:value-type="string" office:string-value="nfq6 with -t7" calcext:value-type="string">
            <text:p>nfq6 with -t7</text:p>
          </table:table-cell>
          <table:table-cell table:style-name="ce31" table:formula="of:=[$'Raw data'.G50]" office:value-type="float" office:value="25.575" calcext:value-type="float">
            <text:p>25.575</text:p>
          </table:table-cell>
          <table:table-cell table:number-columns-repeated="6"/>
          <table:table-cell table:style-name="ce31" table:formula="of:=[.B33]" office:value-type="float" office:value="25.575" calcext:value-type="float">
            <text:p>25.575</text:p>
          </table:table-cell>
          <table:table-cell table:number-columns-repeated="1015"/>
        </table:table-row>
        <table:table-row table:style-name="ro4">
          <table:table-cell table:formula="of:=[$'Raw data'.A51]" office:value-type="string" office:string-value="nfq6 with -t7" calcext:value-type="string">
            <text:p>nfq6 with -t7</text:p>
          </table:table-cell>
          <table:table-cell table:style-name="ce31" table:formula="of:=[$'Raw data'.G51]" office:value-type="float" office:value="26.459" calcext:value-type="float">
            <text:p>26.459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4">
          <table:table-cell table:formula="of:=[$'Raw data'.A52]" office:value-type="string" office:string-value="nfq6 with -t7" calcext:value-type="string">
            <text:p>nfq6 with -t7</text:p>
          </table:table-cell>
          <table:table-cell table:style-name="ce31" table:formula="of:=[$'Raw data'.G52]" office:value-type="float" office:value="24.594" calcext:value-type="float">
            <text:p>24.594</text:p>
          </table:table-cell>
          <table:table-cell office:value-type="string" calcext:value-type="string">
            <text:p>lowest</text:p>
          </table:table-cell>
          <table:table-cell table:number-columns-repeated="1021"/>
        </table:table-row>
        <table:table-row table:style-name="ro4">
          <table:table-cell table:formula="of:=[$'Raw data'.A53]" office:value-type="string" office:string-value="vanilla nfq6" calcext:value-type="string">
            <text:p>vanilla nfq6</text:p>
          </table:table-cell>
          <table:table-cell table:style-name="ce31" table:formula="of:=[$'Raw data'.G53]" office:value-type="float" office:value="27.543" calcext:value-type="float">
            <text:p>27.543</text:p>
          </table:table-cell>
          <table:table-cell table:number-columns-repeated="5"/>
          <table:table-cell table:style-name="ce31" table:formula="of:=[.B36]" office:value-type="float" office:value="27.543" calcext:value-type="float">
            <text:p>27.543</text:p>
          </table:table-cell>
          <table:table-cell table:number-columns-repeated="1016"/>
        </table:table-row>
        <table:table-row table:style-name="ro4">
          <table:table-cell table:formula="of:=[$'Raw data'.A54]" office:value-type="string" office:string-value="vanilla nfq6" calcext:value-type="string">
            <text:p>vanilla nfq6</text:p>
          </table:table-cell>
          <table:table-cell table:style-name="ce31" table:formula="of:=[$'Raw data'.G54]" office:value-type="float" office:value="27.651" calcext:value-type="float">
            <text:p>27.651</text:p>
          </table:table-cell>
          <table:table-cell table:number-columns-repeated="5"/>
          <table:table-cell table:style-name="ce31" table:formula="of:=[.B37]" office:value-type="float" office:value="27.651" calcext:value-type="float">
            <text:p>27.651</text:p>
          </table:table-cell>
          <table:table-cell table:number-columns-repeated="1016"/>
        </table:table-row>
        <table:table-row table:style-name="ro4">
          <table:table-cell table:formula="of:=[$'Raw data'.A55]" office:value-type="string" office:string-value="vanilla nfq6" calcext:value-type="string">
            <text:p>vanilla nfq6</text:p>
          </table:table-cell>
          <table:table-cell table:style-name="ce31" table:formula="of:=[$'Raw data'.G55]" office:value-type="float" office:value="27.088" calcext:value-type="float">
            <text:p>27.088</text:p>
          </table:table-cell>
          <table:table-cell table:number-columns-repeated="5"/>
          <table:table-cell table:style-name="ce31" table:formula="of:=[.B38]" office:value-type="float" office:value="27.088" calcext:value-type="float">
            <text:p>27.088</text:p>
          </table:table-cell>
          <table:table-cell table:number-columns-repeated="1016"/>
        </table:table-row>
        <table:table-row table:style-name="ro4">
          <table:table-cell table:formula="of:=[$'Raw data'.A56]" office:value-type="string" office:string-value="nfq6 with -t7" calcext:value-type="string">
            <text:p>nfq6 with -t7</text:p>
          </table:table-cell>
          <table:table-cell table:style-name="ce31" table:formula="of:=[$'Raw data'.G56]" office:value-type="float" office:value="25.854" calcext:value-type="float">
            <text:p>25.854</text:p>
          </table:table-cell>
          <table:table-cell table:number-columns-repeated="6"/>
          <table:table-cell table:style-name="ce31" table:formula="of:=[.B39]" office:value-type="float" office:value="25.854" calcext:value-type="float">
            <text:p>25.854</text:p>
          </table:table-cell>
          <table:table-cell table:number-columns-repeated="1015"/>
        </table:table-row>
        <table:table-row table:style-name="ro4">
          <table:table-cell table:formula="of:=[$'Raw data'.A57]" office:value-type="string" office:string-value="lg2 -t0 -t1 -t2 -t6 -t7" calcext:value-type="string">
            <text:p>lg2 -t0 -t1 -t2 -t6 -t7</text:p>
          </table:table-cell>
          <table:table-cell table:style-name="ce31" table:formula="of:=[$'Raw data'.G57]" office:value-type="float" office:value="13.412" calcext:value-type="float">
            <text:p>13.412</text:p>
          </table:table-cell>
          <table:table-cell table:number-columns-repeated="1022"/>
        </table:table-row>
        <table:table-row table:style-name="ro4">
          <table:table-cell table:formula="of:=[$'Raw data'.A58]" office:value-type="string" office:string-value="lg2 -t0 -t1 -t2 -t6 -t7" calcext:value-type="string">
            <text:p>lg2 -t0 -t1 -t2 -t6 -t7</text:p>
          </table:table-cell>
          <table:table-cell table:style-name="ce31" table:formula="of:=[$'Raw data'.G58]" office:value-type="float" office:value="13.191" calcext:value-type="float">
            <text:p>13.191</text:p>
          </table:table-cell>
          <table:table-cell table:number-columns-repeated="1022"/>
        </table:table-row>
        <table:table-row table:style-name="ro4">
          <table:table-cell table:formula="of:=[$'Raw data'.A59]" office:value-type="string" office:string-value="lg3 -p ZXC -n 99999999" calcext:value-type="string">
            <text:p>lg3 -p ZXC -n 99999999</text:p>
          </table:table-cell>
          <table:table-cell table:style-name="ce31" table:formula="of:=[$'Raw data'.G59]" office:value-type="float" office:value="522.572" calcext:value-type="float">
            <text:p>522.572</text:p>
          </table:table-cell>
          <table:table-cell table:number-columns-repeated="1022"/>
        </table:table-row>
        <table:table-row table:style-name="ro4">
          <table:table-cell table:formula="of:=[$'Raw data'.A60]" office:value-type="string" office:string-value="lg3 -p ZXC -n 99999999" calcext:value-type="string">
            <text:p>lg3 -p ZXC -n 99999999</text:p>
          </table:table-cell>
          <table:table-cell table:style-name="ce31" table:formula="of:=[$'Raw data'.G60]" office:value-type="float" office:value="483.014" calcext:value-type="float">
            <text:p>483.014</text:p>
          </table:table-cell>
          <table:table-cell table:number-columns-repeated="1022"/>
        </table:table-row>
        <table:table-row table:style-name="ro4">
          <table:table-cell table:formula="of:=[$'Raw data'.A61]" office:value-type="string" office:string-value="lg3 -p ZXC -n 99999999" calcext:value-type="string">
            <text:p>lg3 -p ZXC -n 99999999</text:p>
          </table:table-cell>
          <table:table-cell table:style-name="ce31" table:formula="of:=[$'Raw data'.G61]" office:value-type="float" office:value="481.148" calcext:value-type="float">
            <text:p>481.148</text:p>
          </table:table-cell>
          <table:table-cell table:number-columns-repeated="1022"/>
        </table:table-row>
        <table:table-row table:style-name="ro4">
          <table:table-cell table:formula="of:=[$'Raw data'.A63]" office:value-type="string" office:string-value="lg3 -f b1491 -n 99999999" calcext:value-type="string">
            <text:p>lg3 -f b1491 -n 99999999</text:p>
          </table:table-cell>
          <table:table-cell table:style-name="ce31" table:formula="of:=[$'Raw data'.G63]" office:value-type="float" office:value="551.568" calcext:value-type="float">
            <text:p>551.568</text:p>
          </table:table-cell>
          <table:table-cell table:number-columns-repeated="1022"/>
        </table:table-row>
        <table:table-row table:style-name="ro4">
          <table:table-cell table:formula="of:=[$'Raw data'.A63]" office:value-type="string" office:string-value="lg3 -f b1491 -n 99999999" calcext:value-type="string">
            <text:p>lg3 -f b1491 -n 99999999</text:p>
          </table:table-cell>
          <table:table-cell table:style-name="ce31" table:formula="of:=[$'Raw data'.G63]" office:value-type="float" office:value="551.568" calcext:value-type="float">
            <text:p>551.568</text:p>
          </table:table-cell>
          <table:table-cell table:number-columns-repeated="1022"/>
        </table:table-row>
        <table:table-row table:style-name="ro4">
          <table:table-cell table:formula="of:=[$'Raw data'.A64]" office:value-type="string" office:string-value="lg3 -f b1491 -n 99999999" calcext:value-type="string">
            <text:p>lg3 -f b1491 -n 99999999</text:p>
          </table:table-cell>
          <table:table-cell table:style-name="ce31" table:formula="of:=[$'Raw data'.G64]" office:value-type="float" office:value="546.426" calcext:value-type="float">
            <text:p>546.426</text:p>
          </table:table-cell>
          <table:table-cell table:number-columns-repeated="1022"/>
        </table:table-row>
        <table:table-row table:style-name="ro4">
          <table:table-cell table:formula="of:=[$'Raw data'.A71]" office:value-type="string" office:string-value="lg3 -f b1491 -n 99999999" calcext:value-type="string">
            <text:p>lg3 -f b1491 -n 99999999</text:p>
          </table:table-cell>
          <table:table-cell table:style-name="ce31" table:formula="of:=[$'Raw data'.G71]" office:value-type="float" office:value="542.565" calcext:value-type="float">
            <text:p>542.565</text:p>
          </table:table-cell>
          <table:table-cell table:number-columns-repeated="1022"/>
        </table:table-row>
        <table:table-row table:style-name="ro4">
          <table:table-cell table:formula="of:=[$'Raw data'.A72]" office:value-type="string" office:string-value="lg3 -f b1491 -n 99999999" calcext:value-type="string">
            <text:p>lg3 -f b1491 -n 99999999</text:p>
          </table:table-cell>
          <table:table-cell table:style-name="ce31" table:formula="of:=[$'Raw data'.G72]" office:value-type="float" office:value="533.871" calcext:value-type="float">
            <text:p>533.871</text:p>
          </table:table-cell>
          <table:table-cell table:number-columns-repeated="1022"/>
        </table:table-row>
        <table:table-row table:style-name="ro4">
          <table:table-cell table:formula="of:=[$'Raw data'.A73]" office:value-type="string" office:string-value="lg3 -f b1491 -n 99999999" calcext:value-type="string">
            <text:p>lg3 -f b1491 -n 99999999</text:p>
          </table:table-cell>
          <table:table-cell table:style-name="ce31" table:formula="of:=[$'Raw data'.G73]" office:value-type="float" office:value="540.839" calcext:value-type="float">
            <text:p>540.839</text:p>
          </table:table-cell>
          <table:table-cell table:number-columns-repeated="1022"/>
        </table:table-row>
        <table:table-row table:style-name="ro4">
          <table:table-cell table:formula="of:=[$'Raw data'.A73]" office:value-type="string" office:string-value="lg3 -f b1491 -n 99999999" calcext:value-type="string">
            <text:p>lg3 -f b1491 -n 99999999</text:p>
          </table:table-cell>
          <table:table-cell table:style-name="ce31" table:formula="of:=[$'Raw data'.G73]" office:value-type="float" office:value="540.839" calcext:value-type="float">
            <text:p>540.839</text:p>
          </table:table-cell>
          <table:table-cell table:number-columns-repeated="1022"/>
        </table:table-row>
        <table:table-row table:style-name="ro4">
          <table:table-cell table:formula="of:=[$'Raw data'.A74]" office:value-type="string" office:string-value="lg3 -f b1491 -n 99999999" calcext:value-type="string">
            <text:p>lg3 -f b1491 -n 99999999</text:p>
          </table:table-cell>
          <table:table-cell table:style-name="ce31" table:formula="of:=[$'Raw data'.G74]" office:value-type="float" office:value="553.462" calcext:value-type="float">
            <text:p>553.462</text:p>
          </table:table-cell>
          <table:table-cell table:number-columns-repeated="1022"/>
        </table:table-row>
        <table:table-row table:style-name="ro4">
          <table:table-cell table:formula="of:=[$'Raw data'.A74]" office:value-type="string" office:string-value="lg3 -f b1491 -n 99999999" calcext:value-type="string">
            <text:p>lg3 -f b1491 -n 99999999</text:p>
          </table:table-cell>
          <table:table-cell table:style-name="ce31" table:formula="of:=[$'Raw data'.G74]" office:value-type="float" office:value="553.462" calcext:value-type="float">
            <text:p>553.462</text:p>
          </table:table-cell>
          <table:table-cell table:number-columns-repeated="1022"/>
        </table:table-row>
        <table:table-row table:style-name="ro4">
          <table:table-cell table:formula="of:=[$'Raw data'.A75]" office:value-type="string" office:string-value="lg3 -f b1491 -n 99999999" calcext:value-type="string">
            <text:p>lg3 -f b1491 -n 99999999</text:p>
          </table:table-cell>
          <table:table-cell table:style-name="ce31" table:formula="of:=[$'Raw data'.G75]" office:value-type="float" office:value="553.018" calcext:value-type="float">
            <text:p>553.018</text:p>
          </table:table-cell>
          <table:table-cell table:number-columns-repeated="1022"/>
        </table:table-row>
        <table:table-row table:style-name="ro4">
          <table:table-cell table:formula="of:=[$'Raw data'.A76]" office:value-type="string" office:string-value="lg3 -f zxc1491 -n 99999999" calcext:value-type="string">
            <text:p>lg3 -f zxc1491 -n 99999999</text:p>
          </table:table-cell>
          <table:table-cell table:style-name="ce31" table:formula="of:=[$'Raw data'.G76]" office:value-type="float" office:value="824.662" calcext:value-type="float">
            <text:p>824.662</text:p>
          </table:table-cell>
          <table:table-cell table:number-columns-repeated="1022"/>
        </table:table-row>
        <table:table-row table:style-name="ro4">
          <table:table-cell table:formula="of:=[$'Raw data'.A95]" office:value-type="string" office:string-value="lg3 -f zxc1491 -n 99999999" calcext:value-type="string">
            <text:p>lg3 -f zxc1491 -n 99999999</text:p>
          </table:table-cell>
          <table:table-cell table:style-name="ce31" table:formula="of:=[$'Raw data'.G95]" office:value-type="float" office:value="863.745" calcext:value-type="float">
            <text:p>863.745</text:p>
          </table:table-cell>
          <table:table-cell table:number-columns-repeated="1022"/>
        </table:table-row>
        <table:table-row table:style-name="ro4">
          <table:table-cell table:formula="of:=[$'Raw data'.A96]" office:value-type="string" office:string-value="lg3 -f zxc1491 -n 99999999" calcext:value-type="string">
            <text:p>lg3 -f zxc1491 -n 99999999</text:p>
          </table:table-cell>
          <table:table-cell table:style-name="ce31" table:formula="of:=[$'Raw data'.G96]" office:value-type="float" office:value="866.89" calcext:value-type="float">
            <text:p>866.890</text:p>
          </table:table-cell>
          <table:table-cell table:number-columns-repeated="1022"/>
        </table:table-row>
        <table:table-row table:style-name="ro4">
          <table:table-cell table:formula="of:=[$'Raw data'.A100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0]" office:value-type="float" office:value="869.574" calcext:value-type="float">
            <text:p>869.574</text:p>
          </table:table-cell>
          <table:table-cell table:number-columns-repeated="1022"/>
        </table:table-row>
        <table:table-row table:style-name="ro4">
          <table:table-cell table:formula="of:=[$'Raw data'.A107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7]" office:value-type="float" office:value="876.117" calcext:value-type="float">
            <text:p>876.117</text:p>
          </table:table-cell>
          <table:table-cell table:number-columns-repeated="1022"/>
        </table:table-row>
        <table:table-row table:style-name="ro4">
          <table:table-cell table:formula="of:=[$'Raw data'.A107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7]" office:value-type="float" office:value="876.117" calcext:value-type="float">
            <text:p>876.117</text:p>
          </table:table-cell>
          <table:table-cell table:number-columns-repeated="1022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-a Raw Data" table:style-name="ta1">
        <table:table-column table:style-name="co24" table:default-cell-style-name="ce25"/>
        <table:table-column table:style-name="co25" table:default-cell-style-name="ce1"/>
        <table:table-column table:style-name="co26" table:default-cell-style-name="ce1"/>
        <table:table-column table:style-name="co27" table:default-cell-style-name="ce31"/>
        <table:table-column table:style-name="co28" table:number-columns-repeated="2" table:default-cell-style-name="ce31"/>
        <table:table-column table:style-name="co8" table:number-columns-repeated="1018" table:default-cell-style-name="ce1"/>
        <table:table-row table:style-name="ro5"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pkt size</text:p>
          </table:table-cell>
          <table:table-cell table:style-name="ce29" office:value-type="string" calcext:value-type="string">
            <text:p>passses</text:p>
          </table:table-cell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sys + user</text:p>
          </table:table-cell>
          <table:table-cell table:style-name="ce29" table:number-columns-repeated="1018"/>
        </table:table-row>
        <table:table-row table:style-name="ro4">
          <table:table-cell table:style-name="ce29" office:value-type="string" calcext:value-type="string">
            <text:p>mean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std dev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%age of base (1500)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%age of base (50)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[NPM == New pktb_make()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17" calcext:value-type="float">
            <text:p>0.000</text:p>
          </table:table-cell>
          <table:table-cell office:value-type="float" office:value="33.2201" calcext:value-type="float">
            <text:p>33.220</text:p>
          </table:table-cell>
          <table:table-cell table:formula="of:=[.D10]+[.E10]" office:value-type="float" office:value="33.220317" calcext:value-type="float">
            <text:p>33.22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4995" calcext:value-type="float">
            <text:p>0.005</text:p>
          </table:table-cell>
          <table:table-cell office:value-type="float" office:value="33.4089" calcext:value-type="float">
            <text:p>33.409</text:p>
          </table:table-cell>
          <table:table-cell table:formula="of:=[.D11]+[.E11]" office:value-type="float" office:value="33.413895" calcext:value-type="float">
            <text:p>33.4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3.1932" calcext:value-type="float">
            <text:p>33.193</text:p>
          </table:table-cell>
          <table:table-cell table:formula="of:=[.D12]+[.E12]" office:value-type="float" office:value="33.1932" calcext:value-type="float">
            <text:p>33.19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06" calcext:value-type="float">
            <text:p>0.001</text:p>
          </table:table-cell>
          <table:table-cell office:value-type="float" office:value="33.122" calcext:value-type="float">
            <text:p>33.122</text:p>
          </table:table-cell>
          <table:table-cell table:formula="of:=[.D13]+[.E13]" office:value-type="float" office:value="33.122606" calcext:value-type="float">
            <text:p>33.12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52" calcext:value-type="float">
            <text:p>0.000</text:p>
          </table:table-cell>
          <table:table-cell office:value-type="float" office:value="33.1167" calcext:value-type="float">
            <text:p>33.117</text:p>
          </table:table-cell>
          <table:table-cell table:formula="of:=[.D14]+[.E14]" office:value-type="float" office:value="33.116852" calcext:value-type="float">
            <text:p>33.11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58" calcext:value-type="float">
            <text:p>0.001</text:p>
          </table:table-cell>
          <table:table-cell office:value-type="float" office:value="33.1222" calcext:value-type="float">
            <text:p>33.122</text:p>
          </table:table-cell>
          <table:table-cell table:formula="of:=[.D15]+[.E15]" office:value-type="float" office:value="33.123058" calcext:value-type="float">
            <text:p>33.12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6829" calcext:value-type="float">
            <text:p>0.007</text:p>
          </table:table-cell>
          <table:table-cell office:value-type="float" office:value="33.2742" calcext:value-type="float">
            <text:p>33.274</text:p>
          </table:table-cell>
          <table:table-cell table:formula="of:=[.D16]+[.E16]" office:value-type="float" office:value="33.281029" calcext:value-type="float">
            <text:p>33.28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77" calcext:value-type="float">
            <text:p>0.001</text:p>
          </table:table-cell>
          <table:table-cell office:value-type="float" office:value="13.3134" calcext:value-type="float">
            <text:p>13.313</text:p>
          </table:table-cell>
          <table:table-cell table:formula="of:=[.D17]+[.E17]" office:value-type="float" office:value="13.314477" calcext:value-type="float">
            <text:p>13.3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2657" calcext:value-type="float">
            <text:p>13.266</text:p>
          </table:table-cell>
          <table:table-cell table:formula="of:=[.D18]+[.E18]" office:value-type="float" office:value="13.2657" calcext:value-type="float">
            <text:p>13.26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03" calcext:value-type="float">
            <text:p>0.000</text:p>
          </table:table-cell>
          <table:table-cell office:value-type="float" office:value="13.2595" calcext:value-type="float">
            <text:p>13.260</text:p>
          </table:table-cell>
          <table:table-cell table:formula="of:=[.D19]+[.E19]" office:value-type="float" office:value="13.259903" calcext:value-type="float">
            <text:p>13.26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3415" calcext:value-type="float">
            <text:p>13.342</text:p>
          </table:table-cell>
          <table:table-cell table:formula="of:=[.D20]+[.E20]" office:value-type="float" office:value="13.3415" calcext:value-type="float">
            <text:p>13.34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325" calcext:value-type="float">
            <text:p>13.433</text:p>
          </table:table-cell>
          <table:table-cell table:formula="of:=[.D21]+[.E21]" office:value-type="float" office:value="13.4325" calcext:value-type="float">
            <text:p>13.4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73" calcext:value-type="float">
            <text:p>0.000</text:p>
          </table:table-cell>
          <table:table-cell office:value-type="float" office:value="13.3202" calcext:value-type="float">
            <text:p>13.320</text:p>
          </table:table-cell>
          <table:table-cell table:formula="of:=[.D22]+[.E22]" office:value-type="float" office:value="13.320673" calcext:value-type="float">
            <text:p>13.32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953" calcext:value-type="float">
            <text:p>13.495</text:p>
          </table:table-cell>
          <table:table-cell table:formula="of:=[.D23]+[.E23]" office:value-type="float" office:value="13.4953" calcext:value-type="float">
            <text:p>13.49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7" calcext:value-type="float">
            <text:p>0.001</text:p>
          </table:table-cell>
          <table:table-cell office:value-type="float" office:value="6.26232" calcext:value-type="float">
            <text:p>6.262</text:p>
          </table:table-cell>
          <table:table-cell table:formula="of:=[.D24]+[.E24]" office:value-type="float" office:value="6.263317" calcext:value-type="float">
            <text:p>6.26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04" calcext:value-type="float">
            <text:p>0.000</text:p>
          </table:table-cell>
          <table:table-cell office:value-type="float" office:value="6.26254" calcext:value-type="float">
            <text:p>6.263</text:p>
          </table:table-cell>
          <table:table-cell table:formula="of:=[.D25]+[.E25]" office:value-type="float" office:value="6.262744" calcext:value-type="float">
            <text:p>6.26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0585" calcext:value-type="float">
            <text:p>6.406</text:p>
          </table:table-cell>
          <table:table-cell table:formula="of:=[.D26]+[.E26]" office:value-type="float" office:value="6.40585" calcext:value-type="float">
            <text:p>6.40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2" calcext:value-type="float">
            <text:p>0.001</text:p>
          </table:table-cell>
          <table:table-cell office:value-type="float" office:value="6.29181" calcext:value-type="float">
            <text:p>6.292</text:p>
          </table:table-cell>
          <table:table-cell table:formula="of:=[.D27]+[.E27]" office:value-type="float" office:value="6.29263" calcext:value-type="float">
            <text:p>6.29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3682" calcext:value-type="float">
            <text:p>6.437</text:p>
          </table:table-cell>
          <table:table-cell table:formula="of:=[.D28]+[.E28]" office:value-type="float" office:value="6.43682" calcext:value-type="float">
            <text:p>6.437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37629" calcext:value-type="float">
            <text:p>6.376</text:p>
          </table:table-cell>
          <table:table-cell table:formula="of:=[.D29]+[.E29]" office:value-type="float" office:value="6.37629" calcext:value-type="float">
            <text:p>6.37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92" calcext:value-type="float">
            <text:p>0.000</text:p>
          </table:table-cell>
          <table:table-cell office:value-type="float" office:value="25.8212" calcext:value-type="float">
            <text:p>25.821</text:p>
          </table:table-cell>
          <table:table-cell table:formula="of:=[.D30]+[.E30]" office:value-type="float" office:value="25.821392" calcext:value-type="float">
            <text:p>25.82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112" calcext:value-type="float">
            <text:p>0.001</text:p>
          </table:table-cell>
          <table:table-cell office:value-type="float" office:value="25.8541" calcext:value-type="float">
            <text:p>25.854</text:p>
          </table:table-cell>
          <table:table-cell table:formula="of:=[.D31]+[.E31]" office:value-type="float" office:value="25.855212" calcext:value-type="float">
            <text:p>25.85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5" calcext:value-type="float">
            <text:p>0.000</text:p>
          </table:table-cell>
          <table:table-cell office:value-type="float" office:value="25.8512" calcext:value-type="float">
            <text:p>25.851</text:p>
          </table:table-cell>
          <table:table-cell table:formula="of:=[.D32]+[.E32]" office:value-type="float" office:value="25.851375" calcext:value-type="float">
            <text:p>25.85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9" calcext:value-type="float">
            <text:p>25.819</text:p>
          </table:table-cell>
          <table:table-cell table:formula="of:=[.D33]+[.E33]" office:value-type="float" office:value="25.8189" calcext:value-type="float">
            <text:p>25.819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389" calcext:value-type="float">
            <text:p>25.839</text:p>
          </table:table-cell>
          <table:table-cell table:formula="of:=[.D34]+[.E34]" office:value-type="float" office:value="25.8389" calcext:value-type="float">
            <text:p>25.839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9045" calcext:value-type="float">
            <text:p>25.905</text:p>
          </table:table-cell>
          <table:table-cell table:formula="of:=[.D35]+[.E35]" office:value-type="float" office:value="25.9045" calcext:value-type="float">
            <text:p>25.90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5" calcext:value-type="float">
            <text:p>25.819</text:p>
          </table:table-cell>
          <table:table-cell table:formula="of:=[.D36]+[.E36]" office:value-type="float" office:value="25.8185" calcext:value-type="float">
            <text:p>25.819</text:p>
          </table:table-cell>
          <table:table-cell table:number-columns-repeated="1018"/>
        </table:table-row>
        <table:table-row table:style-name="ro6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9.7527" calcext:value-type="float">
            <text:p>19.753</text:p>
          </table:table-cell>
          <table:table-cell table:formula="of:=[.D37]+[.E37]" office:value-type="float" office:value="19.7527" calcext:value-type="float">
            <text:p>19.75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19.65" calcext:value-type="float">
            <text:p>19.650</text:p>
          </table:table-cell>
          <table:table-cell table:formula="of:=[.D38]+[.E38]" office:value-type="float" office:value="19.650172" calcext:value-type="float">
            <text:p>19.650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2399" calcext:value-type="float">
            <text:p>0.002</text:p>
          </table:table-cell>
          <table:table-cell office:value-type="float" office:value="19.8544" calcext:value-type="float">
            <text:p>19.854</text:p>
          </table:table-cell>
          <table:table-cell table:formula="of:=[.D39]+[.E39]" office:value-type="float" office:value="19.856799" calcext:value-type="float">
            <text:p>19.857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868" calcext:value-type="float">
            <text:p>0.009</text:p>
          </table:table-cell>
          <table:table-cell office:value-type="float" office:value="19.7692" calcext:value-type="float">
            <text:p>19.769</text:p>
          </table:table-cell>
          <table:table-cell table:formula="of:=[.D40]+[.E40]" office:value-type="float" office:value="19.77788" calcext:value-type="float">
            <text:p>19.77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27" calcext:value-type="float">
            <text:p>0.000</text:p>
          </table:table-cell>
          <table:table-cell office:value-type="float" office:value="19.7054" calcext:value-type="float">
            <text:p>19.705</text:p>
          </table:table-cell>
          <table:table-cell table:formula="of:=[.D41]+[.E41]" office:value-type="float" office:value="19.705627" calcext:value-type="float">
            <text:p>19.70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575" calcext:value-type="float">
            <text:p>0.001</text:p>
          </table:table-cell>
          <table:table-cell office:value-type="float" office:value="19.8718" calcext:value-type="float">
            <text:p>19.872</text:p>
          </table:table-cell>
          <table:table-cell table:formula="of:=[.D42]+[.E42]" office:value-type="float" office:value="19.872375" calcext:value-type="float">
            <text:p>19.87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5" calcext:value-type="float">
            <text:p>0.000</text:p>
          </table:table-cell>
          <table:table-cell office:value-type="float" office:value="20.275" calcext:value-type="float">
            <text:p>20.275</text:p>
          </table:table-cell>
          <table:table-cell table:formula="of:=[.D43]+[.E43]" office:value-type="float" office:value="20.275115" calcext:value-type="float">
            <text:p>20.27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99" calcext:value-type="float">
            <text:p>0.001</text:p>
          </table:table-cell>
          <table:table-cell office:value-type="float" office:value="6.76716" calcext:value-type="float">
            <text:p>6.767</text:p>
          </table:table-cell>
          <table:table-cell table:formula="of:=[.D44]+[.E44]" office:value-type="float" office:value="6.768259" calcext:value-type="float">
            <text:p>6.76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743" calcext:value-type="float">
            <text:p>0.002</text:p>
          </table:table-cell>
          <table:table-cell office:value-type="float" office:value="6.8167" calcext:value-type="float">
            <text:p>6.817</text:p>
          </table:table-cell>
          <table:table-cell table:formula="of:=[.D45]+[.E45]" office:value-type="float" office:value="6.818443" calcext:value-type="float">
            <text:p>6.81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74163" calcext:value-type="float">
            <text:p>6.742</text:p>
          </table:table-cell>
          <table:table-cell table:formula="of:=[.D46]+[.E46]" office:value-type="float" office:value="6.74163" calcext:value-type="float">
            <text:p>6.74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92" calcext:value-type="float">
            <text:p>0.001</text:p>
          </table:table-cell>
          <table:table-cell office:value-type="float" office:value="6.76993" calcext:value-type="float">
            <text:p>6.770</text:p>
          </table:table-cell>
          <table:table-cell table:formula="of:=[.D47]+[.E47]" office:value-type="float" office:value="6.770622" calcext:value-type="float">
            <text:p>6.77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9" calcext:value-type="float">
            <text:p>0.001</text:p>
          </table:table-cell>
          <table:table-cell office:value-type="float" office:value="6.79124" calcext:value-type="float">
            <text:p>6.791</text:p>
          </table:table-cell>
          <table:table-cell table:formula="of:=[.D48]+[.E48]" office:value-type="float" office:value="6.792239" calcext:value-type="float">
            <text:p>6.79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5" calcext:value-type="float">
            <text:p>0.001</text:p>
          </table:table-cell>
          <table:table-cell office:value-type="float" office:value="6.79288" calcext:value-type="float">
            <text:p>6.793</text:p>
          </table:table-cell>
          <table:table-cell table:formula="of:=[.D49]+[.E49]" office:value-type="float" office:value="6.793965" calcext:value-type="float">
            <text:p>6.794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48" calcext:value-type="float">
            <text:p>0.000</text:p>
          </table:table-cell>
          <table:table-cell office:value-type="float" office:value="6.73508" calcext:value-type="float">
            <text:p>6.735</text:p>
          </table:table-cell>
          <table:table-cell table:formula="of:=[.D50]+[.E50]" office:value-type="float" office:value="6.735228" calcext:value-type="float">
            <text:p>6.7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27" calcext:value-type="float">
            <text:p>0.000</text:p>
          </table:table-cell>
          <table:table-cell office:value-type="float" office:value="4.6895" calcext:value-type="float">
            <text:p>4.690</text:p>
          </table:table-cell>
          <table:table-cell table:formula="of:=[.D51]+[.E51]" office:value-type="float" office:value="4.689627" calcext:value-type="float">
            <text:p>4.69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.23855" calcext:value-type="float">
            <text:p>4.239</text:p>
          </table:table-cell>
          <table:table-cell table:formula="of:=[.D52]+[.E52]" office:value-type="float" office:value="4.23855" calcext:value-type="float">
            <text:p>4.23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2576" calcext:value-type="float">
            <text:p>3.526</text:p>
          </table:table-cell>
          <table:table-cell table:formula="of:=[.D53]+[.E53]" office:value-type="float" office:value="3.52576" calcext:value-type="float">
            <text:p>3.5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12" calcext:value-type="float">
            <text:p>3.465</text:p>
          </table:table-cell>
          <table:table-cell table:formula="of:=[.D54]+[.E54]" office:value-type="float" office:value="3.46512" calcext:value-type="float">
            <text:p>3.4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764" calcext:value-type="float">
            <text:p>3.368</text:p>
          </table:table-cell>
          <table:table-cell table:formula="of:=[.D55]+[.E55]" office:value-type="float" office:value="3.36764" calcext:value-type="float">
            <text:p>3.36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85" calcext:value-type="float">
            <text:p>3.466</text:p>
          </table:table-cell>
          <table:table-cell table:formula="of:=[.D56]+[.E56]" office:value-type="float" office:value="3.46585" calcext:value-type="float">
            <text:p>3.46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25" calcext:value-type="float">
            <text:p>0.000</text:p>
          </table:table-cell>
          <table:table-cell office:value-type="float" office:value="4.69695" calcext:value-type="float">
            <text:p>4.697</text:p>
          </table:table-cell>
          <table:table-cell table:formula="of:=[.D57]+[.E57]" office:value-type="float" office:value="4.697275" calcext:value-type="float">
            <text:p>4.69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8" calcext:value-type="float">
            <text:p>0.000</text:p>
          </table:table-cell>
          <table:table-cell office:value-type="float" office:value="4.03765" calcext:value-type="float">
            <text:p>4.038</text:p>
          </table:table-cell>
          <table:table-cell table:formula="of:=[.D58]+[.E58]" office:value-type="float" office:value="4.037788" calcext:value-type="float">
            <text:p>4.03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1981" calcext:value-type="float">
            <text:p>3.520</text:p>
          </table:table-cell>
          <table:table-cell table:formula="of:=[.D59]+[.E59]" office:value-type="float" office:value="3.51981" calcext:value-type="float">
            <text:p>3.52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548" calcext:value-type="float">
            <text:p>3.365</text:p>
          </table:table-cell>
          <table:table-cell table:formula="of:=[.D60]+[.E60]" office:value-type="float" office:value="3.36548" calcext:value-type="float">
            <text:p>3.3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3" calcext:value-type="float">
            <text:p>0.000</text:p>
          </table:table-cell>
          <table:table-cell office:value-type="float" office:value="4.52962" calcext:value-type="float">
            <text:p>4.530</text:p>
          </table:table-cell>
          <table:table-cell table:formula="of:=[.D61]+[.E61]" office:value-type="float" office:value="4.529733" calcext:value-type="float">
            <text:p>4.53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71681" calcext:value-type="float">
            <text:p>3.717</text:p>
          </table:table-cell>
          <table:table-cell table:formula="of:=[.D62]+[.E62]" office:value-type="float" office:value="3.71681" calcext:value-type="float">
            <text:p>3.71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1" calcext:value-type="float">
            <text:p>0.000</text:p>
          </table:table-cell>
          <table:table-cell office:value-type="float" office:value="4.55647" calcext:value-type="float">
            <text:p>4.556</text:p>
          </table:table-cell>
          <table:table-cell table:formula="of:=[.D63]+[.E63]" office:value-type="float" office:value="4.556561" calcext:value-type="float">
            <text:p>4.5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3.46481" calcext:value-type="float">
            <text:p>3.465</text:p>
          </table:table-cell>
          <table:table-cell table:formula="of:=[.D64]+[.E64]" office:value-type="float" office:value="3.464982" calcext:value-type="float">
            <text:p>3.4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56335" calcext:value-type="float">
            <text:p>7.563</text:p>
          </table:table-cell>
          <table:table-cell table:formula="of:=[.D65]+[.E65]" office:value-type="float" office:value="7.56335" calcext:value-type="float">
            <text:p>7.56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2" calcext:value-type="float">
            <text:p>0.000</text:p>
          </table:table-cell>
          <table:table-cell office:value-type="float" office:value="7.43466" calcext:value-type="float">
            <text:p>7.435</text:p>
          </table:table-cell>
          <table:table-cell table:formula="of:=[.D66]+[.E66]" office:value-type="float" office:value="7.434792" calcext:value-type="float">
            <text:p>7.4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42" calcext:value-type="float">
            <text:p>0.001</text:p>
          </table:table-cell>
          <table:table-cell office:value-type="float" office:value="7.46066" calcext:value-type="float">
            <text:p>7.461</text:p>
          </table:table-cell>
          <table:table-cell table:formula="of:=[.D67]+[.E67]" office:value-type="float" office:value="7.461702" calcext:value-type="float">
            <text:p>7.46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6" calcext:value-type="float">
            <text:p>0.000</text:p>
          </table:table-cell>
          <table:table-cell office:value-type="float" office:value="7.56048" calcext:value-type="float">
            <text:p>7.560</text:p>
          </table:table-cell>
          <table:table-cell table:formula="of:=[.D68]+[.E68]" office:value-type="float" office:value="7.560576" calcext:value-type="float">
            <text:p>7.56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08" calcext:value-type="float">
            <text:p>0.000</text:p>
          </table:table-cell>
          <table:table-cell office:value-type="float" office:value="7.55886" calcext:value-type="float">
            <text:p>7.559</text:p>
          </table:table-cell>
          <table:table-cell table:formula="of:=[.D69]+[.E69]" office:value-type="float" office:value="7.559168" calcext:value-type="float">
            <text:p>7.5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" calcext:value-type="float">
            <text:p>0.000</text:p>
          </table:table-cell>
          <table:table-cell office:value-type="float" office:value="7.44084" calcext:value-type="float">
            <text:p>7.441</text:p>
          </table:table-cell>
          <table:table-cell table:formula="of:=[.D70]+[.E70]" office:value-type="float" office:value="7.44101" calcext:value-type="float">
            <text:p>7.44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44063" calcext:value-type="float">
            <text:p>7.441</text:p>
          </table:table-cell>
          <table:table-cell table:formula="of:=[.D71]+[.E71]" office:value-type="float" office:value="7.44063" calcext:value-type="float">
            <text:p>7.44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7" calcext:value-type="float">
            <text:p>0.001</text:p>
          </table:table-cell>
          <table:table-cell office:value-type="float" office:value="8.1582" calcext:value-type="float">
            <text:p>8.158</text:p>
          </table:table-cell>
          <table:table-cell table:formula="of:=[.D72]+[.E72]" office:value-type="float" office:value="8.159287" calcext:value-type="float">
            <text:p>8.1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1" calcext:value-type="float">
            <text:p>0.000</text:p>
          </table:table-cell>
          <table:table-cell office:value-type="float" office:value="7.54153" calcext:value-type="float">
            <text:p>7.542</text:p>
          </table:table-cell>
          <table:table-cell table:formula="of:=[.D73]+[.E73]" office:value-type="float" office:value="7.541561" calcext:value-type="float">
            <text:p>7.54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8" calcext:value-type="float">
            <text:p>0.000</text:p>
          </table:table-cell>
          <table:table-cell office:value-type="float" office:value="7.53339" calcext:value-type="float">
            <text:p>7.533</text:p>
          </table:table-cell>
          <table:table-cell table:formula="of:=[.D74]+[.E74]" office:value-type="float" office:value="7.533428" calcext:value-type="float">
            <text:p>7.5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7" calcext:value-type="float">
            <text:p>0.000</text:p>
          </table:table-cell>
          <table:table-cell office:value-type="float" office:value="7.47126" calcext:value-type="float">
            <text:p>7.471</text:p>
          </table:table-cell>
          <table:table-cell table:formula="of:=[.D75]+[.E75]" office:value-type="float" office:value="7.47133" calcext:value-type="float">
            <text:p>7.47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7942" calcext:value-type="float">
            <text:p>7.679</text:p>
          </table:table-cell>
          <table:table-cell table:formula="of:=[.D76]+[.E76]" office:value-type="float" office:value="7.67942" calcext:value-type="float">
            <text:p>7.67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421" calcext:value-type="float">
            <text:p>0.001</text:p>
          </table:table-cell>
          <table:table-cell office:value-type="float" office:value="7.53013" calcext:value-type="float">
            <text:p>7.530</text:p>
          </table:table-cell>
          <table:table-cell table:formula="of:=[.D77]+[.E77]" office:value-type="float" office:value="7.531551" calcext:value-type="float">
            <text:p>7.53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5411" calcext:value-type="float">
            <text:p>7.654</text:p>
          </table:table-cell>
          <table:table-cell table:formula="of:=[.D78]+[.E78]" office:value-type="float" office:value="7.65411" calcext:value-type="float">
            <text:p>7.65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4.3389" calcext:value-type="float">
            <text:p>34.339</text:p>
          </table:table-cell>
          <table:table-cell table:formula="of:=[.D79]+[.E79]" office:value-type="float" office:value="34.3389" calcext:value-type="float">
            <text:p>34.33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967" calcext:value-type="float">
            <text:p>0.002</text:p>
          </table:table-cell>
          <table:table-cell office:value-type="float" office:value="45.052" calcext:value-type="float">
            <text:p>45.052</text:p>
          </table:table-cell>
          <table:table-cell table:formula="of:=[.D80]+[.E80]" office:value-type="float" office:value="45.053967" calcext:value-type="float">
            <text:p>45.05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71" calcext:value-type="float">
            <text:p>0.002</text:p>
          </table:table-cell>
          <table:table-cell office:value-type="float" office:value="33.9677" calcext:value-type="float">
            <text:p>33.968</text:p>
          </table:table-cell>
          <table:table-cell table:formula="of:=[.D81]+[.E81]" office:value-type="float" office:value="33.96941" calcext:value-type="float">
            <text:p>33.96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79" calcext:value-type="float">
            <text:p>0.001</text:p>
          </table:table-cell>
          <table:table-cell office:value-type="float" office:value="46.1644" calcext:value-type="float">
            <text:p>46.164</text:p>
          </table:table-cell>
          <table:table-cell table:formula="of:=[.D82]+[.E82]" office:value-type="float" office:value="46.165279" calcext:value-type="float">
            <text:p>46.1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278" calcext:value-type="float">
            <text:p>0.000</text:p>
          </table:table-cell>
          <table:table-cell office:value-type="float" office:value="34.0186" calcext:value-type="float">
            <text:p>34.019</text:p>
          </table:table-cell>
          <table:table-cell table:formula="of:=[.D83]+[.E83]" office:value-type="float" office:value="34.018878" calcext:value-type="float">
            <text:p>34.01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5.9146" calcext:value-type="float">
            <text:p>35.915</text:p>
          </table:table-cell>
          <table:table-cell table:formula="of:=[.D84]+[.E84]" office:value-type="float" office:value="35.9146" calcext:value-type="float">
            <text:p>35.9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074" calcext:value-type="float">
            <text:p>0.001</text:p>
          </table:table-cell>
          <table:table-cell office:value-type="float" office:value="40.3262" calcext:value-type="float">
            <text:p>40.326</text:p>
          </table:table-cell>
          <table:table-cell table:formula="of:=[.D85]+[.E85]" office:value-type="float" office:value="40.327274" calcext:value-type="float">
            <text:p>40.32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089" calcext:value-type="float">
            <text:p>0.000</text:p>
          </table:table-cell>
          <table:table-cell office:value-type="float" office:value="44.1749" calcext:value-type="float">
            <text:p>44.175</text:p>
          </table:table-cell>
          <table:table-cell table:formula="of:=[.D86]+[.E86]" office:value-type="float" office:value="44.174989" calcext:value-type="float">
            <text:p>44.1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9178" calcext:value-type="float">
            <text:p>0.009</text:p>
          </table:table-cell>
          <table:table-cell office:value-type="float" office:value="45.4494" calcext:value-type="float">
            <text:p>45.449</text:p>
          </table:table-cell>
          <table:table-cell table:formula="of:=[.D87]+[.E87]" office:value-type="float" office:value="45.458578" calcext:value-type="float">
            <text:p>45.4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448" calcext:value-type="float">
            <text:p>0.000</text:p>
          </table:table-cell>
          <table:table-cell office:value-type="float" office:value="34.974" calcext:value-type="float">
            <text:p>34.974</text:p>
          </table:table-cell>
          <table:table-cell table:formula="of:=[.D88]+[.E88]" office:value-type="float" office:value="34.974448" calcext:value-type="float">
            <text:p>34.97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6.2494" calcext:value-type="float">
            <text:p>46.249</text:p>
          </table:table-cell>
          <table:table-cell table:formula="of:=[.D89]+[.E89]" office:value-type="float" office:value="46.2494" calcext:value-type="float">
            <text:p>46.24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5109" calcext:value-type="float">
            <text:p>0.005</text:p>
          </table:table-cell>
          <table:table-cell office:value-type="float" office:value="34.6739" calcext:value-type="float">
            <text:p>34.674</text:p>
          </table:table-cell>
          <table:table-cell table:formula="of:=[.D90]+[.E90]" office:value-type="float" office:value="34.679009" calcext:value-type="float">
            <text:p>34.67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84" calcext:value-type="float">
            <text:p>0.001</text:p>
          </table:table-cell>
          <table:table-cell office:value-type="float" office:value="46.8996" calcext:value-type="float">
            <text:p>46.900</text:p>
          </table:table-cell>
          <table:table-cell table:formula="of:=[.D91]+[.E91]" office:value-type="float" office:value="46.900484" calcext:value-type="float">
            <text:p>46.9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3121" calcext:value-type="float">
            <text:p>0.003</text:p>
          </table:table-cell>
          <table:table-cell office:value-type="float" office:value="46.3159" calcext:value-type="float">
            <text:p>46.316</text:p>
          </table:table-cell>
          <table:table-cell table:formula="of:=[.D92]+[.E92]" office:value-type="float" office:value="46.319021" calcext:value-type="float">
            <text:p>46.319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3]+[.E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4]+[.E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5]+[.E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6]+[.E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7]+[.E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8]+[.E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9]+[.E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0]+[.E1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1]+[.E10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2]+[.E10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3]+[.E10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4]+[.E10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5]+[.E10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6]+[.E10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7]+[.E10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8]+[.E10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9]+[.E10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0]+[.E11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1]+[.E11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2]+[.E11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3]+[.E11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4]+[.E11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5]+[.E11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6]+[.E11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7]+[.E11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8]+[.E11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9]+[.E11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0]+[.E12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1]+[.E12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2]+[.E12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3]+[.E12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4]+[.E12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5]+[.E12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6]+[.E12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7]+[.E12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8]+[.E12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9]+[.E12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0]+[.E13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1]+[.E13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2]+[.E13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3]+[.E13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4]+[.E13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5]+[.E13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6]+[.E13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7]+[.E13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8]+[.E13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9]+[.E13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0]+[.E14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1]+[.E14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2]+[.E14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3]+[.E14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4]+[.E14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5]+[.E14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6]+[.E14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7]+[.E14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8]+[.E14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9]+[.E14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0]+[.E15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1]+[.E15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2]+[.E15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3]+[.E15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4]+[.E15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5]+[.E15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6]+[.E15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7]+[.E15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8]+[.E15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9]+[.E15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0]+[.E16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1]+[.E16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2]+[.E16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3]+[.E16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4]+[.E16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5]+[.E16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6]+[.E16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7]+[.E16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8]+[.E16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9]+[.E16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0]+[.E17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1]+[.E17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2]+[.E17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3]+[.E17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4]+[.E17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5]+[.E17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6]+[.E17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7]+[.E17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8]+[.E17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9]+[.E17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0]+[.E18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1]+[.E18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2]+[.E18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3]+[.E18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4]+[.E18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5]+[.E18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6]+[.E18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7]+[.E18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8]+[.E18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9]+[.E18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0]+[.E19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1]+[.E19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2]+[.E19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3]+[.E1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4]+[.E1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5]+[.E1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6]+[.E1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7]+[.E1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8]+[.E1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9]+[.E1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00]+[.E2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-a Analysed" table:style-name="ta1">
        <table:table-column table:style-name="co29" table:default-cell-style-name="ce33"/>
        <table:table-column table:style-name="co21" table:default-cell-style-name="ce31"/>
        <table:table-column table:style-name="co30" table:default-cell-style-name="ce31"/>
        <table:table-column table:style-name="co16" table:default-cell-style-name="ce31"/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30" table:default-cell-style-name="ce31"/>
        <table:table-column table:style-name="co33" table:default-cell-style-name="ce31"/>
        <table:table-column table:style-name="co23" table:default-cell-style-name="ce31"/>
        <table:table-column table:style-name="co30" table:default-cell-style-name="ce31"/>
        <table:table-column table:style-name="co36" table:default-cell-style-name="ce31"/>
        <table:table-column table:style-name="co37" table:number-columns-repeated="2" table:default-cell-style-name="ce31"/>
        <table:table-column table:style-name="co38" table:default-cell-style-name="ce31"/>
        <table:table-column table:style-name="co30" table:default-cell-style-name="ce31"/>
        <table:table-column table:style-name="co8" table:number-columns-repeated="1006" table:default-cell-style-name="ce31"/>
        <table:table-row table:style-name="ro7">
          <table:table-cell table:style-name="ce30" table:formula="of:=[$'-a Raw Data'.A1]" office:value-type="string" office:string-value="Description" calcext:value-type="string">
            <text:p>Description</text:p>
          </table:table-cell>
          <table:table-cell table:style-name="ce30"/>
          <table:table-cell table:style-name="ce30" office:value-type="string" calcext:value-type="string">
            <text:p>BASE 1500</text:p>
          </table:table-cell>
          <table:table-cell table:style-name="ce30" office:value-type="string" calcext:value-type="string">
            <text:p>BASE 50</text:p>
          </table:table-cell>
          <table:table-cell table:style-name="ce30" office:value-type="string" calcext:value-type="string">
            <text:p>-t7 50</text:p>
          </table:table-cell>
          <table:table-cell table:style-name="ce30" office:value-type="string" calcext:value-type="string">
            <text:p>-t7 1500</text:p>
          </table:table-cell>
          <table:table-cell table:style-name="ce30" office:value-type="string" calcext:value-type="string">
            <text:p>-t7 1500 NPM</text:p>
          </table:table-cell>
          <table:table-cell table:style-name="ce30" office:value-type="string" calcext:value-type="string">
            <text:p>-t7 50 NPM</text:p>
          </table:table-cell>
          <table:table-cell table:style-name="ce30" office:value-type="string" calcext:value-type="string">
            <text:p>-t7 -t19 1500</text:p>
          </table:table-cell>
          <table:table-cell table:style-name="ce30" office:value-type="string" calcext:value-type="string">
            <text:p>-t7 -t19 50</text:p>
          </table:table-cell>
          <table:table-cell table:style-name="ce30" office:value-type="string" calcext:value-type="string">
            <text:p>-t19 50</text:p>
          </table:table-cell>
          <table:table-cell table:style-name="ce30" office:value-type="string" calcext:value-type="string">
            <text:p>-t19 1500</text:p>
          </table:table-cell>
          <table:table-cell table:style-name="ce30" office:value-type="string" calcext:value-type="string">
            <text:p>-t7 -t19 1500*10</text:p>
          </table:table-cell>
          <table:table-cell table:style-name="ce30" office:value-type="string" calcext:value-type="string">
            <text:p>-t7 -t19 50*10</text:p>
          </table:table-cell>
          <table:table-cell table:style-name="ce30" office:value-type="string" calcext:value-type="string">
            <text:p>worst -t7 -t19 50*10</text:p>
          </table:table-cell>
          <table:table-cell table:style-name="ce30" office:value-type="string" calcext:value-type="string">
            <text:p>worst -t7 -t19 1500*10</text:p>
          </table:table-cell>
          <table:table-cell table:style-name="ce30" office:value-type="string" calcext:value-type="string">
            <text:p>worst -t7 -t19 50</text:p>
          </table:table-cell>
          <table:table-cell table:style-name="ce30" office:value-type="string" calcext:value-type="string">
            <text:p>worst -t7 -t19 1500</text:p>
          </table:table-cell>
          <table:table-cell table:style-name="ce30" table:number-columns-repeated="1006"/>
        </table:table-row>
        <table:table-row table:style-name="ro4">
          <table:table-cell table:style-name="ce30" table:formula="of:=[$'-a Raw Data'.A2]" office:value-type="string" office:string-value="mean" calcext:value-type="string">
            <text:p>mean</text:p>
          </table:table-cell>
          <table:table-cell/>
          <table:table-cell table:formula="of:=AVERAGE([.C10:.C200])" office:value-type="float" office:value="33.188042" calcext:value-type="float">
            <text:p>33.188</text:p>
          </table:table-cell>
          <table:table-cell table:formula="of:=AVERAGE([.D10:.D200])" office:value-type="float" office:value="13.33497" calcext:value-type="float">
            <text:p>13.335</text:p>
          </table:table-cell>
          <table:table-cell table:formula="of:=AVERAGE([.E10:.E200])" office:value-type="float" office:value="6.3201662" calcext:value-type="float">
            <text:p>6.320</text:p>
          </table:table-cell>
          <table:table-cell table:formula="of:=AVERAGE([.F10:.F200])" office:value-type="float" office:value="25.8370758" calcext:value-type="float">
            <text:p>25.837</text:p>
          </table:table-cell>
          <table:table-cell table:formula="of:=AVERAGE([.G10:.G200])" office:value-type="float" office:value="19.7930762" calcext:value-type="float">
            <text:p>19.793</text:p>
          </table:table-cell>
          <table:table-cell table:formula="of:=AVERAGE([.H10:.H200])" office:value-type="float" office:value="6.773343" calcext:value-type="float">
            <text:p>6.773</text:p>
          </table:table-cell>
          <table:table-cell table:formula="of:=AVERAGE([.I10:.I200])" office:value-type="float" office:value="3.8769814" calcext:value-type="float">
            <text:p>3.877</text:p>
          </table:table-cell>
          <table:table-cell table:formula="of:=AVERAGE([.J10:.J200])" office:value-type="float" office:value="3.8538246" calcext:value-type="float">
            <text:p>3.854</text:p>
          </table:table-cell>
          <table:table-cell table:formula="of:=AVERAGE([.K10:.K200])" office:value-type="float" office:value="7.4913736" calcext:value-type="float">
            <text:p>7.491</text:p>
          </table:table-cell>
          <table:table-cell table:formula="of:=AVERAGE([.L10:.L200])" office:value-type="float" office:value="7.588014" calcext:value-type="float">
            <text:p>7.588</text:p>
          </table:table-cell>
          <table:table-cell table:formula="of:=AVERAGE([.M10:.M200])/10" office:value-type="float" office:value="3.79307238" calcext:value-type="float">
            <text:p>3.793</text:p>
          </table:table-cell>
          <table:table-cell table:formula="of:=AVERAGE([.N10:.N200])/10" office:value-type="float" office:value="4.34352872" calcext:value-type="float">
            <text:p>4.344</text:p>
          </table:table-cell>
          <table:table-cell table:formula="of:=AVERAGE([.O10:.O200])/10" office:value-type="float" office:value="4.6900484" calcext:value-type="float">
            <text:p>4.690</text:p>
          </table:table-cell>
          <table:table-cell table:formula="of:=AVERAGE([.P10:.P200])/10" office:value-type="float" office:value="4.6165279" calcext:value-type="float">
            <text:p>4.617</text:p>
          </table:table-cell>
          <table:table-cell table:formula="of:=AVERAGE([.Q10:.Q200])" office:value-type="float" office:value="4.556561" calcext:value-type="float">
            <text:p>4.557</text:p>
          </table:table-cell>
          <table:table-cell table:formula="of:=AVERAGE([.R10:.R200])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4">
          <table:table-cell table:style-name="ce30" table:formula="of:=[$'-a Raw Data'.A3]" office:value-type="string" office:string-value="std dev" calcext:value-type="string">
            <text:p>std dev</text:p>
          </table:table-cell>
          <table:table-cell/>
          <table:table-cell table:formula="of:=COM.MICROSOFT.STDEV.P([.C10:.C200])" office:value-type="float" office:value="0.060364978439491" calcext:value-type="float">
            <text:p>0.060</text:p>
          </table:table-cell>
          <table:table-cell table:formula="of:=COM.MICROSOFT.STDEV.P([.D10:.D200])" office:value-type="float" office:value="0.0547310550930635" calcext:value-type="float">
            <text:p>0.055</text:p>
          </table:table-cell>
          <table:table-cell table:formula="of:=COM.MICROSOFT.STDEV.P([.E10:.E200])" office:value-type="float" office:value="0.0596304912151493" calcext:value-type="float">
            <text:p>0.060</text:p>
          </table:table-cell>
          <table:table-cell table:formula="of:=COM.MICROSOFT.STDEV.P([.F10:.F200])" office:value-type="float" office:value="0.0150183787726895" calcext:value-type="float">
            <text:p>0.015</text:p>
          </table:table-cell>
          <table:table-cell table:formula="of:=COM.MICROSOFT.STDEV.P([.G10:.G200])" office:value-type="float" office:value="0.0630197104449078" calcext:value-type="float">
            <text:p>0.063</text:p>
          </table:table-cell>
          <table:table-cell table:formula="of:=COM.MICROSOFT.STDEV.P([.H10:.H200])" office:value-type="float" office:value="0.0190855493292702" calcext:value-type="float">
            <text:p>0.019</text:p>
          </table:table-cell>
          <table:table-cell table:formula="of:=COM.MICROSOFT.STDEV.P([.I10:.I200])" office:value-type="float" office:value="0.500627613381284" calcext:value-type="float">
            <text:p>0.501</text:p>
          </table:table-cell>
          <table:table-cell table:formula="of:=COM.MICROSOFT.STDEV.P([.J10:.J200])" office:value-type="float" office:value="0.392996696915178" calcext:value-type="float">
            <text:p>0.393</text:p>
          </table:table-cell>
          <table:table-cell table:formula="of:=COM.MICROSOFT.STDEV.P([.K10:.K200])" office:value-type="float" office:value="0.0566424700789084" calcext:value-type="float">
            <text:p>0.057</text:p>
          </table:table-cell>
          <table:table-cell table:formula="of:=COM.MICROSOFT.STDEV.P([.L10:.L200])" office:value-type="float" office:value="0.0648834663469827" calcext:value-type="float">
            <text:p>0.065</text:p>
          </table:table-cell>
          <table:table-cell table:formula="of:=COM.MICROSOFT.STDEV.P([.M10:.M200])/10" office:value-type="float" office:value="0.421313511527026" calcext:value-type="float">
            <text:p>0.421</text:p>
          </table:table-cell>
          <table:table-cell table:formula="of:=COM.MICROSOFT.STDEV.P([.N10:.N200])/10" office:value-type="float" office:value="0.430027477873056" calcext:value-type="float">
            <text:p>0.430</text:p>
          </table:table-cell>
          <table:table-cell table:formula="of:=COM.MICROSOFT.STDEV.P([.O10:.O200])" office:value-type="float" office:value="0" calcext:value-type="float">
            <text:p>0.000</text:p>
          </table:table-cell>
          <table:table-cell table:formula="of:=COM.MICROSOFT.STDEV.P([.P10:.P200])" office:value-type="float" office:value="0" calcext:value-type="float">
            <text:p>0.000</text:p>
          </table:table-cell>
          <table:table-cell table:formula="of:=COM.MICROSOFT.STDEV.P([.Q10:.Q200])" office:value-type="float" office:value="0" calcext:value-type="float">
            <text:p>0.000</text:p>
          </table:table-cell>
          <table:table-cell table:formula="of:=COM.MICROSOFT.STDEV.P([.R10:.R200])" office:value-type="float" office:value="0" calcext:value-type="float">
            <text:p>0.000</text:p>
          </table:table-cell>
          <table:table-cell table:number-columns-repeated="1006"/>
        </table:table-row>
        <table:table-row table:style-name="ro4">
          <table:table-cell table:style-name="ce32" table:formula="of:=[$'-a Raw Data'.A4]" office:value-type="string" office:string-value="%age of base (1500)" calcext:value-type="string">
            <text:p>%age of base (1500)</text:p>
          </table:table-cell>
          <table:table-cell table:style-name="ce34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number-columns-repeated="2"/>
          <table:table-cell table:style-name="ce34" table:formula="of:=[.F2]/[.C2]" office:value-type="percentage" office:value="0.778505577400438" calcext:value-type="percentage">
            <text:p>77.85%</text:p>
          </table:table-cell>
          <table:table-cell table:style-name="ce34" table:formula="of:=[.G2]/[.C2]" office:value-type="percentage" office:value="0.596391802806565" calcext:value-type="percentage">
            <text:p>59.64%</text:p>
          </table:table-cell>
          <table:table-cell table:style-name="ce34"/>
          <table:table-cell table:style-name="ce34" table:formula="of:=[.I2]/[.C2]" office:value-type="percentage" office:value="0.116818624009214" calcext:value-type="percentage">
            <text:p>11.68%</text:p>
          </table:table-cell>
          <table:table-cell table:style-name="ce34" table:number-columns-repeated="2"/>
          <table:table-cell table:style-name="ce34" table:formula="of:=[.L2]/[.C2]" office:value-type="percentage" office:value="0.228636989190263" calcext:value-type="percentage">
            <text:p>22.86%</text:p>
          </table:table-cell>
          <table:table-cell table:style-name="ce34" table:formula="of:=[.M2]/[.C2]" office:value-type="percentage" office:value="0.114290333247138" calcext:value-type="percentage">
            <text:p>11.43%</text:p>
          </table:table-cell>
          <table:table-cell table:style-name="ce34" table:number-columns-repeated="2"/>
          <table:table-cell table:style-name="ce34" table:formula="of:=[.P2]/[.C2]" office:value-type="percentage" office:value="0.139102147092618" calcext:value-type="percentage">
            <text:p>13.91%</text:p>
          </table:table-cell>
          <table:table-cell table:style-name="ce34"/>
          <table:table-cell table:style-name="ce34" table:formula="of:=[.R2]/[.C2]" office:value-type="percentage" office:value="0.141535164985027" calcext:value-type="percentage">
            <text:p>14.15%</text:p>
          </table:table-cell>
          <table:table-cell table:style-name="ce34" table:number-columns-repeated="1006"/>
        </table:table-row>
        <table:table-row table:style-name="ro4">
          <table:table-cell table:style-name="ce32" table:formula="of:=[$'-a Raw Data'.A5]" office:value-type="string" office:string-value="%age of base (50)" calcext:value-type="string">
            <text:p>%age of base (50)</text:p>
          </table:table-cell>
          <table:table-cell table:style-name="ce34" table:number-columns-repeated="2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formula="of:=[.E2]/[.D2]" office:value-type="percentage" office:value="0.473954287111257" calcext:value-type="percentage">
            <text:p>47.40%</text:p>
          </table:table-cell>
          <table:table-cell table:style-name="ce34" table:number-columns-repeated="2"/>
          <table:table-cell table:style-name="ce34" table:formula="of:=[.H2]/[.D2]" office:value-type="percentage" office:value="0.5079383755644" calcext:value-type="percentage">
            <text:p>50.79%</text:p>
          </table:table-cell>
          <table:table-cell table:style-name="ce34"/>
          <table:table-cell table:style-name="ce34" table:formula="of:=[.J2]/[.D2]" office:value-type="percentage" office:value="0.289001370081823" calcext:value-type="percentage">
            <text:p>28.90%</text:p>
          </table:table-cell>
          <table:table-cell table:style-name="ce34" table:formula="of:=[.K2]/[.D2]" office:value-type="percentage" office:value="0.561784061006512" calcext:value-type="percentage">
            <text:p>56.18%</text:p>
          </table:table-cell>
          <table:table-cell table:style-name="ce34" table:number-columns-repeated="2"/>
          <table:table-cell table:style-name="ce34" table:formula="of:=[.N2]/[.D2]" office:value-type="percentage" office:value="0.325724671296598" calcext:value-type="percentage">
            <text:p>32.57%</text:p>
          </table:table-cell>
          <table:table-cell table:style-name="ce34" table:formula="of:=[.O2]/[.D2]" office:value-type="percentage" office:value="0.351710457541337" calcext:value-type="percentage">
            <text:p>35.17%</text:p>
          </table:table-cell>
          <table:table-cell table:style-name="ce34"/>
          <table:table-cell table:style-name="ce34" table:formula="of:=[.Q2]/[.D2]" office:value-type="percentage" office:value="0.341700131308882" calcext:value-type="percentage">
            <text:p>34.17%</text:p>
          </table:table-cell>
          <table:table-cell table:style-name="ce34" table:number-columns-repeated="1007"/>
        </table:table-row>
        <table:table-row table:style-name="ro4">
          <table:table-cell table:style-name="ce32" table:formula="of:=[$'-a Raw Data'.A6]" office:value-type="string" office:string-value="[NPM == New pktb_make()]" calcext:value-type="string">
            <text:p>[NPM == New pktb_make()]</text:p>
          </table:table-cell>
          <table:table-cell table:style-name="ce35" table:number-columns-repeated="4"/>
          <table:table-cell table:style-name="ce35" office:value-type="string" calcext:value-type="string">
            <text:p>NPM/t7x1500</text:p>
          </table:table-cell>
          <table:table-cell table:style-name="ce35"/>
          <table:table-cell table:style-name="ce35" office:value-type="string" calcext:value-type="string">
            <text:p>NPM/t7x50</text:p>
          </table:table-cell>
          <table:table-cell table:style-name="ce35" table:number-columns-repeated="1016"/>
        </table:table-row>
        <table:table-row table:style-name="ro4">
          <table:table-cell table:style-name="ce32"/>
          <table:table-cell table:style-name="ce36" table:number-columns-repeated="4"/>
          <table:table-cell table:style-name="ce36" table:formula="of:=[.G4]/[.F4]" office:value-type="percentage" office:value="0.766072614146219" calcext:value-type="percentage">
            <text:p>76.61%</text:p>
          </table:table-cell>
          <table:table-cell table:style-name="ce36"/>
          <table:table-cell table:style-name="ce36" table:formula="of:=[.H5]/[.E5]" office:value-type="percentage" office:value="1.07170330425804" calcext:value-type="percentage">
            <text:p>107.17%</text:p>
          </table:table-cell>
          <table:table-cell table:style-name="ce36"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formula="of:=[$'-a Raw Data'.A10]" office:value-type="string" office:string-value="-p 100000000 -t16 24 1500" calcext:value-type="string">
            <text:p>-p 100000000 -t16 24 1500</text:p>
          </table:table-cell>
          <table:table-cell table:formula="of:=[$'-a Raw Data'.F10]" office:value-type="float" office:value="33.220317" calcext:value-type="float">
            <text:p>33.220</text:p>
          </table:table-cell>
          <table:table-cell table:formula="of:=[.B10]" office:value-type="float" office:value="33.220317" calcext:value-type="float">
            <text:p>33.220</text:p>
          </table:table-cell>
          <table:table-cell table:number-columns-repeated="7"/>
          <table:table-cell table:style-name="ce37" office:value-type="string" calcext:value-type="string">
            <text:p>Usage: nfq6 [-a &lt;alt q #&gt;] [-p passes] [-t &lt;test #&gt;],... queue_number </text:p>
          </table:table-cell>
          <table:table-cell table:number-columns-repeated="1013"/>
        </table:table-row>
        <table:table-row table:style-name="ro4">
          <table:table-cell table:formula="of:=[$'-a Raw Data'.A11]" office:value-type="string" office:string-value="-p 100000000 -t16 24 1500" calcext:value-type="string">
            <text:p>-p 100000000 -t16 24 1500</text:p>
          </table:table-cell>
          <table:table-cell table:formula="of:=[$'-a Raw Data'.F11]" office:value-type="float" office:value="33.413895" calcext:value-type="float">
            <text:p>33.414</text:p>
          </table:table-cell>
          <table:table-cell table:number-columns-repeated="8"/>
          <table:table-cell table:style-name="ce37" office:value-type="string" calcext:value-type="string">
            <text:p><text:s text:c="7"/>nfq6 -h </text:p>
          </table:table-cell>
          <table:table-cell table:number-columns-repeated="1013"/>
        </table:table-row>
        <table:table-row table:style-name="ro4">
          <table:table-cell table:formula="of:=[$'-a Raw Data'.A12]" office:value-type="string" office:string-value="-p 100000000 -t16 24 1500" calcext:value-type="string">
            <text:p>-p 100000000 -t16 24 1500</text:p>
          </table:table-cell>
          <table:table-cell table:formula="of:=[$'-a Raw Data'.F12]" office:value-type="float" office:value="33.1932" calcext:value-type="float">
            <text:p>33.193</text:p>
          </table:table-cell>
          <table:table-cell table:formula="of:=[.B12]" office:value-type="float" office:value="33.1932" calcext:value-type="float">
            <text:p>33.193</text:p>
          </table:table-cell>
          <table:table-cell table:number-columns-repeated="7"/>
          <table:table-cell table:style-name="ce37" office:value-type="string" calcext:value-type="string">
            <text:p><text:s text:c="2"/>-a &lt;n&gt;: Alternate queue for test 4 </text:p>
          </table:table-cell>
          <table:table-cell table:number-columns-repeated="1013"/>
        </table:table-row>
        <table:table-row table:style-name="ro4">
          <table:table-cell table:formula="of:=[$'-a Raw Data'.A13]" office:value-type="string" office:string-value="-p 100000000 -t16 24 1500" calcext:value-type="string">
            <text:p>-p 100000000 -t16 24 1500</text:p>
          </table:table-cell>
          <table:table-cell table:formula="of:=[$'-a Raw Data'.F13]" office:value-type="float" office:value="33.122606" calcext:value-type="float">
            <text:p>33.123</text:p>
          </table:table-cell>
          <table:table-cell table:formula="of:=[.B13]" office:value-type="float" office:value="33.122606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2"/>-h: give this Help and exit </text:p>
          </table:table-cell>
          <table:table-cell table:number-columns-repeated="1013"/>
        </table:table-row>
        <table:table-row table:style-name="ro4">
          <table:table-cell table:formula="of:=[$'-a Raw Data'.A14]" office:value-type="string" office:string-value="-p 100000000 -t16 24 1500" calcext:value-type="string">
            <text:p>-p 100000000 -t16 24 1500</text:p>
          </table:table-cell>
          <table:table-cell table:formula="of:=[$'-a Raw Data'.F14]" office:value-type="float" office:value="33.116852" calcext:value-type="float">
            <text:p>33.117</text:p>
          </table:table-cell>
          <table:table-cell table:number-columns-repeated="8"/>
          <table:table-cell table:style-name="ce37" office:value-type="string" calcext:value-type="string">
            <text:p><text:s text:c="2"/>-p &lt;n&gt;: Time &lt;n&gt; passes of pktb_make() or whatever on the first packet. </text:p>
          </table:table-cell>
          <table:table-cell table:number-columns-repeated="1013"/>
        </table:table-row>
        <table:table-row table:style-name="ro4">
          <table:table-cell table:formula="of:=[$'-a Raw Data'.A15]" office:value-type="string" office:string-value="-p 100000000 -t16 24 1500" calcext:value-type="string">
            <text:p>-p 100000000 -t16 24 1500</text:p>
          </table:table-cell>
          <table:table-cell table:formula="of:=[$'-a Raw Data'.F15]" office:value-type="float" office:value="33.123058" calcext:value-type="float">
            <text:p>33.123</text:p>
          </table:table-cell>
          <table:table-cell table:formula="of:=[.B15]" office:value-type="float" office:value="33.123058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10"/>Forces on t6. It's expected the 2nd packet will be "q" </text:p>
          </table:table-cell>
          <table:table-cell table:number-columns-repeated="1013"/>
        </table:table-row>
        <table:table-row table:style-name="ro4">
          <table:table-cell table:formula="of:=[$'-a Raw Data'.A16]" office:value-type="string" office:string-value="-p 100000000 -t16 24 1500" calcext:value-type="string">
            <text:p>-p 100000000 -t16 24 1500</text:p>
          </table:table-cell>
          <table:table-cell table:formula="of:=[$'-a Raw Data'.F16]" office:value-type="float" office:value="33.281029" calcext:value-type="float">
            <text:p>33.281</text:p>
          </table:table-cell>
          <table:table-cell table:formula="of:=[.B16]" office:value-type="float" office:value="33.281029" calcext:value-type="float">
            <text:p>33.281</text:p>
          </table:table-cell>
          <table:table-cell table:number-columns-repeated="7"/>
          <table:table-cell table:style-name="ce37" office:value-type="string" calcext:value-type="string">
            <text:p><text:s text:c="2"/>-t &lt;n&gt;: do Test &lt;n&gt;. Tests are: </text:p>
          </table:table-cell>
          <table:table-cell table:number-columns-repeated="1013"/>
        </table:table-row>
        <table:table-row table:style-name="ro4">
          <table:table-cell table:formula="of:=[$'-a Raw Data'.A17]" office:value-type="string" office:string-value="-p 100000000 -t16 24 1500" calcext:value-type="string">
            <text:p>-p 100000000 -t16 24 1500</text:p>
          </table:table-cell>
          <table:table-cell table:formula="of:=[$'-a Raw Data'.F17]" office:value-type="float" office:value="13.314477" calcext:value-type="float">
            <text:p>13.314</text:p>
          </table:table-cell>
          <table:table-cell/>
          <table:table-cell table:formula="of:=[.B17]" office:value-type="float" office:value="13.314477" calcext:value-type="float">
            <text:p>13.314</text:p>
          </table:table-cell>
          <table:table-cell table:number-columns-repeated="6"/>
          <table:table-cell table:style-name="ce37" office:value-type="string" calcext:value-type="string">
            <text:p><text:s text:c="4"/>0: If packet mark is zero, set it to 0xbeef and give verdict NF_REPEAT </text:p>
          </table:table-cell>
          <table:table-cell table:number-columns-repeated="1013"/>
        </table:table-row>
        <table:table-row table:style-name="ro4">
          <table:table-cell table:formula="of:=[$'-a Raw Data'.A18]" office:value-type="string" office:string-value="-p 100000000 -t16 24 1500" calcext:value-type="string">
            <text:p>-p 100000000 -t16 24 1500</text:p>
          </table:table-cell>
          <table:table-cell table:formula="of:=[$'-a Raw Data'.F18]" office:value-type="float" office:value="13.2657" calcext:value-type="float">
            <text:p>13.266</text:p>
          </table:table-cell>
          <table:table-cell/>
          <table:table-cell table:formula="of:=[.B18]" office:value-type="float" office:value="13.2657" calcext:value-type="float">
            <text:p>13.266</text:p>
          </table:table-cell>
          <table:table-cell table:number-columns-repeated="6"/>
          <table:table-cell table:style-name="ce37" office:value-type="string" calcext:value-type="string">
            <text:p><text:s text:c="4"/>1: If packet mark is not 0xfaceb00c, set it to that and give verdict NF_REPEAT </text:p>
          </table:table-cell>
          <table:table-cell table:number-columns-repeated="1013"/>
        </table:table-row>
        <table:table-row table:style-name="ro4">
          <table:table-cell table:formula="of:=[$'-a Raw Data'.A19]" office:value-type="string" office:string-value="-p 100000000 -t16 24 1500" calcext:value-type="string">
            <text:p>-p 100000000 -t16 24 1500</text:p>
          </table:table-cell>
          <table:table-cell table:formula="of:=[$'-a Raw Data'.F19]" office:value-type="float" office:value="13.259903" calcext:value-type="float">
            <text:p>13.260</text:p>
          </table:table-cell>
          <table:table-cell table:number-columns-repeated="8"/>
          <table:table-cell table:style-name="ce37" office:value-type="string" calcext:value-type="string">
            <text:p><text:s text:c="7"/>If packet mark *is* 0xfaceb00c, give verdict NF_STOP </text:p>
          </table:table-cell>
          <table:table-cell table:number-columns-repeated="1013"/>
        </table:table-row>
        <table:table-row table:style-name="ro4">
          <table:table-cell table:formula="of:=[$'-a Raw Data'.A20]" office:value-type="string" office:string-value="-p 100000000 -t16 24 1500" calcext:value-type="string">
            <text:p>-p 100000000 -t16 24 1500</text:p>
          </table:table-cell>
          <table:table-cell table:formula="of:=[$'-a Raw Data'.F20]" office:value-type="float" office:value="13.3415" calcext:value-type="float">
            <text:p>13.342</text:p>
          </table:table-cell>
          <table:table-cell/>
          <table:table-cell table:formula="of:=[.B20]" office:value-type="float" office:value="13.3415" calcext:value-type="float">
            <text:p>13.342</text:p>
          </table:table-cell>
          <table:table-cell table:number-columns-repeated="6"/>
          <table:table-cell table:style-name="ce37" office:value-type="string" calcext:value-type="string">
            <text:p><text:s text:c="4"/>2: Allow ENOBUFS to happen; treat as harmless when it does </text:p>
          </table:table-cell>
          <table:table-cell table:number-columns-repeated="1013"/>
        </table:table-row>
        <table:table-row table:style-name="ro4">
          <table:table-cell table:formula="of:=[$'-a Raw Data'.A21]" office:value-type="string" office:string-value="-p 100000000 -t16 24 1500" calcext:value-type="string">
            <text:p>-p 100000000 -t16 24 1500</text:p>
          </table:table-cell>
          <table:table-cell table:formula="of:=[$'-a Raw Data'.F21]" office:value-type="float" office:value="13.4325" calcext:value-type="float">
            <text:p>13.433</text:p>
          </table:table-cell>
          <table:table-cell/>
          <table:table-cell table:formula="of:=[.B21]" office:value-type="float" office:value="13.4325" calcext:value-type="float">
            <text:p>13.433</text:p>
          </table:table-cell>
          <table:table-cell table:number-columns-repeated="6"/>
          <table:table-cell table:style-name="ce37" office:value-type="string" calcext:value-type="string">
            <text:p><text:s text:c="4"/>3: Configure NFQA_CFG_F_FAIL_OPEN </text:p>
          </table:table-cell>
          <table:table-cell table:number-columns-repeated="1013"/>
        </table:table-row>
        <table:table-row table:style-name="ro4">
          <table:table-cell table:formula="of:=[$'-a Raw Data'.A22]" office:value-type="string" office:string-value="-p 100000000 -t16 24 1500" calcext:value-type="string">
            <text:p>-p 100000000 -t16 24 1500</text:p>
          </table:table-cell>
          <table:table-cell table:formula="of:=[$'-a Raw Data'.F22]" office:value-type="float" office:value="13.320673" calcext:value-type="float">
            <text:p>13.321</text:p>
          </table:table-cell>
          <table:table-cell/>
          <table:table-cell table:formula="of:=[.B22]" office:value-type="float" office:value="13.320673" calcext:value-type="float">
            <text:p>13.321</text:p>
          </table:table-cell>
          <table:table-cell table:number-columns-repeated="6"/>
          <table:table-cell table:style-name="ce37" office:value-type="string" calcext:value-type="string">
            <text:p><text:s text:c="4"/>4: Send packets to alternate -a queue </text:p>
          </table:table-cell>
          <table:table-cell table:number-columns-repeated="1013"/>
        </table:table-row>
        <table:table-row table:style-name="ro4">
          <table:table-cell table:formula="of:=[$'-a Raw Data'.A23]" office:value-type="string" office:string-value="-p 100000000 -t16 24 1500" calcext:value-type="string">
            <text:p>-p 100000000 -t16 24 1500</text:p>
          </table:table-cell>
          <table:table-cell table:formula="of:=[$'-a Raw Data'.F23]" office:value-type="float" office:value="13.4953" calcext:value-type="float">
            <text:p>13.495</text:p>
          </table:table-cell>
          <table:table-cell table:number-columns-repeated="8"/>
          <table:table-cell table:style-name="ce37" office:value-type="string" calcext:value-type="string">
            <text:p><text:s text:c="4"/>5: Force on test 4 and specify BYPASS </text:p>
          </table:table-cell>
          <table:table-cell table:number-columns-repeated="1013"/>
        </table:table-row>
        <table:table-row table:style-name="ro4">
          <table:table-cell table:formula="of:=[$'-a Raw Data'.A24]" office:value-type="string" office:string-value="-p 100000000 -t7 -t16 24 50" calcext:value-type="string">
            <text:p>-p 100000000 -t7 -t16 24 50</text:p>
          </table:table-cell>
          <table:table-cell table:formula="of:=[$'-a Raw Data'.F24]" office:value-type="float" office:value="6.263317" calcext:value-type="float">
            <text:p>6.263</text:p>
          </table:table-cell>
          <table:table-cell table:number-columns-repeated="2"/>
          <table:table-cell table:formula="of:=[.B24]" office:value-type="float" office:value="6.263317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6: Exit nfq6 if incoming packet starts "q[:space:]" (e.g. q\r\n)</text:p>
          </table:table-cell>
          <table:table-cell table:number-columns-repeated="1013"/>
        </table:table-row>
        <table:table-row table:style-name="ro4">
          <table:table-cell table:formula="of:=[$'-a Raw Data'.A25]" office:value-type="string" office:string-value="-p 100000000 -t7 -t16 24 50" calcext:value-type="string">
            <text:p>-p 100000000 -t7 -t16 24 50</text:p>
          </table:table-cell>
          <table:table-cell table:formula="of:=[$'-a Raw Data'.F25]" office:value-type="float" office:value="6.262744" calcext:value-type="float">
            <text:p>6.263</text:p>
          </table:table-cell>
          <table:table-cell table:number-columns-repeated="2"/>
          <table:table-cell table:formula="of:=[.B25]" office:value-type="float" office:value="6.262744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7: n/a</text:p>
          </table:table-cell>
          <table:table-cell table:number-columns-repeated="1013"/>
        </table:table-row>
        <table:table-row table:style-name="ro4">
          <table:table-cell table:formula="of:=[$'-a Raw Data'.A26]" office:value-type="string" office:string-value="-p 100000000 -t7 -t16 24 50" calcext:value-type="string">
            <text:p>-p 100000000 -t7 -t16 24 50</text:p>
          </table:table-cell>
          <table:table-cell table:formula="of:=[$'-a Raw Data'.F26]" office:value-type="float" office:value="6.40585" calcext:value-type="float">
            <text:p>6.406</text:p>
          </table:table-cell>
          <table:table-cell table:number-columns-repeated="2"/>
          <table:table-cell table:formula="of:=[.B26]" office:value-type="float" office:value="6.40585" calcext:value-type="float">
            <text:p>6.406</text:p>
          </table:table-cell>
          <table:table-cell table:number-columns-repeated="5"/>
          <table:table-cell table:style-name="ce37" office:value-type="string" calcext:value-type="string">
            <text:p><text:s text:c="4"/>8: Use sendmsg to avoid memcpy after mangling</text:p>
          </table:table-cell>
          <table:table-cell table:number-columns-repeated="1013"/>
        </table:table-row>
        <table:table-row table:style-name="ro4">
          <table:table-cell table:formula="of:=[$'-a Raw Data'.A27]" office:value-type="string" office:string-value="-p 100000000 -t7 -t16 24 50" calcext:value-type="string">
            <text:p>-p 100000000 -t7 -t16 24 50</text:p>
          </table:table-cell>
          <table:table-cell table:formula="of:=[$'-a Raw Data'.F27]" office:value-type="float" office:value="6.29263" calcext:value-type="float">
            <text:p>6.293</text:p>
          </table:table-cell>
          <table:table-cell table:number-columns-repeated="2"/>
          <table:table-cell table:formula="of:=[.B27]" office:value-type="float" office:value="6.29263" calcext:value-type="float">
            <text:p>6.293</text:p>
          </table:table-cell>
          <table:table-cell table:number-columns-repeated="5"/>
          <table:table-cell table:style-name="ce37" office:value-type="string" calcext:value-type="string">
            <text:p><text:s text:c="4"/>9: Replace 1st ASD by F </text:p>
          </table:table-cell>
          <table:table-cell table:number-columns-repeated="1013"/>
        </table:table-row>
        <table:table-row table:style-name="ro4">
          <table:table-cell table:formula="of:=[$'-a Raw Data'.A28]" office:value-type="string" office:string-value="-p 100000000 -t7 -t16 24 50" calcext:value-type="string">
            <text:p>-p 100000000 -t7 -t16 24 50</text:p>
          </table:table-cell>
          <table:table-cell table:formula="of:=[$'-a Raw Data'.F28]" office:value-type="float" office:value="6.43682" calcext:value-type="float">
            <text:p>6.437</text:p>
          </table:table-cell>
          <table:table-cell table:number-columns-repeated="8"/>
          <table:table-cell table:style-name="ce37" office:value-type="string" calcext:value-type="string">
            <text:p><text:s text:c="3"/>10: Replace 1st QWE by RTYUIOP </text:p>
          </table:table-cell>
          <table:table-cell table:number-columns-repeated="1013"/>
        </table:table-row>
        <table:table-row table:style-name="ro4">
          <table:table-cell table:formula="of:=[$'-a Raw Data'.A29]" office:value-type="string" office:string-value="-p 100000000 -t7 -t16 24 50" calcext:value-type="string">
            <text:p>-p 100000000 -t7 -t16 24 50</text:p>
          </table:table-cell>
          <table:table-cell table:formula="of:=[$'-a Raw Data'.F29]" office:value-type="float" office:value="6.37629" calcext:value-type="float">
            <text:p>6.376</text:p>
          </table:table-cell>
          <table:table-cell table:number-columns-repeated="2"/>
          <table:table-cell table:formula="of:=[.B29]" office:value-type="float" office:value="6.37629" calcext:value-type="float">
            <text:p>6.376</text:p>
          </table:table-cell>
          <table:table-cell table:number-columns-repeated="5"/>
          <table:table-cell table:style-name="ce37" office:value-type="string" calcext:value-type="string">
            <text:p><text:s text:c="3"/>11: Replace 2nd ASD by G </text:p>
          </table:table-cell>
          <table:table-cell table:number-columns-repeated="1013"/>
        </table:table-row>
        <table:table-row table:style-name="ro4">
          <table:table-cell table:formula="of:=[$'-a Raw Data'.A30]" office:value-type="string" office:string-value="-p 100000000 -t7 -t16 24 1500" calcext:value-type="string">
            <text:p>-p 100000000 -t7 -t16 24 1500</text:p>
          </table:table-cell>
          <table:table-cell table:formula="of:=[$'-a Raw Data'.F30]" office:value-type="float" office:value="25.821392" calcext:value-type="float">
            <text:p>25.821</text:p>
          </table:table-cell>
          <table:table-cell table:number-columns-repeated="3"/>
          <table:table-cell table:formula="of:=[.B30]" office:value-type="float" office:value="25.821392" calcext:value-type="float">
            <text:p>25.821</text:p>
          </table:table-cell>
          <table:table-cell table:number-columns-repeated="4"/>
          <table:table-cell table:style-name="ce37" office:value-type="string" calcext:value-type="string">
            <text:p><text:s text:c="3"/>12: Replace 2nd QWE by MNBVCXZ </text:p>
          </table:table-cell>
          <table:table-cell table:number-columns-repeated="1013"/>
        </table:table-row>
        <table:table-row table:style-name="ro4">
          <table:table-cell table:formula="of:=[$'-a Raw Data'.A31]" office:value-type="string" office:string-value="-p 100000000 -t7 -t16 24 1500" calcext:value-type="string">
            <text:p>-p 100000000 -t7 -t16 24 1500</text:p>
          </table:table-cell>
          <table:table-cell table:formula="of:=[$'-a Raw Data'.F31]" office:value-type="float" office:value="25.855212" calcext:value-type="float">
            <text:p>25.855</text:p>
          </table:table-cell>
          <table:table-cell table:number-columns-repeated="3"/>
          <table:table-cell table:formula="of:=[.B31]" office:value-type="float" office:value="25.855212" calcext:value-type="float">
            <text:p>25.855</text:p>
          </table:table-cell>
          <table:table-cell table:number-columns-repeated="4"/>
          <table:table-cell table:style-name="ce37" office:value-type="string" calcext:value-type="string">
            <text:p><text:s text:c="3"/>13: Use TCP </text:p>
          </table:table-cell>
          <table:table-cell table:number-columns-repeated="1013"/>
        </table:table-row>
        <table:table-row table:style-name="ro4">
          <table:table-cell table:formula="of:=[$'-a Raw Data'.A32]" office:value-type="string" office:string-value="-p 100000000 -t7 -t16 24 1500" calcext:value-type="string">
            <text:p>-p 100000000 -t7 -t16 24 1500</text:p>
          </table:table-cell>
          <table:table-cell table:formula="of:=[$'-a Raw Data'.F32]" office:value-type="float" office:value="25.851375" calcext:value-type="float">
            <text:p>25.851</text:p>
          </table:table-cell>
          <table:table-cell table:number-columns-repeated="3"/>
          <table:table-cell table:formula="of:=[.B32]" office:value-type="float" office:value="25.851375" calcext:value-type="float">
            <text:p>25.851</text:p>
          </table:table-cell>
          <table:table-cell table:number-columns-repeated="4"/>
          <table:table-cell table:style-name="ce37" office:value-type="string" calcext:value-type="string">
            <text:p><text:s text:c="3"/>14: Report EINTR if we get it </text:p>
          </table:table-cell>
          <table:table-cell table:number-columns-repeated="1013"/>
        </table:table-row>
        <table:table-row table:style-name="ro4">
          <table:table-cell table:formula="of:=[$'-a Raw Data'.A33]" office:value-type="string" office:string-value="-p 100000000 -t7 -t16 24 1500" calcext:value-type="string">
            <text:p>-p 100000000 -t7 -t16 24 1500</text:p>
          </table:table-cell>
          <table:table-cell table:formula="of:=[$'-a Raw Data'.F33]" office:value-type="float" office:value="25.8189" calcext:value-type="float">
            <text:p>25.819</text:p>
          </table:table-cell>
          <table:table-cell table:number-columns-repeated="8"/>
          <table:table-cell table:style-name="ce37" office:value-type="string" calcext:value-type="string">
            <text:p><text:s text:c="3"/>15: Log netlink packets with no checksum </text:p>
          </table:table-cell>
          <table:table-cell table:number-columns-repeated="1013"/>
        </table:table-row>
        <table:table-row table:style-name="ro4">
          <table:table-cell table:formula="of:=[$'-a Raw Data'.A34]" office:value-type="string" office:string-value="-p 100000000 -t7 -t16 24 1500" calcext:value-type="string">
            <text:p>-p 100000000 -t7 -t16 24 1500</text:p>
          </table:table-cell>
          <table:table-cell table:formula="of:=[$'-a Raw Data'.F34]" office:value-type="float" office:value="25.8389" calcext:value-type="float">
            <text:p>25.839</text:p>
          </table:table-cell>
          <table:table-cell table:number-columns-repeated="3"/>
          <table:table-cell table:formula="of:=[.B34]" office:value-type="float" office:value="25.8389" calcext:value-type="float">
            <text:p>25.839</text:p>
          </table:table-cell>
          <table:table-cell table:number-columns-repeated="4"/>
          <table:table-cell table:style-name="ce37" office:value-type="string" calcext:value-type="string">
            <text:p><text:s text:c="3"/>16: Log all netlink packets </text:p>
          </table:table-cell>
          <table:table-cell table:number-columns-repeated="1013"/>
        </table:table-row>
        <table:table-row table:style-name="ro4">
          <table:table-cell table:formula="of:=[$'-a Raw Data'.A35]" office:value-type="string" office:string-value="-p 100000000 -t7 -t16 24 1500" calcext:value-type="string">
            <text:p>-p 100000000 -t7 -t16 24 1500</text:p>
          </table:table-cell>
          <table:table-cell table:formula="of:=[$'-a Raw Data'.F35]" office:value-type="float" office:value="25.9045" calcext:value-type="float">
            <text:p>25.905</text:p>
          </table:table-cell>
          <table:table-cell table:number-columns-repeated="8"/>
          <table:table-cell table:style-name="ce37" office:value-type="string" calcext:value-type="string">
            <text:p><text:s text:c="3"/>17: Replace 1st ZXC by VBN </text:p>
          </table:table-cell>
          <table:table-cell table:number-columns-repeated="1013"/>
        </table:table-row>
        <table:table-row table:style-name="ro4">
          <table:table-cell table:formula="of:=[$'-a Raw Data'.A36]" office:value-type="string" office:string-value="-p 100000000 -t7 -t16 24 1500" calcext:value-type="string">
            <text:p>-p 100000000 -t7 -t16 24 1500</text:p>
          </table:table-cell>
          <table:table-cell table:formula="of:=[$'-a Raw Data'.F36]" office:value-type="float" office:value="25.8185" calcext:value-type="float">
            <text:p>25.819</text:p>
          </table:table-cell>
          <table:table-cell table:number-columns-repeated="3"/>
          <table:table-cell table:formula="of:=[.B36]" office:value-type="float" office:value="25.8185" calcext:value-type="float">
            <text:p>25.819</text:p>
          </table:table-cell>
          <table:table-cell table:number-columns-repeated="4"/>
          <table:table-cell table:style-name="ce37" office:value-type="string" calcext:value-type="string">
            <text:p><text:s text:c="3"/>18: Replace 2nd ZXC by VBN </text:p>
          </table:table-cell>
          <table:table-cell table:number-columns-repeated="1013"/>
        </table:table-row>
        <table:table-row table:style-name="ro4">
          <table:table-cell table:formula="of:=[$'-a Raw Data'.A37]" office:value-type="string" office:string-value="-p 100000000 -t7 -t16 24 1500 NPM" calcext:value-type="string">
            <text:p>-p 100000000 -t7 -t16 24 1500 NPM</text:p>
          </table:table-cell>
          <table:table-cell table:formula="of:=[$'-a Raw Data'.F37]" office:value-type="float" office:value="19.7527" calcext:value-type="float">
            <text:p>19.753</text:p>
          </table:table-cell>
          <table:table-cell table:number-columns-repeated="4"/>
          <table:table-cell table:formula="of:=[.B37]" office:value-type="float" office:value="19.7527" calcext:value-type="float">
            <text:p>19.753</text:p>
          </table:table-cell>
          <table:table-cell table:number-columns-repeated="3"/>
          <table:table-cell table:style-name="ce37" office:value-type="string" calcext:value-type="string">
            <text:p><text:s text:c="3"/>19: Use nfq_cb_run</text:p>
          </table:table-cell>
          <table:table-cell table:number-columns-repeated="1013"/>
        </table:table-row>
        <table:table-row table:style-name="ro4">
          <table:table-cell table:formula="of:=[$'-a Raw Data'.A38]" office:value-type="string" office:string-value="-p 100000000 -t7 -t16 24 1500 NPM" calcext:value-type="string">
            <text:p>-p 100000000 -t7 -t16 24 1500 NPM</text:p>
          </table:table-cell>
          <table:table-cell table:formula="of:=[$'-a Raw Data'.F38]" office:value-type="float" office:value="19.650172" calcext:value-type="float">
            <text:p>19.650</text:p>
          </table:table-cell>
          <table:table-cell table:number-columns-repeated="8"/>
          <table:table-cell table:style-name="ce37" office:value-type="string" calcext:value-type="string">
            <text:p><text:s text:c="3"/>20: Set 16MB kernel socket buffer</text:p>
          </table:table-cell>
          <table:table-cell table:number-columns-repeated="1013"/>
        </table:table-row>
        <table:table-row table:style-name="ro4">
          <table:table-cell table:formula="of:=[$'-a Raw Data'.A39]" office:value-type="string" office:string-value="-p 100000000 -t7 -t16 24 1500 NPM" calcext:value-type="string">
            <text:p>-p 100000000 -t7 -t16 24 1500 NPM</text:p>
          </table:table-cell>
          <table:table-cell table:formula="of:=[$'-a Raw Data'.F39]" office:value-type="float" office:value="19.856799" calcext:value-type="float">
            <text:p>19.857</text:p>
          </table:table-cell>
          <table:table-cell table:number-columns-repeated="4"/>
          <table:table-cell table:formula="of:=[.B39]" office:value-type="float" office:value="19.856799" calcext:value-type="float">
            <text:p>19.857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0]" office:value-type="string" office:string-value="-p 100000000 -t7 -t16 24 1500 NPM" calcext:value-type="string">
            <text:p>-p 100000000 -t7 -t16 24 1500 NPM</text:p>
          </table:table-cell>
          <table:table-cell table:formula="of:=[$'-a Raw Data'.F40]" office:value-type="float" office:value="19.77788" calcext:value-type="float">
            <text:p>19.778</text:p>
          </table:table-cell>
          <table:table-cell table:number-columns-repeated="4"/>
          <table:table-cell table:formula="of:=[.B40]" office:value-type="float" office:value="19.77788" calcext:value-type="float">
            <text:p>19.778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1]" office:value-type="string" office:string-value="-p 100000000 -t7 -t16 24 1500 NPM" calcext:value-type="string">
            <text:p>-p 100000000 -t7 -t16 24 1500 NPM</text:p>
          </table:table-cell>
          <table:table-cell table:formula="of:=[$'-a Raw Data'.F41]" office:value-type="float" office:value="19.705627" calcext:value-type="float">
            <text:p>19.706</text:p>
          </table:table-cell>
          <table:table-cell table:number-columns-repeated="4"/>
          <table:table-cell table:formula="of:=[.B41]" office:value-type="float" office:value="19.705627" calcext:value-type="float">
            <text:p>19.706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2]" office:value-type="string" office:string-value="-p 100000000 -t7 -t16 24 1500 NPM" calcext:value-type="string">
            <text:p>-p 100000000 -t7 -t16 24 1500 NPM</text:p>
          </table:table-cell>
          <table:table-cell table:formula="of:=[$'-a Raw Data'.F42]" office:value-type="float" office:value="19.872375" calcext:value-type="float">
            <text:p>19.872</text:p>
          </table:table-cell>
          <table:table-cell table:number-columns-repeated="4"/>
          <table:table-cell table:formula="of:=[.B42]" office:value-type="float" office:value="19.872375" calcext:value-type="float">
            <text:p>19.872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3]" office:value-type="string" office:string-value="-p 100000000 -t7 -t16 24 1500 NPM" calcext:value-type="string">
            <text:p>-p 100000000 -t7 -t16 24 1500 NPM</text:p>
          </table:table-cell>
          <table:table-cell table:formula="of:=[$'-a Raw Data'.F43]" office:value-type="float" office:value="20.275115" calcext:value-type="float">
            <text:p>20.27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44]" office:value-type="string" office:string-value="-p 100000000 -t7 -t16 24 50 NPM" calcext:value-type="string">
            <text:p>-p 100000000 -t7 -t16 24 50 NPM</text:p>
          </table:table-cell>
          <table:table-cell table:formula="of:=[$'-a Raw Data'.F44]" office:value-type="float" office:value="6.768259" calcext:value-type="float">
            <text:p>6.768</text:p>
          </table:table-cell>
          <table:table-cell table:number-columns-repeated="5"/>
          <table:table-cell table:formula="of:=[.B44]" office:value-type="float" office:value="6.768259" calcext:value-type="float">
            <text:p>6.768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5]" office:value-type="string" office:string-value="-p 100000000 -t7 -t16 24 50 NPM" calcext:value-type="string">
            <text:p>-p 100000000 -t7 -t16 24 50 NPM</text:p>
          </table:table-cell>
          <table:table-cell table:formula="of:=[$'-a Raw Data'.F45]" office:value-type="float" office:value="6.818443" calcext:value-type="float">
            <text:p>6.818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46]" office:value-type="string" office:string-value="-p 100000000 -t7 -t16 24 50 NPM" calcext:value-type="string">
            <text:p>-p 100000000 -t7 -t16 24 50 NPM</text:p>
          </table:table-cell>
          <table:table-cell table:formula="of:=[$'-a Raw Data'.F46]" office:value-type="float" office:value="6.74163" calcext:value-type="float">
            <text:p>6.742</text:p>
          </table:table-cell>
          <table:table-cell table:number-columns-repeated="5"/>
          <table:table-cell table:formula="of:=[.B46]" office:value-type="float" office:value="6.74163" calcext:value-type="float">
            <text:p>6.74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7]" office:value-type="string" office:string-value="-p 100000000 -t7 -t16 24 50 NPM" calcext:value-type="string">
            <text:p>-p 100000000 -t7 -t16 24 50 NPM</text:p>
          </table:table-cell>
          <table:table-cell table:formula="of:=[$'-a Raw Data'.F47]" office:value-type="float" office:value="6.770622" calcext:value-type="float">
            <text:p>6.771</text:p>
          </table:table-cell>
          <table:table-cell table:number-columns-repeated="5"/>
          <table:table-cell table:formula="of:=[.B47]" office:value-type="float" office:value="6.770622" calcext:value-type="float">
            <text:p>6.77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8]" office:value-type="string" office:string-value="-p 100000000 -t7 -t16 24 50 NPM" calcext:value-type="string">
            <text:p>-p 100000000 -t7 -t16 24 50 NPM</text:p>
          </table:table-cell>
          <table:table-cell table:formula="of:=[$'-a Raw Data'.F48]" office:value-type="float" office:value="6.792239" calcext:value-type="float">
            <text:p>6.792</text:p>
          </table:table-cell>
          <table:table-cell table:number-columns-repeated="5"/>
          <table:table-cell table:formula="of:=[.B48]" office:value-type="float" office:value="6.792239" calcext:value-type="float">
            <text:p>6.79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9]" office:value-type="string" office:string-value="-p 100000000 -t7 -t16 24 50 NPM" calcext:value-type="string">
            <text:p>-p 100000000 -t7 -t16 24 50 NPM</text:p>
          </table:table-cell>
          <table:table-cell table:formula="of:=[$'-a Raw Data'.F49]" office:value-type="float" office:value="6.793965" calcext:value-type="float">
            <text:p>6.794</text:p>
          </table:table-cell>
          <table:table-cell table:number-columns-repeated="5"/>
          <table:table-cell table:formula="of:=[.B49]" office:value-type="float" office:value="6.793965" calcext:value-type="float">
            <text:p>6.794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50]" office:value-type="string" office:string-value="-p 100000000 -t7 -t16 24 50 NPM" calcext:value-type="string">
            <text:p>-p 100000000 -t7 -t16 24 50 NPM</text:p>
          </table:table-cell>
          <table:table-cell table:formula="of:=[$'-a Raw Data'.F50]" office:value-type="float" office:value="6.735228" calcext:value-type="float">
            <text:p>6.73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51]" office:value-type="string" office:string-value="-p 100000000 -t7 -t16 -t19 24 1500" calcext:value-type="string">
            <text:p>-p 100000000 -t7 -t16 -t19 24 1500</text:p>
          </table:table-cell>
          <table:table-cell table:formula="of:=[$'-a Raw Data'.F51]" office:value-type="float" office:value="4.689627" calcext:value-type="float">
            <text:p>4.690</text:p>
          </table:table-cell>
          <table:table-cell table:number-columns-repeated="6"/>
          <table:table-cell table:formula="of:=[.B51]" office:value-type="float" office:value="4.689627" calcext:value-type="float">
            <text:p>4.690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2]" office:value-type="string" office:string-value="-p 100000000 -t7 -t16 -t19 24 1500" calcext:value-type="string">
            <text:p>-p 100000000 -t7 -t16 -t19 24 1500</text:p>
          </table:table-cell>
          <table:table-cell table:formula="of:=[$'-a Raw Data'.F52]" office:value-type="float" office:value="4.23855" calcext:value-type="float">
            <text:p>4.239</text:p>
          </table:table-cell>
          <table:table-cell table:number-columns-repeated="6"/>
          <table:table-cell table:formula="of:=[.B52]" office:value-type="float" office:value="4.23855" calcext:value-type="float">
            <text:p>4.239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3]" office:value-type="string" office:string-value="-p 100000000 -t7 -t16 -t19 24 1500" calcext:value-type="string">
            <text:p>-p 100000000 -t7 -t16 -t19 24 1500</text:p>
          </table:table-cell>
          <table:table-cell table:formula="of:=[$'-a Raw Data'.F53]" office:value-type="float" office:value="3.52576" calcext:value-type="float">
            <text:p>3.526</text:p>
          </table:table-cell>
          <table:table-cell table:number-columns-repeated="6"/>
          <table:table-cell table:formula="of:=[.B53]" office:value-type="float" office:value="3.52576" calcext:value-type="float">
            <text:p>3.526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4]" office:value-type="string" office:string-value="-p 100000000 -t7 -t16 -t19 24 1500" calcext:value-type="string">
            <text:p>-p 100000000 -t7 -t16 -t19 24 1500</text:p>
          </table:table-cell>
          <table:table-cell table:formula="of:=[$'-a Raw Data'.F54]" office:value-type="float" office:value="3.46512" calcext:value-type="float">
            <text:p>3.465</text:p>
          </table:table-cell>
          <table:table-cell table:number-columns-repeated="6"/>
          <table:table-cell table:formula="of:=[.B54]" office:value-type="float" office:value="3.46512" calcext:value-type="float">
            <text:p>3.465</text:p>
          </table:table-cell>
          <table:table-cell/>
          <table:table-cell table:style-name="ce38"/>
          <table:table-cell table:number-columns-repeated="1013"/>
        </table:table-row>
        <table:table-row table:style-name="ro4">
          <table:table-cell table:formula="of:=[$'-a Raw Data'.A55]" office:value-type="string" office:string-value="-p 100000000 -t7 -t16 -t19 24 1500" calcext:value-type="string">
            <text:p>-p 100000000 -t7 -t16 -t19 24 1500</text:p>
          </table:table-cell>
          <table:table-cell table:formula="of:=[$'-a Raw Data'.F55]" office:value-type="float" office:value="3.36764" calcext:value-type="float">
            <text:p>3.368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56]" office:value-type="string" office:string-value="-p 100000000 -t7 -t16 -t19 24 1500" calcext:value-type="string">
            <text:p>-p 100000000 -t7 -t16 -t19 24 1500</text:p>
          </table:table-cell>
          <table:table-cell table:formula="of:=[$'-a Raw Data'.F56]" office:value-type="float" office:value="3.46585" calcext:value-type="float">
            <text:p>3.466</text:p>
          </table:table-cell>
          <table:table-cell table:number-columns-repeated="6"/>
          <table:table-cell table:formula="of:=[.B56]" office:value-type="float" office:value="3.46585" calcext:value-type="float">
            <text:p>3.466</text:p>
          </table:table-cell>
          <table:table-cell/>
          <table:table-cell table:style-name="ce38"/>
          <table:table-cell table:number-columns-repeated="1013"/>
        </table:table-row>
        <table:table-row table:style-name="ro4">
          <table:table-cell table:formula="of:=[$'-a Raw Data'.A57]" office:value-type="string" office:string-value="-p 100000000 -t7 -t16 -t19 24 1500" calcext:value-type="string">
            <text:p>-p 100000000 -t7 -t16 -t19 24 1500</text:p>
          </table:table-cell>
          <table:table-cell table:formula="of:=[$'-a Raw Data'.F57]" office:value-type="float" office:value="4.697275" calcext:value-type="float">
            <text:p>4.697</text:p>
          </table:table-cell>
          <table:table-cell table:number-columns-repeated="8"/>
          <table:table-cell table:style-name="ce38"/>
          <table:table-cell table:number-columns-repeated="6"/>
          <table:table-cell table:formula="of:=[.B57]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4">
          <table:table-cell table:formula="of:=[$'-a Raw Data'.A58]" office:value-type="string" office:string-value="-p 100000000 -t7 -t16 -t19 24 50" calcext:value-type="string">
            <text:p>-p 100000000 -t7 -t16 -t19 24 50</text:p>
          </table:table-cell>
          <table:table-cell table:formula="of:=[$'-a Raw Data'.F58]" office:value-type="float" office:value="4.037788" calcext:value-type="float">
            <text:p>4.038</text:p>
          </table:table-cell>
          <table:table-cell table:number-columns-repeated="7"/>
          <table:table-cell table:formula="of:=[.B58]" office:value-type="float" office:value="4.037788" calcext:value-type="float">
            <text:p>4.038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59]" office:value-type="string" office:string-value="-p 100000000 -t7 -t16 -t19 24 50" calcext:value-type="string">
            <text:p>-p 100000000 -t7 -t16 -t19 24 50</text:p>
          </table:table-cell>
          <table:table-cell table:formula="of:=[$'-a Raw Data'.F59]" office:value-type="float" office:value="3.51981" calcext:value-type="float">
            <text:p>3.520</text:p>
          </table:table-cell>
          <table:table-cell table:number-columns-repeated="7"/>
          <table:table-cell table:formula="of:=[.B59]" office:value-type="float" office:value="3.51981" calcext:value-type="float">
            <text:p>3.520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0]" office:value-type="string" office:string-value="-p 100000000 -t7 -t16 -t19 24 50" calcext:value-type="string">
            <text:p>-p 100000000 -t7 -t16 -t19 24 50</text:p>
          </table:table-cell>
          <table:table-cell table:formula="of:=[$'-a Raw Data'.F60]" office:value-type="float" office:value="3.36548" calcext:value-type="float">
            <text:p>3.365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61]" office:value-type="string" office:string-value="-p 100000000 -t7 -t16 -t19 24 50" calcext:value-type="string">
            <text:p>-p 100000000 -t7 -t16 -t19 24 50</text:p>
          </table:table-cell>
          <table:table-cell table:formula="of:=[$'-a Raw Data'.F61]" office:value-type="float" office:value="4.529733" calcext:value-type="float">
            <text:p>4.530</text:p>
          </table:table-cell>
          <table:table-cell table:number-columns-repeated="7"/>
          <table:table-cell table:formula="of:=[.B61]" office:value-type="float" office:value="4.529733" calcext:value-type="float">
            <text:p>4.530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2]" office:value-type="string" office:string-value="-p 100000000 -t7 -t16 -t19 24 50" calcext:value-type="string">
            <text:p>-p 100000000 -t7 -t16 -t19 24 50</text:p>
          </table:table-cell>
          <table:table-cell table:formula="of:=[$'-a Raw Data'.F62]" office:value-type="float" office:value="3.71681" calcext:value-type="float">
            <text:p>3.717</text:p>
          </table:table-cell>
          <table:table-cell table:number-columns-repeated="7"/>
          <table:table-cell table:formula="of:=[.B62]" office:value-type="float" office:value="3.71681" calcext:value-type="float">
            <text:p>3.717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3]" office:value-type="string" office:string-value="-p 100000000 -t7 -t16 -t19 24 50" calcext:value-type="string">
            <text:p>-p 100000000 -t7 -t16 -t19 24 50</text:p>
          </table:table-cell>
          <table:table-cell table:formula="of:=[$'-a Raw Data'.F63]" office:value-type="float" office:value="4.556561" calcext:value-type="float">
            <text:p>4.557</text:p>
          </table:table-cell>
          <table:table-cell table:number-columns-repeated="8"/>
          <table:table-cell table:style-name="ce38"/>
          <table:table-cell table:number-columns-repeated="5"/>
          <table:table-cell table:formula="of:=[.B63]" office:value-type="float" office:value="4.556561" calcext:value-type="float">
            <text:p>4.557</text:p>
          </table:table-cell>
          <table:table-cell table:number-columns-repeated="1007"/>
        </table:table-row>
        <table:table-row table:style-name="ro4">
          <table:table-cell table:formula="of:=[$'-a Raw Data'.A64]" office:value-type="string" office:string-value="-p 100000000 -t7 -t16 -t19 24 50" calcext:value-type="string">
            <text:p>-p 100000000 -t7 -t16 -t19 24 50</text:p>
          </table:table-cell>
          <table:table-cell table:formula="of:=[$'-a Raw Data'.F64]" office:value-type="float" office:value="3.464982" calcext:value-type="float">
            <text:p>3.465</text:p>
          </table:table-cell>
          <table:table-cell table:number-columns-repeated="7"/>
          <table:table-cell table:formula="of:=[.B64]" office:value-type="float" office:value="3.464982" calcext:value-type="float">
            <text:p>3.465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5]" office:value-type="string" office:string-value="-p 100000000 -t16 -t19 24 50" calcext:value-type="string">
            <text:p>-p 100000000 -t16 -t19 24 50</text:p>
          </table:table-cell>
          <table:table-cell table:formula="of:=[$'-a Raw Data'.F65]" office:value-type="float" office:value="7.56335" calcext:value-type="float">
            <text:p>7.563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66]" office:value-type="string" office:string-value="-p 100000000 -t16 -t19 24 50" calcext:value-type="string">
            <text:p>-p 100000000 -t16 -t19 24 50</text:p>
          </table:table-cell>
          <table:table-cell table:formula="of:=[$'-a Raw Data'.F66]" office:value-type="float" office:value="7.434792" calcext:value-type="float">
            <text:p>7.435</text:p>
          </table:table-cell>
          <table:table-cell table:number-columns-repeated="8"/>
          <table:table-cell table:formula="of:=[.B66]" office:value-type="float" office:value="7.434792" calcext:value-type="float">
            <text:p>7.435</text:p>
          </table:table-cell>
          <table:table-cell table:number-columns-repeated="1013"/>
        </table:table-row>
        <table:table-row table:style-name="ro4">
          <table:table-cell table:formula="of:=[$'-a Raw Data'.A67]" office:value-type="string" office:string-value="-p 100000000 -t16 -t19 24 50" calcext:value-type="string">
            <text:p>-p 100000000 -t16 -t19 24 50</text:p>
          </table:table-cell>
          <table:table-cell table:formula="of:=[$'-a Raw Data'.F67]" office:value-type="float" office:value="7.461702" calcext:value-type="float">
            <text:p>7.462</text:p>
          </table:table-cell>
          <table:table-cell table:number-columns-repeated="8"/>
          <table:table-cell table:formula="of:=[.B67]" office:value-type="float" office:value="7.461702" calcext:value-type="float">
            <text:p>7.462</text:p>
          </table:table-cell>
          <table:table-cell table:number-columns-repeated="1013"/>
        </table:table-row>
        <table:table-row table:style-name="ro4">
          <table:table-cell table:formula="of:=[$'-a Raw Data'.A68]" office:value-type="string" office:string-value="-p 100000000 -t16 -t19 24 50" calcext:value-type="string">
            <text:p>-p 100000000 -t16 -t19 24 50</text:p>
          </table:table-cell>
          <table:table-cell table:formula="of:=[$'-a Raw Data'.F68]" office:value-type="float" office:value="7.560576" calcext:value-type="float">
            <text:p>7.561</text:p>
          </table:table-cell>
          <table:table-cell table:number-columns-repeated="8"/>
          <table:table-cell table:formula="of:=[.B68]" office:value-type="float" office:value="7.560576" calcext:value-type="float">
            <text:p>7.561</text:p>
          </table:table-cell>
          <table:table-cell table:number-columns-repeated="1013"/>
        </table:table-row>
        <table:table-row table:style-name="ro4">
          <table:table-cell table:formula="of:=[$'-a Raw Data'.A69]" office:value-type="string" office:string-value="-p 100000000 -t16 -t19 24 50" calcext:value-type="string">
            <text:p>-p 100000000 -t16 -t19 24 50</text:p>
          </table:table-cell>
          <table:table-cell table:formula="of:=[$'-a Raw Data'.F69]" office:value-type="float" office:value="7.559168" calcext:value-type="float">
            <text:p>7.559</text:p>
          </table:table-cell>
          <table:table-cell table:number-columns-repeated="8"/>
          <table:table-cell table:formula="of:=[.B69]" office:value-type="float" office:value="7.559168" calcext:value-type="float">
            <text:p>7.559</text:p>
          </table:table-cell>
          <table:table-cell table:number-columns-repeated="1013"/>
        </table:table-row>
        <table:table-row table:style-name="ro4">
          <table:table-cell table:formula="of:=[$'-a Raw Data'.A70]" office:value-type="string" office:string-value="-p 100000000 -t16 -t19 24 50" calcext:value-type="string">
            <text:p>-p 100000000 -t16 -t19 24 50</text:p>
          </table:table-cell>
          <table:table-cell table:formula="of:=[$'-a Raw Data'.F70]" office:value-type="float" office:value="7.44101" calcext:value-type="float">
            <text:p>7.441</text:p>
          </table:table-cell>
          <table:table-cell table:number-columns-repeated="1022"/>
        </table:table-row>
        <table:table-row table:style-name="ro4">
          <table:table-cell table:formula="of:=[$'-a Raw Data'.A71]" office:value-type="string" office:string-value="-p 100000000 -t16 -t19 24 50" calcext:value-type="string">
            <text:p>-p 100000000 -t16 -t19 24 50</text:p>
          </table:table-cell>
          <table:table-cell table:formula="of:=[$'-a Raw Data'.F71]" office:value-type="float" office:value="7.44063" calcext:value-type="float">
            <text:p>7.441</text:p>
          </table:table-cell>
          <table:table-cell table:number-columns-repeated="8"/>
          <table:table-cell table:formula="of:=[.B71]" office:value-type="float" office:value="7.44063" calcext:value-type="float">
            <text:p>7.441</text:p>
          </table:table-cell>
          <table:table-cell table:number-columns-repeated="1013"/>
        </table:table-row>
        <table:table-row table:style-name="ro4">
          <table:table-cell table:formula="of:=[$'-a Raw Data'.A72]" office:value-type="string" office:string-value="-p 100000000 -t16 -t19 24 1500" calcext:value-type="string">
            <text:p>-p 100000000 -t16 -t19 24 1500</text:p>
          </table:table-cell>
          <table:table-cell table:formula="of:=[$'-a Raw Data'.F72]" office:value-type="float" office:value="8.159287" calcext:value-type="float">
            <text:p>8.159</text:p>
          </table:table-cell>
          <table:table-cell table:number-columns-repeated="1022"/>
        </table:table-row>
        <table:table-row table:style-name="ro4">
          <table:table-cell table:formula="of:=[$'-a Raw Data'.A73]" office:value-type="string" office:string-value="-p 100000000 -t16 -t19 24 1500" calcext:value-type="string">
            <text:p>-p 100000000 -t16 -t19 24 1500</text:p>
          </table:table-cell>
          <table:table-cell table:formula="of:=[$'-a Raw Data'.F73]" office:value-type="float" office:value="7.541561" calcext:value-type="float">
            <text:p>7.542</text:p>
          </table:table-cell>
          <table:table-cell table:number-columns-repeated="9"/>
          <table:table-cell table:formula="of:=[.B73]" office:value-type="float" office:value="7.541561" calcext:value-type="float">
            <text:p>7.542</text:p>
          </table:table-cell>
          <table:table-cell table:number-columns-repeated="1012"/>
        </table:table-row>
        <table:table-row table:style-name="ro4">
          <table:table-cell table:formula="of:=[$'-a Raw Data'.A74]" office:value-type="string" office:string-value="-p 100000000 -t16 -t19 24 1500" calcext:value-type="string">
            <text:p>-p 100000000 -t16 -t19 24 1500</text:p>
          </table:table-cell>
          <table:table-cell table:formula="of:=[$'-a Raw Data'.F74]" office:value-type="float" office:value="7.533428" calcext:value-type="float">
            <text:p>7.533</text:p>
          </table:table-cell>
          <table:table-cell table:number-columns-repeated="9"/>
          <table:table-cell table:formula="of:=[.B74]" office:value-type="float" office:value="7.533428" calcext:value-type="float">
            <text:p>7.533</text:p>
          </table:table-cell>
          <table:table-cell table:number-columns-repeated="1012"/>
        </table:table-row>
        <table:table-row table:style-name="ro4">
          <table:table-cell table:formula="of:=[$'-a Raw Data'.A75]" office:value-type="string" office:string-value="-p 100000000 -t16 -t19 24 1500" calcext:value-type="string">
            <text:p>-p 100000000 -t16 -t19 24 1500</text:p>
          </table:table-cell>
          <table:table-cell table:formula="of:=[$'-a Raw Data'.F75]" office:value-type="float" office:value="7.47133" calcext:value-type="float">
            <text:p>7.471</text:p>
          </table:table-cell>
          <table:table-cell table:number-columns-repeated="1022"/>
        </table:table-row>
        <table:table-row table:style-name="ro4">
          <table:table-cell table:formula="of:=[$'-a Raw Data'.A76]" office:value-type="string" office:string-value="-p 100000000 -t16 -t19 24 1500" calcext:value-type="string">
            <text:p>-p 100000000 -t16 -t19 24 1500</text:p>
          </table:table-cell>
          <table:table-cell table:formula="of:=[$'-a Raw Data'.F76]" office:value-type="float" office:value="7.67942" calcext:value-type="float">
            <text:p>7.679</text:p>
          </table:table-cell>
          <table:table-cell table:number-columns-repeated="9"/>
          <table:table-cell table:formula="of:=[.B76]" office:value-type="float" office:value="7.67942" calcext:value-type="float">
            <text:p>7.679</text:p>
          </table:table-cell>
          <table:table-cell table:number-columns-repeated="1012"/>
        </table:table-row>
        <table:table-row table:style-name="ro4">
          <table:table-cell table:formula="of:=[$'-a Raw Data'.A77]" office:value-type="string" office:string-value="-p 100000000 -t16 -t19 24 1500" calcext:value-type="string">
            <text:p>-p 100000000 -t16 -t19 24 1500</text:p>
          </table:table-cell>
          <table:table-cell table:formula="of:=[$'-a Raw Data'.F77]" office:value-type="float" office:value="7.531551" calcext:value-type="float">
            <text:p>7.532</text:p>
          </table:table-cell>
          <table:table-cell table:number-columns-repeated="9"/>
          <table:table-cell table:formula="of:=[.B77]" office:value-type="float" office:value="7.531551" calcext:value-type="float">
            <text:p>7.532</text:p>
          </table:table-cell>
          <table:table-cell table:number-columns-repeated="1012"/>
        </table:table-row>
        <table:table-row table:style-name="ro4">
          <table:table-cell table:formula="of:=[$'-a Raw Data'.A78]" office:value-type="string" office:string-value="-p 100000000 -t16 -t19 24 1500" calcext:value-type="string">
            <text:p>-p 100000000 -t16 -t19 24 1500</text:p>
          </table:table-cell>
          <table:table-cell table:formula="of:=[$'-a Raw Data'.F78]" office:value-type="float" office:value="7.65411" calcext:value-type="float">
            <text:p>7.654</text:p>
          </table:table-cell>
          <table:table-cell table:number-columns-repeated="9"/>
          <table:table-cell table:formula="of:=[.B78]" office:value-type="float" office:value="7.65411" calcext:value-type="float">
            <text:p>7.654</text:p>
          </table:table-cell>
          <table:table-cell table:number-columns-repeated="1012"/>
        </table:table-row>
        <table:table-row table:style-name="ro4">
          <table:table-cell table:formula="of:=[$'-a Raw Data'.A79]" office:value-type="string" office:string-value="-p 1000000000 -t7 -t16 -t19 24 1500" calcext:value-type="string">
            <text:p>-p 1000000000 -t7 -t16 -t19 24 1500</text:p>
          </table:table-cell>
          <table:table-cell table:formula="of:=[$'-a Raw Data'.F79]" office:value-type="float" office:value="34.3389" calcext:value-type="float">
            <text:p>34.339</text:p>
          </table:table-cell>
          <table:table-cell table:number-columns-repeated="10"/>
          <table:table-cell table:formula="of:=[.B79]" office:value-type="float" office:value="34.3389" calcext:value-type="float">
            <text:p>34.339</text:p>
          </table:table-cell>
          <table:table-cell table:number-columns-repeated="1011"/>
        </table:table-row>
        <table:table-row table:style-name="ro4">
          <table:table-cell table:formula="of:=[$'-a Raw Data'.A80]" office:value-type="string" office:string-value="-p 1000000000 -t7 -t16 -t19 24 1500" calcext:value-type="string">
            <text:p>-p 1000000000 -t7 -t16 -t19 24 1500</text:p>
          </table:table-cell>
          <table:table-cell table:formula="of:=[$'-a Raw Data'.F80]" office:value-type="float" office:value="45.053967" calcext:value-type="float">
            <text:p>45.054</text:p>
          </table:table-cell>
          <table:table-cell table:number-columns-repeated="10"/>
          <table:table-cell table:formula="of:=[.B80]" office:value-type="float" office:value="45.053967" calcext:value-type="float">
            <text:p>45.054</text:p>
          </table:table-cell>
          <table:table-cell table:number-columns-repeated="1011"/>
        </table:table-row>
        <table:table-row table:style-name="ro4">
          <table:table-cell table:formula="of:=[$'-a Raw Data'.A81]" office:value-type="string" office:string-value="-p 1000000000 -t7 -t16 -t19 24 1500" calcext:value-type="string">
            <text:p>-p 1000000000 -t7 -t16 -t19 24 1500</text:p>
          </table:table-cell>
          <table:table-cell table:formula="of:=[$'-a Raw Data'.F81]" office:value-type="float" office:value="33.96941" calcext:value-type="float">
            <text:p>33.969</text:p>
          </table:table-cell>
          <table:table-cell table:number-columns-repeated="1022"/>
        </table:table-row>
        <table:table-row table:style-name="ro4">
          <table:table-cell table:formula="of:=[$'-a Raw Data'.A82]" office:value-type="string" office:string-value="-p 1000000000 -t7 -t16 -t19 24 1500" calcext:value-type="string">
            <text:p>-p 1000000000 -t7 -t16 -t19 24 1500</text:p>
          </table:table-cell>
          <table:table-cell table:formula="of:=[$'-a Raw Data'.F82]" office:value-type="float" office:value="46.165279" calcext:value-type="float">
            <text:p>46.165</text:p>
          </table:table-cell>
          <table:table-cell table:number-columns-repeated="13"/>
          <table:table-cell table:formula="of:=[.B82]" office:value-type="float" office:value="46.165279" calcext:value-type="float">
            <text:p>46.165</text:p>
          </table:table-cell>
          <table:table-cell table:number-columns-repeated="1008"/>
        </table:table-row>
        <table:table-row table:style-name="ro4">
          <table:table-cell table:formula="of:=[$'-a Raw Data'.A83]" office:value-type="string" office:string-value="-p 1000000000 -t7 -t16 -t19 24 1500" calcext:value-type="string">
            <text:p>-p 1000000000 -t7 -t16 -t19 24 1500</text:p>
          </table:table-cell>
          <table:table-cell table:formula="of:=[$'-a Raw Data'.F83]" office:value-type="float" office:value="34.018878" calcext:value-type="float">
            <text:p>34.019</text:p>
          </table:table-cell>
          <table:table-cell table:number-columns-repeated="10"/>
          <table:table-cell table:formula="of:=[.B83]" office:value-type="float" office:value="34.018878" calcext:value-type="float">
            <text:p>34.019</text:p>
          </table:table-cell>
          <table:table-cell table:number-columns-repeated="1011"/>
        </table:table-row>
        <table:table-row table:style-name="ro4">
          <table:table-cell table:formula="of:=[$'-a Raw Data'.A84]" office:value-type="string" office:string-value="-p 1000000000 -t7 -t16 -t19 24 1500" calcext:value-type="string">
            <text:p>-p 1000000000 -t7 -t16 -t19 24 1500</text:p>
          </table:table-cell>
          <table:table-cell table:formula="of:=[$'-a Raw Data'.F84]" office:value-type="float" office:value="35.9146" calcext:value-type="float">
            <text:p>35.915</text:p>
          </table:table-cell>
          <table:table-cell table:number-columns-repeated="10"/>
          <table:table-cell table:formula="of:=[.B84]" office:value-type="float" office:value="35.9146" calcext:value-type="float">
            <text:p>35.915</text:p>
          </table:table-cell>
          <table:table-cell table:number-columns-repeated="1011"/>
        </table:table-row>
        <table:table-row table:style-name="ro4">
          <table:table-cell table:formula="of:=[$'-a Raw Data'.A85]" office:value-type="string" office:string-value="-p 1000000000 -t7 -t16 -t19 24 1500" calcext:value-type="string">
            <text:p>-p 1000000000 -t7 -t16 -t19 24 1500</text:p>
          </table:table-cell>
          <table:table-cell table:formula="of:=[$'-a Raw Data'.F85]" office:value-type="float" office:value="40.327274" calcext:value-type="float">
            <text:p>40.327</text:p>
          </table:table-cell>
          <table:table-cell table:number-columns-repeated="10"/>
          <table:table-cell table:formula="of:=[.B85]" office:value-type="float" office:value="40.327274" calcext:value-type="float">
            <text:p>40.327</text:p>
          </table:table-cell>
          <table:table-cell table:number-columns-repeated="1011"/>
        </table:table-row>
        <table:table-row table:style-name="ro4">
          <table:table-cell table:formula="of:=[$'-a Raw Data'.A86]" office:value-type="string" office:string-value="-p 1000000000 -t7 -t16 -t19 24 50" calcext:value-type="string">
            <text:p>-p 1000000000 -t7 -t16 -t19 24 50</text:p>
          </table:table-cell>
          <table:table-cell table:formula="of:=[$'-a Raw Data'.F86]" office:value-type="float" office:value="44.174989" calcext:value-type="float">
            <text:p>44.175</text:p>
          </table:table-cell>
          <table:table-cell table:number-columns-repeated="11"/>
          <table:table-cell table:formula="of:=[.B86]" office:value-type="float" office:value="44.174989" calcext:value-type="float">
            <text:p>44.175</text:p>
          </table:table-cell>
          <table:table-cell table:number-columns-repeated="1010"/>
        </table:table-row>
        <table:table-row table:style-name="ro4">
          <table:table-cell table:formula="of:=[$'-a Raw Data'.A87]" office:value-type="string" office:string-value="-p 1000000000 -t7 -t16 -t19 24 50" calcext:value-type="string">
            <text:p>-p 1000000000 -t7 -t16 -t19 24 50</text:p>
          </table:table-cell>
          <table:table-cell table:formula="of:=[$'-a Raw Data'.F87]" office:value-type="float" office:value="45.458578" calcext:value-type="float">
            <text:p>45.459</text:p>
          </table:table-cell>
          <table:table-cell table:number-columns-repeated="11"/>
          <table:table-cell table:formula="of:=[.B87]" office:value-type="float" office:value="45.458578" calcext:value-type="float">
            <text:p>45.459</text:p>
          </table:table-cell>
          <table:table-cell table:number-columns-repeated="1010"/>
        </table:table-row>
        <table:table-row table:style-name="ro4">
          <table:table-cell table:formula="of:=[$'-a Raw Data'.A88]" office:value-type="string" office:string-value="-p 1000000000 -t7 -t16 -t19 24 50" calcext:value-type="string">
            <text:p>-p 1000000000 -t7 -t16 -t19 24 50</text:p>
          </table:table-cell>
          <table:table-cell table:formula="of:=[$'-a Raw Data'.F88]" office:value-type="float" office:value="34.974448" calcext:value-type="float">
            <text:p>34.974</text:p>
          </table:table-cell>
          <table:table-cell table:number-columns-repeated="11"/>
          <table:table-cell table:formula="of:=[.B88]" office:value-type="float" office:value="34.974448" calcext:value-type="float">
            <text:p>34.974</text:p>
          </table:table-cell>
          <table:table-cell table:number-columns-repeated="1010"/>
        </table:table-row>
        <table:table-row table:style-name="ro4">
          <table:table-cell table:formula="of:=[$'-a Raw Data'.A89]" office:value-type="string" office:string-value="-p 1000000000 -t7 -t16 -t19 24 50" calcext:value-type="string">
            <text:p>-p 1000000000 -t7 -t16 -t19 24 50</text:p>
          </table:table-cell>
          <table:table-cell table:formula="of:=[$'-a Raw Data'.F89]" office:value-type="float" office:value="46.2494" calcext:value-type="float">
            <text:p>46.249</text:p>
          </table:table-cell>
          <table:table-cell table:number-columns-repeated="11"/>
          <table:table-cell table:formula="of:=[.B89]" office:value-type="float" office:value="46.2494" calcext:value-type="float">
            <text:p>46.249</text:p>
          </table:table-cell>
          <table:table-cell table:number-columns-repeated="1010"/>
        </table:table-row>
        <table:table-row table:style-name="ro4">
          <table:table-cell table:formula="of:=[$'-a Raw Data'.A90]" office:value-type="string" office:string-value="-p 1000000000 -t7 -t16 -t19 24 50" calcext:value-type="string">
            <text:p>-p 1000000000 -t7 -t16 -t19 24 50</text:p>
          </table:table-cell>
          <table:table-cell table:formula="of:=[$'-a Raw Data'.F90]" office:value-type="float" office:value="34.679009" calcext:value-type="float">
            <text:p>34.679</text:p>
          </table:table-cell>
          <table:table-cell table:number-columns-repeated="1022"/>
        </table:table-row>
        <table:table-row table:style-name="ro4">
          <table:table-cell table:formula="of:=[$'-a Raw Data'.A91]" office:value-type="string" office:string-value="-p 1000000000 -t7 -t16 -t19 24 50" calcext:value-type="string">
            <text:p>-p 1000000000 -t7 -t16 -t19 24 50</text:p>
          </table:table-cell>
          <table:table-cell table:formula="of:=[$'-a Raw Data'.F91]" office:value-type="float" office:value="46.900484" calcext:value-type="float">
            <text:p>46.900</text:p>
          </table:table-cell>
          <table:table-cell table:number-columns-repeated="12"/>
          <table:table-cell table:formula="of:=[.B91]" office:value-type="float" office:value="46.900484" calcext:value-type="float">
            <text:p>46.900</text:p>
          </table:table-cell>
          <table:table-cell table:number-columns-repeated="1009"/>
        </table:table-row>
        <table:table-row table:style-name="ro4">
          <table:table-cell table:formula="of:=[$'-a Raw Data'.A92]" office:value-type="string" office:string-value="-p 1000000000 -t7 -t16 -t19 24 50" calcext:value-type="string">
            <text:p>-p 1000000000 -t7 -t16 -t19 24 50</text:p>
          </table:table-cell>
          <table:table-cell table:formula="of:=[$'-a Raw Data'.F92]" office:value-type="float" office:value="46.319021" calcext:value-type="float">
            <text:p>46.319</text:p>
          </table:table-cell>
          <table:table-cell table:number-columns-repeated="11"/>
          <table:table-cell table:formula="of:=[.B92]" office:value-type="float" office:value="46.319021" calcext:value-type="float">
            <text:p>46.319</text:p>
          </table:table-cell>
          <table:table-cell table:number-columns-repeated="1010"/>
        </table:table-row>
        <table:table-row table:style-name="ro4">
          <table:table-cell table:formula="of:=[$'-a Raw Data'.A93]" office:value-type="float" office:value="0" calcext:value-type="float">
            <text:p>0.000</text:p>
          </table:table-cell>
          <table:table-cell table:formula="of:=[$'-a Raw Data'.F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4]" office:value-type="float" office:value="0" calcext:value-type="float">
            <text:p>0.000</text:p>
          </table:table-cell>
          <table:table-cell table:formula="of:=[$'-a Raw Data'.F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5]" office:value-type="float" office:value="0" calcext:value-type="float">
            <text:p>0.000</text:p>
          </table:table-cell>
          <table:table-cell table:formula="of:=[$'-a Raw Data'.F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6]" office:value-type="float" office:value="0" calcext:value-type="float">
            <text:p>0.000</text:p>
          </table:table-cell>
          <table:table-cell table:formula="of:=[$'-a Raw Data'.F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7]" office:value-type="float" office:value="0" calcext:value-type="float">
            <text:p>0.000</text:p>
          </table:table-cell>
          <table:table-cell table:formula="of:=[$'-a Raw Data'.F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8]" office:value-type="float" office:value="0" calcext:value-type="float">
            <text:p>0.000</text:p>
          </table:table-cell>
          <table:table-cell table:formula="of:=[$'-a Raw Data'.F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9]" office:value-type="float" office:value="0" calcext:value-type="float">
            <text:p>0.000</text:p>
          </table:table-cell>
          <table:table-cell table:formula="of:=[$'-a Raw Data'.F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0]" office:value-type="float" office:value="0" calcext:value-type="float">
            <text:p>0.000</text:p>
          </table:table-cell>
          <table:table-cell table:formula="of:=[$'-a Raw Data'.F1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1]" office:value-type="float" office:value="0" calcext:value-type="float">
            <text:p>0.000</text:p>
          </table:table-cell>
          <table:table-cell table:formula="of:=[$'-a Raw Data'.F10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2]" office:value-type="float" office:value="0" calcext:value-type="float">
            <text:p>0.000</text:p>
          </table:table-cell>
          <table:table-cell table:formula="of:=[$'-a Raw Data'.F10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3]" office:value-type="float" office:value="0" calcext:value-type="float">
            <text:p>0.000</text:p>
          </table:table-cell>
          <table:table-cell table:formula="of:=[$'-a Raw Data'.F10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4]" office:value-type="float" office:value="0" calcext:value-type="float">
            <text:p>0.000</text:p>
          </table:table-cell>
          <table:table-cell table:formula="of:=[$'-a Raw Data'.F10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5]" office:value-type="float" office:value="0" calcext:value-type="float">
            <text:p>0.000</text:p>
          </table:table-cell>
          <table:table-cell table:formula="of:=[$'-a Raw Data'.F10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6]" office:value-type="float" office:value="0" calcext:value-type="float">
            <text:p>0.000</text:p>
          </table:table-cell>
          <table:table-cell table:formula="of:=[$'-a Raw Data'.F10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7]" office:value-type="float" office:value="0" calcext:value-type="float">
            <text:p>0.000</text:p>
          </table:table-cell>
          <table:table-cell table:formula="of:=[$'-a Raw Data'.F10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8]" office:value-type="float" office:value="0" calcext:value-type="float">
            <text:p>0.000</text:p>
          </table:table-cell>
          <table:table-cell table:formula="of:=[$'-a Raw Data'.F10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9]" office:value-type="float" office:value="0" calcext:value-type="float">
            <text:p>0.000</text:p>
          </table:table-cell>
          <table:table-cell table:formula="of:=[$'-a Raw Data'.F10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0]" office:value-type="float" office:value="0" calcext:value-type="float">
            <text:p>0.000</text:p>
          </table:table-cell>
          <table:table-cell table:formula="of:=[$'-a Raw Data'.F11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1]" office:value-type="float" office:value="0" calcext:value-type="float">
            <text:p>0.000</text:p>
          </table:table-cell>
          <table:table-cell table:formula="of:=[$'-a Raw Data'.F11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2]" office:value-type="float" office:value="0" calcext:value-type="float">
            <text:p>0.000</text:p>
          </table:table-cell>
          <table:table-cell table:formula="of:=[$'-a Raw Data'.F11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3]" office:value-type="float" office:value="0" calcext:value-type="float">
            <text:p>0.000</text:p>
          </table:table-cell>
          <table:table-cell table:formula="of:=[$'-a Raw Data'.F11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4]" office:value-type="float" office:value="0" calcext:value-type="float">
            <text:p>0.000</text:p>
          </table:table-cell>
          <table:table-cell table:formula="of:=[$'-a Raw Data'.F11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5]" office:value-type="float" office:value="0" calcext:value-type="float">
            <text:p>0.000</text:p>
          </table:table-cell>
          <table:table-cell table:formula="of:=[$'-a Raw Data'.F11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6]" office:value-type="float" office:value="0" calcext:value-type="float">
            <text:p>0.000</text:p>
          </table:table-cell>
          <table:table-cell table:formula="of:=[$'-a Raw Data'.F11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7]" office:value-type="float" office:value="0" calcext:value-type="float">
            <text:p>0.000</text:p>
          </table:table-cell>
          <table:table-cell table:formula="of:=[$'-a Raw Data'.F11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8]" office:value-type="float" office:value="0" calcext:value-type="float">
            <text:p>0.000</text:p>
          </table:table-cell>
          <table:table-cell table:formula="of:=[$'-a Raw Data'.F11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9]" office:value-type="float" office:value="0" calcext:value-type="float">
            <text:p>0.000</text:p>
          </table:table-cell>
          <table:table-cell table:formula="of:=[$'-a Raw Data'.F11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0]" office:value-type="float" office:value="0" calcext:value-type="float">
            <text:p>0.000</text:p>
          </table:table-cell>
          <table:table-cell table:formula="of:=[$'-a Raw Data'.F12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1]" office:value-type="float" office:value="0" calcext:value-type="float">
            <text:p>0.000</text:p>
          </table:table-cell>
          <table:table-cell table:formula="of:=[$'-a Raw Data'.F12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2]" office:value-type="float" office:value="0" calcext:value-type="float">
            <text:p>0.000</text:p>
          </table:table-cell>
          <table:table-cell table:formula="of:=[$'-a Raw Data'.F12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3]" office:value-type="float" office:value="0" calcext:value-type="float">
            <text:p>0.000</text:p>
          </table:table-cell>
          <table:table-cell table:formula="of:=[$'-a Raw Data'.F12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4]" office:value-type="float" office:value="0" calcext:value-type="float">
            <text:p>0.000</text:p>
          </table:table-cell>
          <table:table-cell table:formula="of:=[$'-a Raw Data'.F12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5]" office:value-type="float" office:value="0" calcext:value-type="float">
            <text:p>0.000</text:p>
          </table:table-cell>
          <table:table-cell table:formula="of:=[$'-a Raw Data'.F12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6]" office:value-type="float" office:value="0" calcext:value-type="float">
            <text:p>0.000</text:p>
          </table:table-cell>
          <table:table-cell table:formula="of:=[$'-a Raw Data'.F12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7]" office:value-type="float" office:value="0" calcext:value-type="float">
            <text:p>0.000</text:p>
          </table:table-cell>
          <table:table-cell table:formula="of:=[$'-a Raw Data'.F12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8]" office:value-type="float" office:value="0" calcext:value-type="float">
            <text:p>0.000</text:p>
          </table:table-cell>
          <table:table-cell table:formula="of:=[$'-a Raw Data'.F12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9]" office:value-type="float" office:value="0" calcext:value-type="float">
            <text:p>0.000</text:p>
          </table:table-cell>
          <table:table-cell table:formula="of:=[$'-a Raw Data'.F12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0]" office:value-type="float" office:value="0" calcext:value-type="float">
            <text:p>0.000</text:p>
          </table:table-cell>
          <table:table-cell table:formula="of:=[$'-a Raw Data'.F13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1]" office:value-type="float" office:value="0" calcext:value-type="float">
            <text:p>0.000</text:p>
          </table:table-cell>
          <table:table-cell table:formula="of:=[$'-a Raw Data'.F13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2]" office:value-type="float" office:value="0" calcext:value-type="float">
            <text:p>0.000</text:p>
          </table:table-cell>
          <table:table-cell table:formula="of:=[$'-a Raw Data'.F13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3]" office:value-type="float" office:value="0" calcext:value-type="float">
            <text:p>0.000</text:p>
          </table:table-cell>
          <table:table-cell table:formula="of:=[$'-a Raw Data'.F13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4]" office:value-type="float" office:value="0" calcext:value-type="float">
            <text:p>0.000</text:p>
          </table:table-cell>
          <table:table-cell table:formula="of:=[$'-a Raw Data'.F13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5]" office:value-type="float" office:value="0" calcext:value-type="float">
            <text:p>0.000</text:p>
          </table:table-cell>
          <table:table-cell table:formula="of:=[$'-a Raw Data'.F13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6]" office:value-type="float" office:value="0" calcext:value-type="float">
            <text:p>0.000</text:p>
          </table:table-cell>
          <table:table-cell table:formula="of:=[$'-a Raw Data'.F13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7]" office:value-type="float" office:value="0" calcext:value-type="float">
            <text:p>0.000</text:p>
          </table:table-cell>
          <table:table-cell table:formula="of:=[$'-a Raw Data'.F13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8]" office:value-type="float" office:value="0" calcext:value-type="float">
            <text:p>0.000</text:p>
          </table:table-cell>
          <table:table-cell table:formula="of:=[$'-a Raw Data'.F13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9]" office:value-type="float" office:value="0" calcext:value-type="float">
            <text:p>0.000</text:p>
          </table:table-cell>
          <table:table-cell table:formula="of:=[$'-a Raw Data'.F13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0]" office:value-type="float" office:value="0" calcext:value-type="float">
            <text:p>0.000</text:p>
          </table:table-cell>
          <table:table-cell table:formula="of:=[$'-a Raw Data'.F14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1]" office:value-type="float" office:value="0" calcext:value-type="float">
            <text:p>0.000</text:p>
          </table:table-cell>
          <table:table-cell table:formula="of:=[$'-a Raw Data'.F14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2]" office:value-type="float" office:value="0" calcext:value-type="float">
            <text:p>0.000</text:p>
          </table:table-cell>
          <table:table-cell table:formula="of:=[$'-a Raw Data'.F14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3]" office:value-type="float" office:value="0" calcext:value-type="float">
            <text:p>0.000</text:p>
          </table:table-cell>
          <table:table-cell table:formula="of:=[$'-a Raw Data'.F14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4]" office:value-type="float" office:value="0" calcext:value-type="float">
            <text:p>0.000</text:p>
          </table:table-cell>
          <table:table-cell table:formula="of:=[$'-a Raw Data'.F14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5]" office:value-type="float" office:value="0" calcext:value-type="float">
            <text:p>0.000</text:p>
          </table:table-cell>
          <table:table-cell table:formula="of:=[$'-a Raw Data'.F14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6]" office:value-type="float" office:value="0" calcext:value-type="float">
            <text:p>0.000</text:p>
          </table:table-cell>
          <table:table-cell table:formula="of:=[$'-a Raw Data'.F14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7]" office:value-type="float" office:value="0" calcext:value-type="float">
            <text:p>0.000</text:p>
          </table:table-cell>
          <table:table-cell table:formula="of:=[$'-a Raw Data'.F14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8]" office:value-type="float" office:value="0" calcext:value-type="float">
            <text:p>0.000</text:p>
          </table:table-cell>
          <table:table-cell table:formula="of:=[$'-a Raw Data'.F14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9]" office:value-type="float" office:value="0" calcext:value-type="float">
            <text:p>0.000</text:p>
          </table:table-cell>
          <table:table-cell table:formula="of:=[$'-a Raw Data'.F14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0]" office:value-type="float" office:value="0" calcext:value-type="float">
            <text:p>0.000</text:p>
          </table:table-cell>
          <table:table-cell table:formula="of:=[$'-a Raw Data'.F15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1]" office:value-type="float" office:value="0" calcext:value-type="float">
            <text:p>0.000</text:p>
          </table:table-cell>
          <table:table-cell table:formula="of:=[$'-a Raw Data'.F15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2]" office:value-type="float" office:value="0" calcext:value-type="float">
            <text:p>0.000</text:p>
          </table:table-cell>
          <table:table-cell table:formula="of:=[$'-a Raw Data'.F15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3]" office:value-type="float" office:value="0" calcext:value-type="float">
            <text:p>0.000</text:p>
          </table:table-cell>
          <table:table-cell table:formula="of:=[$'-a Raw Data'.F15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4]" office:value-type="float" office:value="0" calcext:value-type="float">
            <text:p>0.000</text:p>
          </table:table-cell>
          <table:table-cell table:formula="of:=[$'-a Raw Data'.F15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5]" office:value-type="float" office:value="0" calcext:value-type="float">
            <text:p>0.000</text:p>
          </table:table-cell>
          <table:table-cell table:formula="of:=[$'-a Raw Data'.F15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6]" office:value-type="float" office:value="0" calcext:value-type="float">
            <text:p>0.000</text:p>
          </table:table-cell>
          <table:table-cell table:formula="of:=[$'-a Raw Data'.F15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7]" office:value-type="float" office:value="0" calcext:value-type="float">
            <text:p>0.000</text:p>
          </table:table-cell>
          <table:table-cell table:formula="of:=[$'-a Raw Data'.F15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8]" office:value-type="float" office:value="0" calcext:value-type="float">
            <text:p>0.000</text:p>
          </table:table-cell>
          <table:table-cell table:formula="of:=[$'-a Raw Data'.F15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9]" office:value-type="float" office:value="0" calcext:value-type="float">
            <text:p>0.000</text:p>
          </table:table-cell>
          <table:table-cell table:formula="of:=[$'-a Raw Data'.F15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0]" office:value-type="float" office:value="0" calcext:value-type="float">
            <text:p>0.000</text:p>
          </table:table-cell>
          <table:table-cell table:formula="of:=[$'-a Raw Data'.F16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1]" office:value-type="float" office:value="0" calcext:value-type="float">
            <text:p>0.000</text:p>
          </table:table-cell>
          <table:table-cell table:formula="of:=[$'-a Raw Data'.F16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2]" office:value-type="float" office:value="0" calcext:value-type="float">
            <text:p>0.000</text:p>
          </table:table-cell>
          <table:table-cell table:formula="of:=[$'-a Raw Data'.F16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3]" office:value-type="float" office:value="0" calcext:value-type="float">
            <text:p>0.000</text:p>
          </table:table-cell>
          <table:table-cell table:formula="of:=[$'-a Raw Data'.F16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4]" office:value-type="float" office:value="0" calcext:value-type="float">
            <text:p>0.000</text:p>
          </table:table-cell>
          <table:table-cell table:formula="of:=[$'-a Raw Data'.F16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5]" office:value-type="float" office:value="0" calcext:value-type="float">
            <text:p>0.000</text:p>
          </table:table-cell>
          <table:table-cell table:formula="of:=[$'-a Raw Data'.F16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6]" office:value-type="float" office:value="0" calcext:value-type="float">
            <text:p>0.000</text:p>
          </table:table-cell>
          <table:table-cell table:formula="of:=[$'-a Raw Data'.F16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7]" office:value-type="float" office:value="0" calcext:value-type="float">
            <text:p>0.000</text:p>
          </table:table-cell>
          <table:table-cell table:formula="of:=[$'-a Raw Data'.F16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8]" office:value-type="float" office:value="0" calcext:value-type="float">
            <text:p>0.000</text:p>
          </table:table-cell>
          <table:table-cell table:formula="of:=[$'-a Raw Data'.F16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9]" office:value-type="float" office:value="0" calcext:value-type="float">
            <text:p>0.000</text:p>
          </table:table-cell>
          <table:table-cell table:formula="of:=[$'-a Raw Data'.F16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0]" office:value-type="float" office:value="0" calcext:value-type="float">
            <text:p>0.000</text:p>
          </table:table-cell>
          <table:table-cell table:formula="of:=[$'-a Raw Data'.F17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1]" office:value-type="float" office:value="0" calcext:value-type="float">
            <text:p>0.000</text:p>
          </table:table-cell>
          <table:table-cell table:formula="of:=[$'-a Raw Data'.F17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2]" office:value-type="float" office:value="0" calcext:value-type="float">
            <text:p>0.000</text:p>
          </table:table-cell>
          <table:table-cell table:formula="of:=[$'-a Raw Data'.F17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3]" office:value-type="float" office:value="0" calcext:value-type="float">
            <text:p>0.000</text:p>
          </table:table-cell>
          <table:table-cell table:formula="of:=[$'-a Raw Data'.F17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4]" office:value-type="float" office:value="0" calcext:value-type="float">
            <text:p>0.000</text:p>
          </table:table-cell>
          <table:table-cell table:formula="of:=[$'-a Raw Data'.F17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5]" office:value-type="float" office:value="0" calcext:value-type="float">
            <text:p>0.000</text:p>
          </table:table-cell>
          <table:table-cell table:formula="of:=[$'-a Raw Data'.F17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6]" office:value-type="float" office:value="0" calcext:value-type="float">
            <text:p>0.000</text:p>
          </table:table-cell>
          <table:table-cell table:formula="of:=[$'-a Raw Data'.F17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7]" office:value-type="float" office:value="0" calcext:value-type="float">
            <text:p>0.000</text:p>
          </table:table-cell>
          <table:table-cell table:formula="of:=[$'-a Raw Data'.F17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8]" office:value-type="float" office:value="0" calcext:value-type="float">
            <text:p>0.000</text:p>
          </table:table-cell>
          <table:table-cell table:formula="of:=[$'-a Raw Data'.F17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9]" office:value-type="float" office:value="0" calcext:value-type="float">
            <text:p>0.000</text:p>
          </table:table-cell>
          <table:table-cell table:formula="of:=[$'-a Raw Data'.F17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0]" office:value-type="float" office:value="0" calcext:value-type="float">
            <text:p>0.000</text:p>
          </table:table-cell>
          <table:table-cell table:formula="of:=[$'-a Raw Data'.F18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1]" office:value-type="float" office:value="0" calcext:value-type="float">
            <text:p>0.000</text:p>
          </table:table-cell>
          <table:table-cell table:formula="of:=[$'-a Raw Data'.F18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2]" office:value-type="float" office:value="0" calcext:value-type="float">
            <text:p>0.000</text:p>
          </table:table-cell>
          <table:table-cell table:formula="of:=[$'-a Raw Data'.F18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3]" office:value-type="float" office:value="0" calcext:value-type="float">
            <text:p>0.000</text:p>
          </table:table-cell>
          <table:table-cell table:formula="of:=[$'-a Raw Data'.F18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4]" office:value-type="float" office:value="0" calcext:value-type="float">
            <text:p>0.000</text:p>
          </table:table-cell>
          <table:table-cell table:formula="of:=[$'-a Raw Data'.F18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5]" office:value-type="float" office:value="0" calcext:value-type="float">
            <text:p>0.000</text:p>
          </table:table-cell>
          <table:table-cell table:formula="of:=[$'-a Raw Data'.F18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6]" office:value-type="float" office:value="0" calcext:value-type="float">
            <text:p>0.000</text:p>
          </table:table-cell>
          <table:table-cell table:formula="of:=[$'-a Raw Data'.F18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7]" office:value-type="float" office:value="0" calcext:value-type="float">
            <text:p>0.000</text:p>
          </table:table-cell>
          <table:table-cell table:formula="of:=[$'-a Raw Data'.F18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8]" office:value-type="float" office:value="0" calcext:value-type="float">
            <text:p>0.000</text:p>
          </table:table-cell>
          <table:table-cell table:formula="of:=[$'-a Raw Data'.F18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9]" office:value-type="float" office:value="0" calcext:value-type="float">
            <text:p>0.000</text:p>
          </table:table-cell>
          <table:table-cell table:formula="of:=[$'-a Raw Data'.F18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0]" office:value-type="float" office:value="0" calcext:value-type="float">
            <text:p>0.000</text:p>
          </table:table-cell>
          <table:table-cell table:formula="of:=[$'-a Raw Data'.F19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1]" office:value-type="float" office:value="0" calcext:value-type="float">
            <text:p>0.000</text:p>
          </table:table-cell>
          <table:table-cell table:formula="of:=[$'-a Raw Data'.F19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2]" office:value-type="float" office:value="0" calcext:value-type="float">
            <text:p>0.000</text:p>
          </table:table-cell>
          <table:table-cell table:formula="of:=[$'-a Raw Data'.F19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3]" office:value-type="float" office:value="0" calcext:value-type="float">
            <text:p>0.000</text:p>
          </table:table-cell>
          <table:table-cell table:formula="of:=[$'-a Raw Data'.F1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4]" office:value-type="float" office:value="0" calcext:value-type="float">
            <text:p>0.000</text:p>
          </table:table-cell>
          <table:table-cell table:formula="of:=[$'-a Raw Data'.F1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5]" office:value-type="float" office:value="0" calcext:value-type="float">
            <text:p>0.000</text:p>
          </table:table-cell>
          <table:table-cell table:formula="of:=[$'-a Raw Data'.F1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6]" office:value-type="float" office:value="0" calcext:value-type="float">
            <text:p>0.000</text:p>
          </table:table-cell>
          <table:table-cell table:formula="of:=[$'-a Raw Data'.F1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7]" office:value-type="float" office:value="0" calcext:value-type="float">
            <text:p>0.000</text:p>
          </table:table-cell>
          <table:table-cell table:formula="of:=[$'-a Raw Data'.F1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8]" office:value-type="float" office:value="0" calcext:value-type="float">
            <text:p>0.000</text:p>
          </table:table-cell>
          <table:table-cell table:formula="of:=[$'-a Raw Data'.F1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9]" office:value-type="float" office:value="0" calcext:value-type="float">
            <text:p>0.000</text:p>
          </table:table-cell>
          <table:table-cell table:formula="of:=[$'-a Raw Data'.F1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200]" office:value-type="float" office:value="0" calcext:value-type="float">
            <text:p>0.000</text:p>
          </table:table-cell>
          <table:table-cell table:formula="of:=[$'-a Raw Data'.F2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rgefile" table:style-name="ta1">
        <table:table-column table:style-name="co39" table:default-cell-style-name="ce140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2" table:default-cell-style-name="ce11"/>
        <table:table-column table:style-name="co43" table:default-cell-style-name="ce11"/>
        <table:table-column table:style-name="co8" table:number-columns-repeated="16378" table:default-cell-style-name="ce11"/>
        <table:table-row table:style-name="ro8">
          <table:table-cell table:style-name="ce139" office:value-type="string" calcext:value-type="string">
            <text:p>nfq6 options</text:p>
          </table:table-cell>
          <table:table-cell table:style-name="ce84" office:value-type="string" calcext:value-type="string">
            <text:p>num pkts</text:p>
          </table:table-cell>
          <table:table-cell table:style-name="ce84" office:value-type="string" calcext:value-type="string">
            <text:p>pkt size</text:p>
          </table:table-cell>
          <table:table-cell table:style-name="ce84" office:value-type="string" calcext:value-type="string">
            <text:p>sys</text:p>
          </table:table-cell>
          <table:table-cell table:style-name="ce84" office:value-type="string" calcext:value-type="string">
            <text:p>user</text:p>
          </table:table-cell>
          <table:table-cell table:style-name="ce84" office:value-type="string" calcext:value-type="string">
            <text:p>sys+user</text:p>
          </table:table-cell>
          <table:table-cell table:style-name="ce84" table:number-columns-repeated="16378"/>
        </table:table-row>
        <table:table-row table:style-name="ro2">
          <table:table-cell office:value-type="string" calcext:value-type="string">
            <text:p>-t6 -t19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63K</text:p>
          </table:table-cell>
          <table:table-cell office:value-type="float" office:value="11.5" calcext:value-type="float">
            <text:p>11.5</text:p>
          </table:table-cell>
          <table:table-cell office:value-type="float" office:value="3.6" calcext:value-type="float">
            <text:p>3.6</text:p>
          </table:table-cell>
          <table:table-cell table:formula="of:=[.D2]+[.E2]" office:value-type="float" office:value="15.1" calcext:value-type="float">
            <text:p>15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t6 -t19</text:p>
          </table:table-cell>
          <table:table-cell office:value-type="float" office:value="999990" calcext:value-type="float">
            <text:p>999990</text:p>
          </table:table-cell>
          <table:table-cell office:value-type="string" calcext:value-type="string">
            <text:p>63K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table:formula="of:=[.D3]+[.E3]" office:value-type="float" office:value="16.9" calcext:value-type="float">
            <text:p>16.9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-t6 -t19</text:p>
          </table:table-cell>
          <table:table-cell office:value-type="float" office:value="999990" calcext:value-type="float">
            <text:p>999990</text:p>
          </table:table-cell>
          <table:table-cell office:value-type="string" calcext:value-type="string">
            <text:p>63K</text:p>
          </table:table-cell>
          <table:table-cell office:value-type="float" office:value="13.5" calcext:value-type="float">
            <text:p>13.5</text:p>
          </table:table-cell>
          <table:table-cell office:value-type="float" office:value="3.3" calcext:value-type="float">
            <text:p>3.3</text:p>
          </table:table-cell>
          <table:table-cell table:formula="of:=[.D4]+[.E4]" office:value-type="float" office:value="16.8" calcext:value-type="float">
            <text:p>16.8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-t6</text:p>
          </table:table-cell>
          <table:table-cell office:value-type="float" office:value="999990" calcext:value-type="float">
            <text:p>999990</text:p>
          </table:table-cell>
          <table:table-cell office:value-type="string" calcext:value-type="string">
            <text:p>63K</text:p>
          </table:table-cell>
          <table:table-cell office:value-type="float" office:value="13.6" calcext:value-type="float">
            <text:p>13.6</text:p>
          </table:table-cell>
          <table:table-cell office:value-type="float" office:value="8.6" calcext:value-type="float">
            <text:p>8.6</text:p>
          </table:table-cell>
          <table:table-cell table:formula="of:=[.D5]+[.E5]" office:value-type="float" office:value="22.2" calcext:value-type="float">
            <text:p>22.2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-t6</text:p>
          </table:table-cell>
          <table:table-cell office:value-type="float" office:value="999990" calcext:value-type="float">
            <text:p>999990</text:p>
          </table:table-cell>
          <table:table-cell office:value-type="string" calcext:value-type="string">
            <text:p>63K</text:p>
          </table:table-cell>
          <table:table-cell office:value-type="float" office:value="13.6" calcext:value-type="float">
            <text:p>13.6</text:p>
          </table:table-cell>
          <table:table-cell office:value-type="float" office:value="8.7" calcext:value-type="float">
            <text:p>8.7</text:p>
          </table:table-cell>
          <table:table-cell table:formula="of:=[.D6]+[.E6]" office:value-type="float" office:value="22.3" calcext:value-type="float">
            <text:p>22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t6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63K</text:p>
          </table:table-cell>
          <table:table-cell office:value-type="float" office:value="11.8" calcext:value-type="float">
            <text:p>11.8</text:p>
          </table:table-cell>
          <table:table-cell office:value-type="float" office:value="7.5" calcext:value-type="float">
            <text:p>7.5</text:p>
          </table:table-cell>
          <table:table-cell table:formula="of:=[.D7]+[.E7]" office:value-type="float" office:value="19.3" calcext:value-type="float">
            <text:p>19.3</text:p>
          </table:table-cell>
          <table:table-cell table:number-columns-repeated="16378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Raw data'.A76:'Raw data'.AMJ9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 style:font-pitch="variable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Tahoma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number number:decimal-places="1" number:min-decimal-places="1"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1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ncan Roe</meta:initial-creator>
    <meta:creation-date>2019-12-09T15:09:21.632267753</meta:creation-date>
    <dc:date>2023-01-07T16:09:40.455398109</dc:date>
    <dc:creator>Duncan Roe</dc:creator>
    <meta:editing-duration>P25DT12H5M44S</meta:editing-duration>
    <meta:editing-cycles>162</meta:editing-cycles>
    <meta:generator>LibreOffice/7.4.3.2$Linux_X86_64 LibreOffice_project/1048a8393ae2eeec98dff31b5c133c5f1d08b890</meta:generator>
    <meta:document-statistic meta:table-count="6" meta:cell-count="2509" meta:object-count="0"/>
  </office:meta>
</office:document-meta>
</file>